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ddddd"/>
    </style:style>
    <style:style style:name="ce1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77bc65"/>
    </style:style>
    <style:style style:name="ce6" style:family="table-cell" style:parent-style-name="Default">
      <style:table-cell-properties fo:background-color="#b7b3ca"/>
    </style:style>
    <style:style style:name="ce7" style:family="table-cell" style:parent-style-name="Default">
      <style:table-cell-properties fo:background-color="#ffd7d7"/>
    </style:style>
    <style:style style:name="ce8" style:family="table-cell" style:parent-style-name="Default">
      <style:table-cell-properties fo:background-color="#dee6ef"/>
    </style:style>
    <style:style style:name="ce9" style:family="table-cell" style:parent-style-name="Default">
      <style:table-cell-properties fo:background-color="#fff5ce"/>
    </style:style>
    <style:style style:name="ce10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1" table:number-columns-repeated="8" table:default-cell-style-name="ce2"/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number-columns-repeated="8" table:default-cell-style-name="ce8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4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n</text:p>
          </table:table-cell>
          <table:table-cell table:style-name="ce1" office:value-type="string" calcext:value-type="string" table:number-columns-spanned="7" table:number-rows-spanned="1">
            <text:p>2n2</text:p>
          </table:table-cell>
          <table:covered-table-cell table:number-columns-repeated="6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ост дел на 2</text:p>
          </table:table-cell>
          <table:table-cell office:value-type="string" calcext:value-type="string">
            <text:p>r1,2</text:p>
          </table:table-cell>
          <table:table-cell office:value-type="string" calcext:value-type="string">
            <text:p>2n2full</text:p>
          </table:table-cell>
          <table:table-cell table:style-name="Default" office:value-type="string" calcext:value-type="string">
            <text:p>r1,2 dubl</text:p>
          </table:table-cell>
          <table:table-cell table:style-name="Default" table:number-columns-repeated="7"/>
          <table:table-cell office:value-type="string" calcext:value-type="string">
            <text:p>s2</text:p>
          </table:table-cell>
          <table:table-cell office:value-type="string" calcext:value-type="string">
            <text:p>остаток s2 на 2</text:p>
          </table:table-cell>
          <table:table-cell table:style-name="Default" office:value-type="string" calcext:value-type="string">
            <text:p>r2,2</text:p>
          </table:table-cell>
          <table:table-cell office:value-type="string" calcext:value-type="string">
            <text:p>RES</text:p>
          </table:table-cell>
          <table:table-cell table:number-columns-repeated="4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C2:.J2])" office:value-type="float" office:value="1" calcext:value-type="float">
            <text:p>1</text:p>
          </table:table-cell>
          <table:table-cell table:formula="of:=MOD([.K2];2)" office:value-type="float" office:value="1" calcext:value-type="float">
            <text:p>1</text:p>
          </table:table-cell>
          <table:table-cell table:formula="of:=CONCATENATE([.N2];[.L2])" office:value-type="string" office:string-value="101" calcext:value-type="string">
            <text:p>101</text:p>
          </table:table-cell>
          <table:table-cell table:formula="of:=BASE([.B2];2)" office:value-type="string" office:string-value="10" calcext:value-type="string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([.O2:.V2])" office:value-type="float" office:value="2" calcext:value-type="float">
            <text:p>2</text:p>
          </table:table-cell>
          <table:table-cell table:formula="of:=MOD([.W2];2)" office:value-type="float" office:value="0" calcext:value-type="float">
            <text:p>0</text:p>
          </table:table-cell>
          <table:table-cell table:formula="of:=CONCATENATE([.M2];[.X2])" office:value-type="string" office:string-value="1010" calcext:value-type="string">
            <text:p>1010</text:p>
          </table:table-cell>
          <table:table-cell table:formula="of:=DECIMAL([.Y2];2)" office:value-type="float" office:value="10" calcext:value-type="float">
            <text:p>10</text:p>
          </table:table-cell>
          <table:table-cell table:number-columns-repeated="4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SUM([.C3:.J3])" office:value-type="float" office:value="1" calcext:value-type="float">
            <text:p>1</text:p>
          </table:table-cell>
          <table:table-cell table:formula="of:=MOD([.K3];2)" office:value-type="float" office:value="1" calcext:value-type="float">
            <text:p>1</text:p>
          </table:table-cell>
          <table:table-cell table:formula="of:=CONCATENATE([.N3];[.L3])" office:value-type="string" office:string-value="1001" calcext:value-type="string">
            <text:p>1001</text:p>
          </table:table-cell>
          <table:table-cell table:formula="of:=BASE([.B3];2)" office:value-type="string" office:string-value="100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O3:.V3])" office:value-type="float" office:value="2" calcext:value-type="float">
            <text:p>2</text:p>
          </table:table-cell>
          <table:table-cell table:formula="of:=MOD([.W3];2)" office:value-type="float" office:value="0" calcext:value-type="float">
            <text:p>0</text:p>
          </table:table-cell>
          <table:table-cell table:formula="of:=CONCATENATE([.M3];[.X3])" office:value-type="string" office:string-value="10010" calcext:value-type="string">
            <text:p>10010</text:p>
          </table:table-cell>
          <table:table-cell table:formula="of:=DECIMAL([.Y3];2)" office:value-type="float" office:value="18" calcext:value-type="float">
            <text:p>18</text:p>
          </table:table-cell>
          <table:table-cell table:number-columns-repeated="4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SUM([.C4:.J4])" office:value-type="float" office:value="2" calcext:value-type="float">
            <text:p>2</text:p>
          </table:table-cell>
          <table:table-cell table:formula="of:=MOD([.K4];2)" office:value-type="float" office:value="0" calcext:value-type="float">
            <text:p>0</text:p>
          </table:table-cell>
          <table:table-cell table:formula="of:=CONCATENATE([.N4];[.L4])" office:value-type="string" office:string-value="1100" calcext:value-type="string">
            <text:p>1100</text:p>
          </table:table-cell>
          <table:table-cell table:formula="of:=BASE([.B4];2)" office:value-type="string" office:string-value="110" calcext:value-type="string">
            <text:p>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SUM([.O4:.V4])" office:value-type="float" office:value="2" calcext:value-type="float">
            <text:p>2</text:p>
          </table:table-cell>
          <table:table-cell table:formula="of:=MOD([.W4];2)" office:value-type="float" office:value="0" calcext:value-type="float">
            <text:p>0</text:p>
          </table:table-cell>
          <table:table-cell table:formula="of:=CONCATENATE([.M4];[.X4])" office:value-type="string" office:string-value="11000" calcext:value-type="string">
            <text:p>11000</text:p>
          </table:table-cell>
          <table:table-cell table:formula="of:=DECIMAL([.Y4];2)" office:value-type="float" office:value="24" calcext:value-type="float">
            <text:p>24</text:p>
          </table:table-cell>
          <table:table-cell table:number-columns-repeated="4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formula="of:=SUM([.C5:.J5])" office:value-type="float" office:value="1" calcext:value-type="float">
            <text:p>1</text:p>
          </table:table-cell>
          <table:table-cell table:formula="of:=MOD([.K5];2)" office:value-type="float" office:value="1" calcext:value-type="float">
            <text:p>1</text:p>
          </table:table-cell>
          <table:table-cell table:formula="of:=CONCATENATE([.N5];[.L5])" office:value-type="string" office:string-value="10001" calcext:value-type="string">
            <text:p>10001</text:p>
          </table:table-cell>
          <table:table-cell table:formula="of:=BASE([.B5];2)" office:value-type="string" office:string-value="1000" calcext:value-type="string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O5:.V5])" office:value-type="float" office:value="2" calcext:value-type="float">
            <text:p>2</text:p>
          </table:table-cell>
          <table:table-cell table:formula="of:=MOD([.W5];2)" office:value-type="float" office:value="0" calcext:value-type="float">
            <text:p>0</text:p>
          </table:table-cell>
          <table:table-cell table:formula="of:=CONCATENATE([.M5];[.X5])" office:value-type="string" office:string-value="100010" calcext:value-type="string">
            <text:p>100010</text:p>
          </table:table-cell>
          <table:table-cell table:formula="of:=DECIMAL([.Y5];2)" office:value-type="float" office:value="34" calcext:value-type="float">
            <text:p>34</text:p>
          </table:table-cell>
          <table:table-cell table:number-columns-repeated="4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*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SUM([.C6:.J6])" office:value-type="float" office:value="2" calcext:value-type="float">
            <text:p>2</text:p>
          </table:table-cell>
          <table:table-cell table:formula="of:=MOD([.K6];2)" office:value-type="float" office:value="0" calcext:value-type="float">
            <text:p>0</text:p>
          </table:table-cell>
          <table:table-cell table:formula="of:=CONCATENATE([.N6];[.L6])" office:value-type="string" office:string-value="10100" calcext:value-type="string">
            <text:p>10100</text:p>
          </table:table-cell>
          <table:table-cell table:formula="of:=BASE([.B6];2)" office:value-type="string" office:string-value="1010" calcext:value-type="string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SUM([.O6:.V6])" office:value-type="float" office:value="2" calcext:value-type="float">
            <text:p>2</text:p>
          </table:table-cell>
          <table:table-cell table:formula="of:=MOD([.W6];2)" office:value-type="float" office:value="0" calcext:value-type="float">
            <text:p>0</text:p>
          </table:table-cell>
          <table:table-cell table:formula="of:=CONCATENATE([.M6];[.X6])" office:value-type="string" office:string-value="101000" calcext:value-type="string">
            <text:p>101000</text:p>
          </table:table-cell>
          <table:table-cell table:formula="of:=DECIMAL([.Y6];2)" office:value-type="float" office:value="40" calcext:value-type="float">
            <text:p>40</text:p>
          </table:table-cell>
          <table:table-cell table:number-columns-repeated="4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2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SUM([.C7:.J7])" office:value-type="float" office:value="2" calcext:value-type="float">
            <text:p>2</text:p>
          </table:table-cell>
          <table:table-cell table:formula="of:=MOD([.K7];2)" office:value-type="float" office:value="0" calcext:value-type="float">
            <text:p>0</text:p>
          </table:table-cell>
          <table:table-cell table:formula="of:=CONCATENATE([.N7];[.L7])" office:value-type="string" office:string-value="11000" calcext:value-type="string">
            <text:p>11000</text:p>
          </table:table-cell>
          <table:table-cell table:formula="of:=BASE([.B7];2)" office:value-type="string" office:string-value="1100" calcext:value-type="string">
            <text:p>1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SUM([.O7:.V7])" office:value-type="float" office:value="2" calcext:value-type="float">
            <text:p>2</text:p>
          </table:table-cell>
          <table:table-cell table:formula="of:=MOD([.W7];2)" office:value-type="float" office:value="0" calcext:value-type="float">
            <text:p>0</text:p>
          </table:table-cell>
          <table:table-cell table:formula="of:=CONCATENATE([.M7];[.X7])" office:value-type="string" office:string-value="110000" calcext:value-type="string">
            <text:p>110000</text:p>
          </table:table-cell>
          <table:table-cell table:formula="of:=DECIMAL([.Y7];2)" office:value-type="float" office:value="48" calcext:value-type="float">
            <text:p>48</text:p>
          </table:table-cell>
          <table:table-cell table:number-columns-repeated="4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*2"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SUM([.C8:.J8])" office:value-type="float" office:value="3" calcext:value-type="float">
            <text:p>3</text:p>
          </table:table-cell>
          <table:table-cell table:formula="of:=MOD([.K8];2)" office:value-type="float" office:value="1" calcext:value-type="float">
            <text:p>1</text:p>
          </table:table-cell>
          <table:table-cell table:formula="of:=CONCATENATE([.N8];[.L8])" office:value-type="string" office:string-value="11101" calcext:value-type="string">
            <text:p>11101</text:p>
          </table:table-cell>
          <table:table-cell table:formula="of:=BASE([.B8];2)" office:value-type="string" office:string-value="1110" calcext:value-type="string">
            <text:p>11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O8:.V8])" office:value-type="float" office:value="4" calcext:value-type="float">
            <text:p>4</text:p>
          </table:table-cell>
          <table:table-cell table:formula="of:=MOD([.W8];2)" office:value-type="float" office:value="0" calcext:value-type="float">
            <text:p>0</text:p>
          </table:table-cell>
          <table:table-cell table:formula="of:=CONCATENATE([.M8];[.X8])" office:value-type="string" office:string-value="111010" calcext:value-type="string">
            <text:p>111010</text:p>
          </table:table-cell>
          <table:table-cell table:formula="of:=DECIMAL([.Y8];2)" office:value-type="float" office:value="58" calcext:value-type="float">
            <text:p>58</text:p>
          </table:table-cell>
          <table:table-cell table:number-columns-repeated="4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*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SUM([.C9:.J9])" office:value-type="float" office:value="1" calcext:value-type="float">
            <text:p>1</text:p>
          </table:table-cell>
          <table:table-cell table:formula="of:=MOD([.K9];2)" office:value-type="float" office:value="1" calcext:value-type="float">
            <text:p>1</text:p>
          </table:table-cell>
          <table:table-cell table:formula="of:=CONCATENATE([.N9];[.L9])" office:value-type="string" office:string-value="100001" calcext:value-type="string">
            <text:p>100001</text:p>
          </table:table-cell>
          <table:table-cell table:formula="of:=BASE([.B9];2)" office:value-type="string" office:string-value="10000" calcext:value-type="string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9:.V9])" office:value-type="float" office:value="2" calcext:value-type="float">
            <text:p>2</text:p>
          </table:table-cell>
          <table:table-cell table:formula="of:=MOD([.W9];2)" office:value-type="float" office:value="0" calcext:value-type="float">
            <text:p>0</text:p>
          </table:table-cell>
          <table:table-cell table:formula="of:=CONCATENATE([.M9];[.X9])" office:value-type="string" office:string-value="1000010" calcext:value-type="string">
            <text:p>1000010</text:p>
          </table:table-cell>
          <table:table-cell table:formula="of:=DECIMAL([.Y9];2)" office:value-type="float" office:value="66" calcext:value-type="float">
            <text:p>66</text:p>
          </table:table-cell>
          <table:table-cell table:number-columns-repeated="4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*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SUM([.C10:.J10])" office:value-type="float" office:value="2" calcext:value-type="float">
            <text:p>2</text:p>
          </table:table-cell>
          <table:table-cell table:formula="of:=MOD([.K10];2)" office:value-type="float" office:value="0" calcext:value-type="float">
            <text:p>0</text:p>
          </table:table-cell>
          <table:table-cell table:formula="of:=CONCATENATE([.N10];[.L10])" office:value-type="string" office:string-value="100100" calcext:value-type="string">
            <text:p>100100</text:p>
          </table:table-cell>
          <table:table-cell table:formula="of:=BASE([.B10];2)" office:value-type="string" office:string-value="10010" calcext:value-type="string">
            <text:p>10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O10:.V10])" office:value-type="float" office:value="2" calcext:value-type="float">
            <text:p>2</text:p>
          </table:table-cell>
          <table:table-cell table:formula="of:=MOD([.W10];2)" office:value-type="float" office:value="0" calcext:value-type="float">
            <text:p>0</text:p>
          </table:table-cell>
          <table:table-cell table:formula="of:=CONCATENATE([.M10];[.X10])" office:value-type="string" office:string-value="1001000" calcext:value-type="string">
            <text:p>1001000</text:p>
          </table:table-cell>
          <table:table-cell table:formula="of:=DECIMAL([.Y10];2)" office:value-type="float" office:value="72" calcext:value-type="float">
            <text:p>72</text:p>
          </table:table-cell>
          <table:table-cell table:number-columns-repeated="4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*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SUM([.C11:.J11])" office:value-type="float" office:value="2" calcext:value-type="float">
            <text:p>2</text:p>
          </table:table-cell>
          <table:table-cell table:formula="of:=MOD([.K11];2)" office:value-type="float" office:value="0" calcext:value-type="float">
            <text:p>0</text:p>
          </table:table-cell>
          <table:table-cell table:formula="of:=CONCATENATE([.N11];[.L11])" office:value-type="string" office:string-value="101000" calcext:value-type="string">
            <text:p>101000</text:p>
          </table:table-cell>
          <table:table-cell table:formula="of:=BASE([.B11];2)" office:value-type="string" office:string-value="10100" calcext:value-type="string">
            <text:p>10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[.O11:.V11])" office:value-type="float" office:value="2" calcext:value-type="float">
            <text:p>2</text:p>
          </table:table-cell>
          <table:table-cell table:formula="of:=MOD([.W11];2)" office:value-type="float" office:value="0" calcext:value-type="float">
            <text:p>0</text:p>
          </table:table-cell>
          <table:table-cell table:formula="of:=CONCATENATE([.M11];[.X11])" office:value-type="string" office:string-value="1010000" calcext:value-type="string">
            <text:p>1010000</text:p>
          </table:table-cell>
          <table:table-cell table:formula="of:=DECIMAL([.Y11];2)" office:value-type="float" office:value="80" calcext:value-type="float">
            <text:p>80</text:p>
          </table:table-cell>
          <table:table-cell table:number-columns-repeated="4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2]*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SUM([.C12:.J12])" office:value-type="float" office:value="3" calcext:value-type="float">
            <text:p>3</text:p>
          </table:table-cell>
          <table:table-cell table:formula="of:=MOD([.K12];2)" office:value-type="float" office:value="1" calcext:value-type="float">
            <text:p>1</text:p>
          </table:table-cell>
          <table:table-cell table:formula="of:=CONCATENATE([.N12];[.L12])" office:value-type="string" office:string-value="101101" calcext:value-type="string">
            <text:p>101101</text:p>
          </table:table-cell>
          <table:table-cell table:formula="of:=BASE([.B12];2)" office:value-type="string" office:string-value="10110" calcext:value-type="string">
            <text:p>10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12:.V12])" office:value-type="float" office:value="4" calcext:value-type="float">
            <text:p>4</text:p>
          </table:table-cell>
          <table:table-cell table:formula="of:=MOD([.W12];2)" office:value-type="float" office:value="0" calcext:value-type="float">
            <text:p>0</text:p>
          </table:table-cell>
          <table:table-cell table:formula="of:=CONCATENATE([.M12];[.X12])" office:value-type="string" office:string-value="1011010" calcext:value-type="string">
            <text:p>1011010</text:p>
          </table:table-cell>
          <table:table-cell table:formula="of:=DECIMAL([.Y12];2)" office:value-type="float" office:value="90" calcext:value-type="float">
            <text:p>90</text:p>
          </table:table-cell>
          <table:table-cell table:number-columns-repeated="4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3]*2"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SUM([.C13:.J13])" office:value-type="float" office:value="2" calcext:value-type="float">
            <text:p>2</text:p>
          </table:table-cell>
          <table:table-cell table:formula="of:=MOD([.K13];2)" office:value-type="float" office:value="0" calcext:value-type="float">
            <text:p>0</text:p>
          </table:table-cell>
          <table:table-cell table:formula="of:=CONCATENATE([.N13];[.L13])" office:value-type="string" office:string-value="110000" calcext:value-type="string">
            <text:p>110000</text:p>
          </table:table-cell>
          <table:table-cell table:formula="of:=BASE([.B13];2)" office:value-type="string" office:string-value="11000" calcext:value-type="string">
            <text:p>1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SUM([.O13:.V13])" office:value-type="float" office:value="2" calcext:value-type="float">
            <text:p>2</text:p>
          </table:table-cell>
          <table:table-cell table:formula="of:=MOD([.W13];2)" office:value-type="float" office:value="0" calcext:value-type="float">
            <text:p>0</text:p>
          </table:table-cell>
          <table:table-cell table:formula="of:=CONCATENATE([.M13];[.X13])" office:value-type="string" office:string-value="1100000" calcext:value-type="string">
            <text:p>1100000</text:p>
          </table:table-cell>
          <table:table-cell table:formula="of:=DECIMAL([.Y13];2)" office:value-type="float" office:value="96" calcext:value-type="float">
            <text:p>96</text:p>
          </table:table-cell>
          <table:table-cell table:number-columns-repeated="4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4]*2"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SUM([.C14:.J14])" office:value-type="float" office:value="3" calcext:value-type="float">
            <text:p>3</text:p>
          </table:table-cell>
          <table:table-cell table:formula="of:=MOD([.K14];2)" office:value-type="float" office:value="1" calcext:value-type="float">
            <text:p>1</text:p>
          </table:table-cell>
          <table:table-cell table:formula="of:=CONCATENATE([.N14];[.L14])" office:value-type="string" office:string-value="110101" calcext:value-type="string">
            <text:p>110101</text:p>
          </table:table-cell>
          <table:table-cell table:formula="of:=BASE([.B14];2)" office:value-type="string" office:string-value="11010" calcext:value-type="string">
            <text:p>11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14:.V14])" office:value-type="float" office:value="4" calcext:value-type="float">
            <text:p>4</text:p>
          </table:table-cell>
          <table:table-cell table:formula="of:=MOD([.W14];2)" office:value-type="float" office:value="0" calcext:value-type="float">
            <text:p>0</text:p>
          </table:table-cell>
          <table:table-cell table:formula="of:=CONCATENATE([.M14];[.X14])" office:value-type="string" office:string-value="1101010" calcext:value-type="string">
            <text:p>1101010</text:p>
          </table:table-cell>
          <table:table-cell table:formula="of:=DECIMAL([.Y14];2)" office:value-type="float" office:value="106" calcext:value-type="float">
            <text:p>106</text:p>
          </table:table-cell>
          <table:table-cell table:number-columns-repeated="4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5]*2"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SUM([.C15:.J15])" office:value-type="float" office:value="3" calcext:value-type="float">
            <text:p>3</text:p>
          </table:table-cell>
          <table:table-cell table:formula="of:=MOD([.K15];2)" office:value-type="float" office:value="1" calcext:value-type="float">
            <text:p>1</text:p>
          </table:table-cell>
          <table:table-cell table:formula="of:=CONCATENATE([.N15];[.L15])" office:value-type="string" office:string-value="111001" calcext:value-type="string">
            <text:p>111001</text:p>
          </table:table-cell>
          <table:table-cell table:formula="of:=BASE([.B15];2)" office:value-type="string" office:string-value="11100" calcext:value-type="string">
            <text:p>111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15:.V15])" office:value-type="float" office:value="4" calcext:value-type="float">
            <text:p>4</text:p>
          </table:table-cell>
          <table:table-cell table:formula="of:=MOD([.W15];2)" office:value-type="float" office:value="0" calcext:value-type="float">
            <text:p>0</text:p>
          </table:table-cell>
          <table:table-cell table:formula="of:=CONCATENATE([.M15];[.X15])" office:value-type="string" office:string-value="1110010" calcext:value-type="string">
            <text:p>1110010</text:p>
          </table:table-cell>
          <table:table-cell table:formula="of:=DECIMAL([.Y15];2)" office:value-type="float" office:value="114" calcext:value-type="float">
            <text:p>114</text:p>
          </table:table-cell>
          <table:table-cell table:number-columns-repeated="4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6]*2"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SUM([.C16:.J16])" office:value-type="float" office:value="4" calcext:value-type="float">
            <text:p>4</text:p>
          </table:table-cell>
          <table:table-cell table:formula="of:=MOD([.K16];2)" office:value-type="float" office:value="0" calcext:value-type="float">
            <text:p>0</text:p>
          </table:table-cell>
          <table:table-cell table:formula="of:=CONCATENATE([.N16];[.L16])" office:value-type="string" office:string-value="111100" calcext:value-type="string">
            <text:p>111100</text:p>
          </table:table-cell>
          <table:table-cell table:formula="of:=BASE([.B16];2)" office:value-type="string" office:string-value="11110" calcext:value-type="string">
            <text:p>111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O16:.V16])" office:value-type="float" office:value="4" calcext:value-type="float">
            <text:p>4</text:p>
          </table:table-cell>
          <table:table-cell table:formula="of:=MOD([.W16];2)" office:value-type="float" office:value="0" calcext:value-type="float">
            <text:p>0</text:p>
          </table:table-cell>
          <table:table-cell table:formula="of:=CONCATENATE([.M16];[.X16])" office:value-type="string" office:string-value="1111000" calcext:value-type="string">
            <text:p>1111000</text:p>
          </table:table-cell>
          <table:table-cell table:formula="of:=DECIMAL([.Y16];2)" office:value-type="float" office:value="120" calcext:value-type="float">
            <text:p>120</text:p>
          </table:table-cell>
          <table:table-cell table:number-columns-repeated="4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7]*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SUM([.C17:.J17])" office:value-type="float" office:value="1" calcext:value-type="float">
            <text:p>1</text:p>
          </table:table-cell>
          <table:table-cell table:formula="of:=MOD([.K17];2)" office:value-type="float" office:value="1" calcext:value-type="float">
            <text:p>1</text:p>
          </table:table-cell>
          <table:table-cell table:formula="of:=CONCATENATE([.N17];[.L17])" office:value-type="string" office:string-value="1000001" calcext:value-type="string">
            <text:p>1000001</text:p>
          </table:table-cell>
          <table:table-cell table:formula="of:=BASE([.B17];2)" office:value-type="string" office:string-value="100000" calcext:value-type="string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O17:.V17])" office:value-type="float" office:value="2" calcext:value-type="float">
            <text:p>2</text:p>
          </table:table-cell>
          <table:table-cell table:formula="of:=MOD([.W17];2)" office:value-type="float" office:value="0" calcext:value-type="float">
            <text:p>0</text:p>
          </table:table-cell>
          <table:table-cell table:formula="of:=CONCATENATE([.M17];[.X17])" office:value-type="string" office:string-value="10000010" calcext:value-type="string">
            <text:p>10000010</text:p>
          </table:table-cell>
          <table:table-cell table:formula="of:=DECIMAL([.Y17];2)" office:value-type="float" office:value="130" calcext:value-type="float">
            <text:p>130</text:p>
          </table:table-cell>
          <table:table-cell table:number-columns-repeated="4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8]*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C18:.J18])" office:value-type="float" office:value="2" calcext:value-type="float">
            <text:p>2</text:p>
          </table:table-cell>
          <table:table-cell table:formula="of:=MOD([.K18];2)" office:value-type="float" office:value="0" calcext:value-type="float">
            <text:p>0</text:p>
          </table:table-cell>
          <table:table-cell table:formula="of:=CONCATENATE([.N18];[.L18])" office:value-type="string" office:string-value="1000100" calcext:value-type="string">
            <text:p>1000100</text:p>
          </table:table-cell>
          <table:table-cell table:formula="of:=BASE([.B18];2)" office:value-type="string" office:string-value="100010" calcext:value-type="string">
            <text:p>1000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O18:.V18])" office:value-type="float" office:value="2" calcext:value-type="float">
            <text:p>2</text:p>
          </table:table-cell>
          <table:table-cell table:formula="of:=MOD([.W18];2)" office:value-type="float" office:value="0" calcext:value-type="float">
            <text:p>0</text:p>
          </table:table-cell>
          <table:table-cell table:formula="of:=CONCATENATE([.M18];[.X18])" office:value-type="string" office:string-value="10001000" calcext:value-type="string">
            <text:p>10001000</text:p>
          </table:table-cell>
          <table:table-cell table:formula="of:=DECIMAL([.Y18];2)" office:value-type="float" office:value="136" calcext:value-type="float">
            <text:p>136</text:p>
          </table:table-cell>
          <table:table-cell table:number-columns-repeated="4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9]*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C19:.J19])" office:value-type="float" office:value="2" calcext:value-type="float">
            <text:p>2</text:p>
          </table:table-cell>
          <table:table-cell table:formula="of:=MOD([.K19];2)" office:value-type="float" office:value="0" calcext:value-type="float">
            <text:p>0</text:p>
          </table:table-cell>
          <table:table-cell table:formula="of:=CONCATENATE([.N19];[.L19])" office:value-type="string" office:string-value="1001000" calcext:value-type="string">
            <text:p>1001000</text:p>
          </table:table-cell>
          <table:table-cell table:formula="of:=BASE([.B19];2)" office:value-type="string" office:string-value="100100" calcext:value-type="string">
            <text:p>100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O19:.V19])" office:value-type="float" office:value="2" calcext:value-type="float">
            <text:p>2</text:p>
          </table:table-cell>
          <table:table-cell table:formula="of:=MOD([.W19];2)" office:value-type="float" office:value="0" calcext:value-type="float">
            <text:p>0</text:p>
          </table:table-cell>
          <table:table-cell table:formula="of:=CONCATENATE([.M19];[.X19])" office:value-type="string" office:string-value="10010000" calcext:value-type="string">
            <text:p>10010000</text:p>
          </table:table-cell>
          <table:table-cell table:formula="of:=DECIMAL([.Y19];2)" office:value-type="float" office:value="144" calcext:value-type="float">
            <text:p>144</text:p>
          </table:table-cell>
          <table:table-cell table:number-columns-repeated="4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0]*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C20:.J20])" office:value-type="float" office:value="3" calcext:value-type="float">
            <text:p>3</text:p>
          </table:table-cell>
          <table:table-cell table:formula="of:=MOD([.K20];2)" office:value-type="float" office:value="1" calcext:value-type="float">
            <text:p>1</text:p>
          </table:table-cell>
          <table:table-cell table:formula="of:=CONCATENATE([.N20];[.L20])" office:value-type="string" office:string-value="1001101" calcext:value-type="string">
            <text:p>1001101</text:p>
          </table:table-cell>
          <table:table-cell table:formula="of:=BASE([.B20];2)" office:value-type="string" office:string-value="100110" calcext:value-type="string">
            <text:p>1001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O20:.V20])" office:value-type="float" office:value="4" calcext:value-type="float">
            <text:p>4</text:p>
          </table:table-cell>
          <table:table-cell table:formula="of:=MOD([.W20];2)" office:value-type="float" office:value="0" calcext:value-type="float">
            <text:p>0</text:p>
          </table:table-cell>
          <table:table-cell table:formula="of:=CONCATENATE([.M20];[.X20])" office:value-type="string" office:string-value="10011010" calcext:value-type="string">
            <text:p>10011010</text:p>
          </table:table-cell>
          <table:table-cell table:formula="of:=DECIMAL([.Y20];2)" office:value-type="float" office:value="154" calcext:value-type="float">
            <text:p>154</text:p>
          </table:table-cell>
          <table:table-cell table:number-columns-repeated="4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1]*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[.C21:.J21])" office:value-type="float" office:value="2" calcext:value-type="float">
            <text:p>2</text:p>
          </table:table-cell>
          <table:table-cell table:formula="of:=MOD([.K21];2)" office:value-type="float" office:value="0" calcext:value-type="float">
            <text:p>0</text:p>
          </table:table-cell>
          <table:table-cell table:formula="of:=CONCATENATE([.N21];[.L21])" office:value-type="string" office:string-value="1010000" calcext:value-type="string">
            <text:p>1010000</text:p>
          </table:table-cell>
          <table:table-cell table:formula="of:=BASE([.B21];2)" office:value-type="string" office:string-value="101000" calcext:value-type="string">
            <text:p>10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O21:.V21])" office:value-type="float" office:value="2" calcext:value-type="float">
            <text:p>2</text:p>
          </table:table-cell>
          <table:table-cell table:formula="of:=MOD([.W21];2)" office:value-type="float" office:value="0" calcext:value-type="float">
            <text:p>0</text:p>
          </table:table-cell>
          <table:table-cell table:formula="of:=CONCATENATE([.M21];[.X21])" office:value-type="string" office:string-value="10100000" calcext:value-type="string">
            <text:p>10100000</text:p>
          </table:table-cell>
          <table:table-cell table:formula="of:=DECIMAL([.Y21];2)" office:value-type="float" office:value="160" calcext:value-type="float">
            <text:p>160</text:p>
          </table:table-cell>
          <table:table-cell table:number-columns-repeated="4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2]*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C22:.J22])" office:value-type="float" office:value="3" calcext:value-type="float">
            <text:p>3</text:p>
          </table:table-cell>
          <table:table-cell table:formula="of:=MOD([.K22];2)" office:value-type="float" office:value="1" calcext:value-type="float">
            <text:p>1</text:p>
          </table:table-cell>
          <table:table-cell table:formula="of:=CONCATENATE([.N22];[.L22])" office:value-type="string" office:string-value="1010101" calcext:value-type="string">
            <text:p>1010101</text:p>
          </table:table-cell>
          <table:table-cell table:formula="of:=BASE([.B22];2)" office:value-type="string" office:string-value="101010" calcext:value-type="string">
            <text:p>101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O22:.V22])" office:value-type="float" office:value="4" calcext:value-type="float">
            <text:p>4</text:p>
          </table:table-cell>
          <table:table-cell table:formula="of:=MOD([.W22];2)" office:value-type="float" office:value="0" calcext:value-type="float">
            <text:p>0</text:p>
          </table:table-cell>
          <table:table-cell table:formula="of:=CONCATENATE([.M22];[.X22])" office:value-type="string" office:string-value="10101010" calcext:value-type="string">
            <text:p>10101010</text:p>
          </table:table-cell>
          <table:table-cell table:formula="of:=DECIMAL([.Y22];2)" office:value-type="float" office:value="170" calcext:value-type="float">
            <text:p>170</text:p>
          </table:table-cell>
          <table:table-cell table:number-columns-repeated="4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3]*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C23:.J23])" office:value-type="float" office:value="3" calcext:value-type="float">
            <text:p>3</text:p>
          </table:table-cell>
          <table:table-cell table:formula="of:=MOD([.K23];2)" office:value-type="float" office:value="1" calcext:value-type="float">
            <text:p>1</text:p>
          </table:table-cell>
          <table:table-cell table:formula="of:=CONCATENATE([.N23];[.L23])" office:value-type="string" office:string-value="1011001" calcext:value-type="string">
            <text:p>1011001</text:p>
          </table:table-cell>
          <table:table-cell table:formula="of:=BASE([.B23];2)" office:value-type="string" office:string-value="101100" calcext:value-type="string">
            <text:p>101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O23:.V23])" office:value-type="float" office:value="4" calcext:value-type="float">
            <text:p>4</text:p>
          </table:table-cell>
          <table:table-cell table:formula="of:=MOD([.W23];2)" office:value-type="float" office:value="0" calcext:value-type="float">
            <text:p>0</text:p>
          </table:table-cell>
          <table:table-cell table:formula="of:=CONCATENATE([.M23];[.X23])" office:value-type="string" office:string-value="10110010" calcext:value-type="string">
            <text:p>10110010</text:p>
          </table:table-cell>
          <table:table-cell table:formula="of:=DECIMAL([.Y23];2)" office:value-type="float" office:value="178" calcext:value-type="float">
            <text:p>178</text:p>
          </table:table-cell>
          <table:table-cell table:number-columns-repeated="4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4]*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C24:.J24])" office:value-type="float" office:value="4" calcext:value-type="float">
            <text:p>4</text:p>
          </table:table-cell>
          <table:table-cell table:formula="of:=MOD([.K24];2)" office:value-type="float" office:value="0" calcext:value-type="float">
            <text:p>0</text:p>
          </table:table-cell>
          <table:table-cell table:formula="of:=CONCATENATE([.N24];[.L24])" office:value-type="string" office:string-value="1011100" calcext:value-type="string">
            <text:p>1011100</text:p>
          </table:table-cell>
          <table:table-cell table:formula="of:=BASE([.B24];2)" office:value-type="string" office:string-value="101110" calcext:value-type="string">
            <text:p>101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O24:.V24])" office:value-type="float" office:value="4" calcext:value-type="float">
            <text:p>4</text:p>
          </table:table-cell>
          <table:table-cell table:formula="of:=MOD([.W24];2)" office:value-type="float" office:value="0" calcext:value-type="float">
            <text:p>0</text:p>
          </table:table-cell>
          <table:table-cell table:formula="of:=CONCATENATE([.M24];[.X24])" office:value-type="string" office:string-value="10111000" calcext:value-type="string">
            <text:p>10111000</text:p>
          </table:table-cell>
          <table:table-cell table:formula="of:=DECIMAL([.Y24];2)" office:value-type="float" office:value="184" calcext:value-type="float">
            <text:p>184</text:p>
          </table:table-cell>
          <table:table-cell table:number-columns-repeated="4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5]*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SUM([.C25:.J25])" office:value-type="float" office:value="2" calcext:value-type="float">
            <text:p>2</text:p>
          </table:table-cell>
          <table:table-cell table:formula="of:=MOD([.K25];2)" office:value-type="float" office:value="0" calcext:value-type="float">
            <text:p>0</text:p>
          </table:table-cell>
          <table:table-cell table:formula="of:=CONCATENATE([.N25];[.L25])" office:value-type="string" office:string-value="1100000" calcext:value-type="string">
            <text:p>1100000</text:p>
          </table:table-cell>
          <table:table-cell table:formula="of:=BASE([.B25];2)" office:value-type="string" office:string-value="110000" calcext:value-type="string">
            <text:p>11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O25:.V25])" office:value-type="float" office:value="2" calcext:value-type="float">
            <text:p>2</text:p>
          </table:table-cell>
          <table:table-cell table:formula="of:=MOD([.W25];2)" office:value-type="float" office:value="0" calcext:value-type="float">
            <text:p>0</text:p>
          </table:table-cell>
          <table:table-cell table:formula="of:=CONCATENATE([.M25];[.X25])" office:value-type="string" office:string-value="11000000" calcext:value-type="string">
            <text:p>11000000</text:p>
          </table:table-cell>
          <table:table-cell table:formula="of:=DECIMAL([.Y25];2)" office:value-type="float" office:value="192" calcext:value-type="float">
            <text:p>192</text:p>
          </table:table-cell>
          <table:table-cell table:number-columns-repeated="4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]*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C26:.J26])" office:value-type="float" office:value="3" calcext:value-type="float">
            <text:p>3</text:p>
          </table:table-cell>
          <table:table-cell table:formula="of:=MOD([.K26];2)" office:value-type="float" office:value="1" calcext:value-type="float">
            <text:p>1</text:p>
          </table:table-cell>
          <table:table-cell table:formula="of:=CONCATENATE([.N26];[.L26])" office:value-type="string" office:string-value="1100101" calcext:value-type="string">
            <text:p>1100101</text:p>
          </table:table-cell>
          <table:table-cell table:formula="of:=BASE([.B26];2)" office:value-type="string" office:string-value="110010" calcext:value-type="string">
            <text:p>110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O26:.V26])" office:value-type="float" office:value="4" calcext:value-type="float">
            <text:p>4</text:p>
          </table:table-cell>
          <table:table-cell table:formula="of:=MOD([.W26];2)" office:value-type="float" office:value="0" calcext:value-type="float">
            <text:p>0</text:p>
          </table:table-cell>
          <table:table-cell table:formula="of:=CONCATENATE([.M26];[.X26])" office:value-type="string" office:string-value="11001010" calcext:value-type="string">
            <text:p>11001010</text:p>
          </table:table-cell>
          <table:table-cell table:formula="of:=DECIMAL([.Y26];2)" office:value-type="float" office:value="202" calcext:value-type="float">
            <text:p>202</text:p>
          </table:table-cell>
          <table:table-cell table:number-columns-repeated="4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]*2"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C27:.J27])" office:value-type="float" office:value="3" calcext:value-type="float">
            <text:p>3</text:p>
          </table:table-cell>
          <table:table-cell table:formula="of:=MOD([.K27];2)" office:value-type="float" office:value="1" calcext:value-type="float">
            <text:p>1</text:p>
          </table:table-cell>
          <table:table-cell table:formula="of:=CONCATENATE([.N27];[.L27])" office:value-type="string" office:string-value="1101001" calcext:value-type="string">
            <text:p>1101001</text:p>
          </table:table-cell>
          <table:table-cell table:formula="of:=BASE([.B27];2)" office:value-type="string" office:string-value="110100" calcext:value-type="string">
            <text:p>110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O27:.V27])" office:value-type="float" office:value="4" calcext:value-type="float">
            <text:p>4</text:p>
          </table:table-cell>
          <table:table-cell table:formula="of:=MOD([.W27];2)" office:value-type="float" office:value="0" calcext:value-type="float">
            <text:p>0</text:p>
          </table:table-cell>
          <table:table-cell table:formula="of:=CONCATENATE([.M27];[.X27])" office:value-type="string" office:string-value="11010010" calcext:value-type="string">
            <text:p>11010010</text:p>
          </table:table-cell>
          <table:table-cell table:formula="of:=DECIMAL([.Y27];2)" office:value-type="float" office:value="210" calcext:value-type="float">
            <text:p>210</text:p>
          </table:table-cell>
          <table:table-cell table:number-columns-repeated="4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]*2"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C28:.J28])" office:value-type="float" office:value="4" calcext:value-type="float">
            <text:p>4</text:p>
          </table:table-cell>
          <table:table-cell table:formula="of:=MOD([.K28];2)" office:value-type="float" office:value="0" calcext:value-type="float">
            <text:p>0</text:p>
          </table:table-cell>
          <table:table-cell table:formula="of:=CONCATENATE([.N28];[.L28])" office:value-type="string" office:string-value="1101100" calcext:value-type="string">
            <text:p>1101100</text:p>
          </table:table-cell>
          <table:table-cell table:formula="of:=BASE([.B28];2)" office:value-type="string" office:string-value="110110" calcext:value-type="string">
            <text:p>110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O28:.V28])" office:value-type="float" office:value="4" calcext:value-type="float">
            <text:p>4</text:p>
          </table:table-cell>
          <table:table-cell table:formula="of:=MOD([.W28];2)" office:value-type="float" office:value="0" calcext:value-type="float">
            <text:p>0</text:p>
          </table:table-cell>
          <table:table-cell table:formula="of:=CONCATENATE([.M28];[.X28])" office:value-type="string" office:string-value="11011000" calcext:value-type="string">
            <text:p>11011000</text:p>
          </table:table-cell>
          <table:table-cell table:formula="of:=DECIMAL([.Y28];2)" office:value-type="float" office:value="216" calcext:value-type="float">
            <text:p>216</text:p>
          </table:table-cell>
          <table:table-cell table:number-columns-repeated="4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]*2"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[.C29:.J29])" office:value-type="float" office:value="3" calcext:value-type="float">
            <text:p>3</text:p>
          </table:table-cell>
          <table:table-cell table:formula="of:=MOD([.K29];2)" office:value-type="float" office:value="1" calcext:value-type="float">
            <text:p>1</text:p>
          </table:table-cell>
          <table:table-cell table:formula="of:=CONCATENATE([.N29];[.L29])" office:value-type="string" office:string-value="1110001" calcext:value-type="string">
            <text:p>1110001</text:p>
          </table:table-cell>
          <table:table-cell table:formula="of:=BASE([.B29];2)" office:value-type="string" office:string-value="111000" calcext:value-type="string">
            <text:p>1110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O29:.V29])" office:value-type="float" office:value="4" calcext:value-type="float">
            <text:p>4</text:p>
          </table:table-cell>
          <table:table-cell table:formula="of:=MOD([.W29];2)" office:value-type="float" office:value="0" calcext:value-type="float">
            <text:p>0</text:p>
          </table:table-cell>
          <table:table-cell table:formula="of:=CONCATENATE([.M29];[.X29])" office:value-type="string" office:string-value="11100010" calcext:value-type="string">
            <text:p>11100010</text:p>
          </table:table-cell>
          <table:table-cell table:formula="of:=DECIMAL([.Y29];2)" office:value-type="float" office:value="226" calcext:value-type="float">
            <text:p>226</text:p>
          </table:table-cell>
          <table:table-cell table:number-columns-repeated="4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0]*2" office:value-type="float" office:value="58" calcext:value-type="float">
            <text:p>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C30:.J30])" office:value-type="float" office:value="4" calcext:value-type="float">
            <text:p>4</text:p>
          </table:table-cell>
          <table:table-cell table:formula="of:=MOD([.K30];2)" office:value-type="float" office:value="0" calcext:value-type="float">
            <text:p>0</text:p>
          </table:table-cell>
          <table:table-cell table:formula="of:=CONCATENATE([.N30];[.L30])" office:value-type="string" office:string-value="1110100" calcext:value-type="string">
            <text:p>1110100</text:p>
          </table:table-cell>
          <table:table-cell table:formula="of:=BASE([.B30];2)" office:value-type="string" office:string-value="111010" calcext:value-type="string">
            <text:p>1110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O30:.V30])" office:value-type="float" office:value="4" calcext:value-type="float">
            <text:p>4</text:p>
          </table:table-cell>
          <table:table-cell table:formula="of:=MOD([.W30];2)" office:value-type="float" office:value="0" calcext:value-type="float">
            <text:p>0</text:p>
          </table:table-cell>
          <table:table-cell table:formula="of:=CONCATENATE([.M30];[.X30])" office:value-type="string" office:string-value="11101000" calcext:value-type="string">
            <text:p>11101000</text:p>
          </table:table-cell>
          <table:table-cell table:formula="of:=DECIMAL([.Y30];2)" office:value-type="float" office:value="232" calcext:value-type="float">
            <text:p>232</text:p>
          </table:table-cell>
          <table:table-cell table:number-columns-repeated="4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1]*2" office:value-type="float" office:value="60" calcext:value-type="float">
            <text:p>6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C31:.J31])" office:value-type="float" office:value="4" calcext:value-type="float">
            <text:p>4</text:p>
          </table:table-cell>
          <table:table-cell table:formula="of:=MOD([.K31];2)" office:value-type="float" office:value="0" calcext:value-type="float">
            <text:p>0</text:p>
          </table:table-cell>
          <table:table-cell table:formula="of:=CONCATENATE([.N31];[.L31])" office:value-type="string" office:string-value="1111000" calcext:value-type="string">
            <text:p>1111000</text:p>
          </table:table-cell>
          <table:table-cell table:formula="of:=BASE([.B31];2)" office:value-type="string" office:string-value="111100" calcext:value-type="string">
            <text:p>1111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O31:.V31])" office:value-type="float" office:value="4" calcext:value-type="float">
            <text:p>4</text:p>
          </table:table-cell>
          <table:table-cell table:formula="of:=MOD([.W31];2)" office:value-type="float" office:value="0" calcext:value-type="float">
            <text:p>0</text:p>
          </table:table-cell>
          <table:table-cell table:formula="of:=CONCATENATE([.M31];[.X31])" office:value-type="string" office:string-value="11110000" calcext:value-type="string">
            <text:p>11110000</text:p>
          </table:table-cell>
          <table:table-cell table:formula="of:=DECIMAL([.Y31];2)" office:value-type="float" office:value="240" calcext:value-type="float">
            <text:p>240</text:p>
          </table:table-cell>
          <table:table-cell table:number-columns-repeated="4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2]*2" office:value-type="float" office:value="62" calcext:value-type="float">
            <text:p>6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C32:.J32])" office:value-type="float" office:value="5" calcext:value-type="float">
            <text:p>5</text:p>
          </table:table-cell>
          <table:table-cell table:formula="of:=MOD([.K32];2)" office:value-type="float" office:value="1" calcext:value-type="float">
            <text:p>1</text:p>
          </table:table-cell>
          <table:table-cell table:formula="of:=CONCATENATE([.N32];[.L32])" office:value-type="string" office:string-value="1111101" calcext:value-type="string">
            <text:p>1111101</text:p>
          </table:table-cell>
          <table:table-cell table:formula="of:=BASE([.B32];2)" office:value-type="string" office:string-value="111110" calcext:value-type="string">
            <text:p>11111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O32:.V32])" office:value-type="float" office:value="6" calcext:value-type="float">
            <text:p>6</text:p>
          </table:table-cell>
          <table:table-cell table:formula="of:=MOD([.W32];2)" office:value-type="float" office:value="0" calcext:value-type="float">
            <text:p>0</text:p>
          </table:table-cell>
          <table:table-cell table:formula="of:=CONCATENATE([.M32];[.X32])" office:value-type="string" office:string-value="11111010" calcext:value-type="string">
            <text:p>11111010</text:p>
          </table:table-cell>
          <table:table-cell table:formula="of:=DECIMAL([.Y32];2)" office:value-type="float" office:value="250" calcext:value-type="float">
            <text:p>250</text:p>
          </table:table-cell>
          <table:table-cell table:number-columns-repeated="4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3]*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C33:.J33])" office:value-type="float" office:value="1" calcext:value-type="float">
            <text:p>1</text:p>
          </table:table-cell>
          <table:table-cell table:formula="of:=MOD([.K33];2)" office:value-type="float" office:value="1" calcext:value-type="float">
            <text:p>1</text:p>
          </table:table-cell>
          <table:table-cell table:formula="of:=CONCATENATE([.N33];[.L33])" office:value-type="string" office:string-value="10000001" calcext:value-type="string">
            <text:p>10000001</text:p>
          </table:table-cell>
          <table:table-cell table:formula="of:=BASE([.B33];2)" office:value-type="string" office:string-value="1000000" calcext:value-type="string">
            <text:p>10000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33:.V33])" office:value-type="float" office:value="2" calcext:value-type="float">
            <text:p>2</text:p>
          </table:table-cell>
          <table:table-cell table:formula="of:=MOD([.W33];2)" office:value-type="float" office:value="0" calcext:value-type="float">
            <text:p>0</text:p>
          </table:table-cell>
          <table:table-cell table:formula="of:=CONCATENATE([.M33];[.X33])" office:value-type="string" office:string-value="100000010" calcext:value-type="string">
            <text:p>100000010</text:p>
          </table:table-cell>
          <table:table-cell table:formula="of:=DECIMAL([.Y33];2)" office:value-type="float" office:value="258" calcext:value-type="float">
            <text:p>258</text:p>
          </table:table-cell>
          <table:table-cell table:number-columns-repeated="4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4]*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34:.J34])" office:value-type="float" office:value="2" calcext:value-type="float">
            <text:p>2</text:p>
          </table:table-cell>
          <table:table-cell table:formula="of:=MOD([.K34];2)" office:value-type="float" office:value="0" calcext:value-type="float">
            <text:p>0</text:p>
          </table:table-cell>
          <table:table-cell table:formula="of:=CONCATENATE([.N34];[.L34])" office:value-type="string" office:string-value="10000100" calcext:value-type="string">
            <text:p>10000100</text:p>
          </table:table-cell>
          <table:table-cell table:formula="of:=BASE([.B34];2)" office:value-type="string" office:string-value="1000010" calcext:value-type="string">
            <text:p>10000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O34:.V34])" office:value-type="float" office:value="2" calcext:value-type="float">
            <text:p>2</text:p>
          </table:table-cell>
          <table:table-cell table:formula="of:=MOD([.W34];2)" office:value-type="float" office:value="0" calcext:value-type="float">
            <text:p>0</text:p>
          </table:table-cell>
          <table:table-cell table:formula="of:=CONCATENATE([.M34];[.X34])" office:value-type="string" office:string-value="100001000" calcext:value-type="string">
            <text:p>100001000</text:p>
          </table:table-cell>
          <table:table-cell table:formula="of:=DECIMAL([.Y34];2)" office:value-type="float" office:value="264" calcext:value-type="float">
            <text:p>264</text:p>
          </table:table-cell>
          <table:table-cell table:number-columns-repeated="4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5]*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C35:.J35])" office:value-type="float" office:value="2" calcext:value-type="float">
            <text:p>2</text:p>
          </table:table-cell>
          <table:table-cell table:formula="of:=MOD([.K35];2)" office:value-type="float" office:value="0" calcext:value-type="float">
            <text:p>0</text:p>
          </table:table-cell>
          <table:table-cell table:formula="of:=CONCATENATE([.N35];[.L35])" office:value-type="string" office:string-value="10001000" calcext:value-type="string">
            <text:p>10001000</text:p>
          </table:table-cell>
          <table:table-cell table:formula="of:=BASE([.B35];2)" office:value-type="string" office:string-value="1000100" calcext:value-type="string">
            <text:p>1000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O35:.V35])" office:value-type="float" office:value="2" calcext:value-type="float">
            <text:p>2</text:p>
          </table:table-cell>
          <table:table-cell table:formula="of:=MOD([.W35];2)" office:value-type="float" office:value="0" calcext:value-type="float">
            <text:p>0</text:p>
          </table:table-cell>
          <table:table-cell table:formula="of:=CONCATENATE([.M35];[.X35])" office:value-type="string" office:string-value="100010000" calcext:value-type="string">
            <text:p>100010000</text:p>
          </table:table-cell>
          <table:table-cell table:formula="of:=DECIMAL([.Y35];2)" office:value-type="float" office:value="272" calcext:value-type="float">
            <text:p>272</text:p>
          </table:table-cell>
          <table:table-cell table:number-columns-repeated="4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6]*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36:.J36])" office:value-type="float" office:value="3" calcext:value-type="float">
            <text:p>3</text:p>
          </table:table-cell>
          <table:table-cell table:formula="of:=MOD([.K36];2)" office:value-type="float" office:value="1" calcext:value-type="float">
            <text:p>1</text:p>
          </table:table-cell>
          <table:table-cell table:formula="of:=CONCATENATE([.N36];[.L36])" office:value-type="string" office:string-value="10001101" calcext:value-type="string">
            <text:p>10001101</text:p>
          </table:table-cell>
          <table:table-cell table:formula="of:=BASE([.B36];2)" office:value-type="string" office:string-value="1000110" calcext:value-type="string">
            <text:p>10001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36:.V36])" office:value-type="float" office:value="4" calcext:value-type="float">
            <text:p>4</text:p>
          </table:table-cell>
          <table:table-cell table:formula="of:=MOD([.W36];2)" office:value-type="float" office:value="0" calcext:value-type="float">
            <text:p>0</text:p>
          </table:table-cell>
          <table:table-cell table:formula="of:=CONCATENATE([.M36];[.X36])" office:value-type="string" office:string-value="100011010" calcext:value-type="string">
            <text:p>100011010</text:p>
          </table:table-cell>
          <table:table-cell table:formula="of:=DECIMAL([.Y36];2)" office:value-type="float" office:value="282" calcext:value-type="float">
            <text:p>282</text:p>
          </table:table-cell>
          <table:table-cell table:number-columns-repeated="4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7]*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C37:.J37])" office:value-type="float" office:value="2" calcext:value-type="float">
            <text:p>2</text:p>
          </table:table-cell>
          <table:table-cell table:formula="of:=MOD([.K37];2)" office:value-type="float" office:value="0" calcext:value-type="float">
            <text:p>0</text:p>
          </table:table-cell>
          <table:table-cell table:formula="of:=CONCATENATE([.N37];[.L37])" office:value-type="string" office:string-value="10010000" calcext:value-type="string">
            <text:p>10010000</text:p>
          </table:table-cell>
          <table:table-cell table:formula="of:=BASE([.B37];2)" office:value-type="string" office:string-value="1001000" calcext:value-type="string">
            <text:p>100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37:.V37])" office:value-type="float" office:value="2" calcext:value-type="float">
            <text:p>2</text:p>
          </table:table-cell>
          <table:table-cell table:formula="of:=MOD([.W37];2)" office:value-type="float" office:value="0" calcext:value-type="float">
            <text:p>0</text:p>
          </table:table-cell>
          <table:table-cell table:formula="of:=CONCATENATE([.M37];[.X37])" office:value-type="string" office:string-value="100100000" calcext:value-type="string">
            <text:p>100100000</text:p>
          </table:table-cell>
          <table:table-cell table:formula="of:=DECIMAL([.Y37];2)" office:value-type="float" office:value="288" calcext:value-type="float">
            <text:p>288</text:p>
          </table:table-cell>
          <table:table-cell table:number-columns-repeated="4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8]*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38:.J38])" office:value-type="float" office:value="3" calcext:value-type="float">
            <text:p>3</text:p>
          </table:table-cell>
          <table:table-cell table:formula="of:=MOD([.K38];2)" office:value-type="float" office:value="1" calcext:value-type="float">
            <text:p>1</text:p>
          </table:table-cell>
          <table:table-cell table:formula="of:=CONCATENATE([.N38];[.L38])" office:value-type="string" office:string-value="10010101" calcext:value-type="string">
            <text:p>10010101</text:p>
          </table:table-cell>
          <table:table-cell table:formula="of:=BASE([.B38];2)" office:value-type="string" office:string-value="1001010" calcext:value-type="string">
            <text:p>1001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38:.V38])" office:value-type="float" office:value="4" calcext:value-type="float">
            <text:p>4</text:p>
          </table:table-cell>
          <table:table-cell table:formula="of:=MOD([.W38];2)" office:value-type="float" office:value="0" calcext:value-type="float">
            <text:p>0</text:p>
          </table:table-cell>
          <table:table-cell table:formula="of:=CONCATENATE([.M38];[.X38])" office:value-type="string" office:string-value="100101010" calcext:value-type="string">
            <text:p>100101010</text:p>
          </table:table-cell>
          <table:table-cell table:formula="of:=DECIMAL([.Y38];2)" office:value-type="float" office:value="298" calcext:value-type="float">
            <text:p>298</text:p>
          </table:table-cell>
          <table:table-cell table:number-columns-repeated="4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9]*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C39:.J39])" office:value-type="float" office:value="3" calcext:value-type="float">
            <text:p>3</text:p>
          </table:table-cell>
          <table:table-cell table:formula="of:=MOD([.K39];2)" office:value-type="float" office:value="1" calcext:value-type="float">
            <text:p>1</text:p>
          </table:table-cell>
          <table:table-cell table:formula="of:=CONCATENATE([.N39];[.L39])" office:value-type="string" office:string-value="10011001" calcext:value-type="string">
            <text:p>10011001</text:p>
          </table:table-cell>
          <table:table-cell table:formula="of:=BASE([.B39];2)" office:value-type="string" office:string-value="1001100" calcext:value-type="string">
            <text:p>1001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39:.V39])" office:value-type="float" office:value="4" calcext:value-type="float">
            <text:p>4</text:p>
          </table:table-cell>
          <table:table-cell table:formula="of:=MOD([.W39];2)" office:value-type="float" office:value="0" calcext:value-type="float">
            <text:p>0</text:p>
          </table:table-cell>
          <table:table-cell table:formula="of:=CONCATENATE([.M39];[.X39])" office:value-type="string" office:string-value="100110010" calcext:value-type="string">
            <text:p>100110010</text:p>
          </table:table-cell>
          <table:table-cell table:formula="of:=DECIMAL([.Y39];2)" office:value-type="float" office:value="306" calcext:value-type="float">
            <text:p>306</text:p>
          </table:table-cell>
          <table:table-cell table:number-columns-repeated="4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0]*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40:.J40])" office:value-type="float" office:value="4" calcext:value-type="float">
            <text:p>4</text:p>
          </table:table-cell>
          <table:table-cell table:formula="of:=MOD([.K40];2)" office:value-type="float" office:value="0" calcext:value-type="float">
            <text:p>0</text:p>
          </table:table-cell>
          <table:table-cell table:formula="of:=CONCATENATE([.N40];[.L40])" office:value-type="string" office:string-value="10011100" calcext:value-type="string">
            <text:p>10011100</text:p>
          </table:table-cell>
          <table:table-cell table:formula="of:=BASE([.B40];2)" office:value-type="string" office:string-value="1001110" calcext:value-type="string">
            <text:p>10011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O40:.V40])" office:value-type="float" office:value="4" calcext:value-type="float">
            <text:p>4</text:p>
          </table:table-cell>
          <table:table-cell table:formula="of:=MOD([.W40];2)" office:value-type="float" office:value="0" calcext:value-type="float">
            <text:p>0</text:p>
          </table:table-cell>
          <table:table-cell table:formula="of:=CONCATENATE([.M40];[.X40])" office:value-type="string" office:string-value="100111000" calcext:value-type="string">
            <text:p>100111000</text:p>
          </table:table-cell>
          <table:table-cell table:formula="of:=DECIMAL([.Y40];2)" office:value-type="float" office:value="312" calcext:value-type="float">
            <text:p>312</text:p>
          </table:table-cell>
          <table:table-cell table:number-columns-repeated="4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1]*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C41:.J41])" office:value-type="float" office:value="2" calcext:value-type="float">
            <text:p>2</text:p>
          </table:table-cell>
          <table:table-cell table:formula="of:=MOD([.K41];2)" office:value-type="float" office:value="0" calcext:value-type="float">
            <text:p>0</text:p>
          </table:table-cell>
          <table:table-cell table:formula="of:=CONCATENATE([.N41];[.L41])" office:value-type="string" office:string-value="10100000" calcext:value-type="string">
            <text:p>10100000</text:p>
          </table:table-cell>
          <table:table-cell table:formula="of:=BASE([.B41];2)" office:value-type="string" office:string-value="1010000" calcext:value-type="string">
            <text:p>10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O41:.V41])" office:value-type="float" office:value="2" calcext:value-type="float">
            <text:p>2</text:p>
          </table:table-cell>
          <table:table-cell table:formula="of:=MOD([.W41];2)" office:value-type="float" office:value="0" calcext:value-type="float">
            <text:p>0</text:p>
          </table:table-cell>
          <table:table-cell table:formula="of:=CONCATENATE([.M41];[.X41])" office:value-type="string" office:string-value="101000000" calcext:value-type="string">
            <text:p>101000000</text:p>
          </table:table-cell>
          <table:table-cell table:formula="of:=DECIMAL([.Y41];2)" office:value-type="float" office:value="320" calcext:value-type="float">
            <text:p>320</text:p>
          </table:table-cell>
          <table:table-cell table:number-columns-repeated="4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2]*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42:.J42])" office:value-type="float" office:value="3" calcext:value-type="float">
            <text:p>3</text:p>
          </table:table-cell>
          <table:table-cell table:formula="of:=MOD([.K42];2)" office:value-type="float" office:value="1" calcext:value-type="float">
            <text:p>1</text:p>
          </table:table-cell>
          <table:table-cell table:formula="of:=CONCATENATE([.N42];[.L42])" office:value-type="string" office:string-value="10100101" calcext:value-type="string">
            <text:p>10100101</text:p>
          </table:table-cell>
          <table:table-cell table:formula="of:=BASE([.B42];2)" office:value-type="string" office:string-value="1010010" calcext:value-type="string">
            <text:p>1010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42:.V42])" office:value-type="float" office:value="4" calcext:value-type="float">
            <text:p>4</text:p>
          </table:table-cell>
          <table:table-cell table:formula="of:=MOD([.W42];2)" office:value-type="float" office:value="0" calcext:value-type="float">
            <text:p>0</text:p>
          </table:table-cell>
          <table:table-cell table:formula="of:=CONCATENATE([.M42];[.X42])" office:value-type="string" office:string-value="101001010" calcext:value-type="string">
            <text:p>101001010</text:p>
          </table:table-cell>
          <table:table-cell table:formula="of:=DECIMAL([.Y42];2)" office:value-type="float" office:value="330" calcext:value-type="float">
            <text:p>330</text:p>
          </table:table-cell>
          <table:table-cell table:number-columns-repeated="4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3]*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C43:.J43])" office:value-type="float" office:value="3" calcext:value-type="float">
            <text:p>3</text:p>
          </table:table-cell>
          <table:table-cell table:formula="of:=MOD([.K43];2)" office:value-type="float" office:value="1" calcext:value-type="float">
            <text:p>1</text:p>
          </table:table-cell>
          <table:table-cell table:formula="of:=CONCATENATE([.N43];[.L43])" office:value-type="string" office:string-value="10101001" calcext:value-type="string">
            <text:p>10101001</text:p>
          </table:table-cell>
          <table:table-cell table:formula="of:=BASE([.B43];2)" office:value-type="string" office:string-value="1010100" calcext:value-type="string">
            <text:p>1010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43:.V43])" office:value-type="float" office:value="4" calcext:value-type="float">
            <text:p>4</text:p>
          </table:table-cell>
          <table:table-cell table:formula="of:=MOD([.W43];2)" office:value-type="float" office:value="0" calcext:value-type="float">
            <text:p>0</text:p>
          </table:table-cell>
          <table:table-cell table:formula="of:=CONCATENATE([.M43];[.X43])" office:value-type="string" office:string-value="101010010" calcext:value-type="string">
            <text:p>101010010</text:p>
          </table:table-cell>
          <table:table-cell table:formula="of:=DECIMAL([.Y43];2)" office:value-type="float" office:value="338" calcext:value-type="float">
            <text:p>338</text:p>
          </table:table-cell>
          <table:table-cell table:number-columns-repeated="4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4]*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44:.J44])" office:value-type="float" office:value="4" calcext:value-type="float">
            <text:p>4</text:p>
          </table:table-cell>
          <table:table-cell table:formula="of:=MOD([.K44];2)" office:value-type="float" office:value="0" calcext:value-type="float">
            <text:p>0</text:p>
          </table:table-cell>
          <table:table-cell table:formula="of:=CONCATENATE([.N44];[.L44])" office:value-type="string" office:string-value="10101100" calcext:value-type="string">
            <text:p>10101100</text:p>
          </table:table-cell>
          <table:table-cell table:formula="of:=BASE([.B44];2)" office:value-type="string" office:string-value="1010110" calcext:value-type="string">
            <text:p>1010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O44:.V44])" office:value-type="float" office:value="4" calcext:value-type="float">
            <text:p>4</text:p>
          </table:table-cell>
          <table:table-cell table:formula="of:=MOD([.W44];2)" office:value-type="float" office:value="0" calcext:value-type="float">
            <text:p>0</text:p>
          </table:table-cell>
          <table:table-cell table:formula="of:=CONCATENATE([.M44];[.X44])" office:value-type="string" office:string-value="101011000" calcext:value-type="string">
            <text:p>101011000</text:p>
          </table:table-cell>
          <table:table-cell table:formula="of:=DECIMAL([.Y44];2)" office:value-type="float" office:value="344" calcext:value-type="float">
            <text:p>344</text:p>
          </table:table-cell>
          <table:table-cell table:number-columns-repeated="4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5]*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C45:.J45])" office:value-type="float" office:value="3" calcext:value-type="float">
            <text:p>3</text:p>
          </table:table-cell>
          <table:table-cell table:formula="of:=MOD([.K45];2)" office:value-type="float" office:value="1" calcext:value-type="float">
            <text:p>1</text:p>
          </table:table-cell>
          <table:table-cell table:formula="of:=CONCATENATE([.N45];[.L45])" office:value-type="string" office:string-value="10110001" calcext:value-type="string">
            <text:p>10110001</text:p>
          </table:table-cell>
          <table:table-cell table:formula="of:=BASE([.B45];2)" office:value-type="string" office:string-value="1011000" calcext:value-type="string">
            <text:p>101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45:.V45])" office:value-type="float" office:value="4" calcext:value-type="float">
            <text:p>4</text:p>
          </table:table-cell>
          <table:table-cell table:formula="of:=MOD([.W45];2)" office:value-type="float" office:value="0" calcext:value-type="float">
            <text:p>0</text:p>
          </table:table-cell>
          <table:table-cell table:formula="of:=CONCATENATE([.M45];[.X45])" office:value-type="string" office:string-value="101100010" calcext:value-type="string">
            <text:p>101100010</text:p>
          </table:table-cell>
          <table:table-cell table:formula="of:=DECIMAL([.Y45];2)" office:value-type="float" office:value="354" calcext:value-type="float">
            <text:p>354</text:p>
          </table:table-cell>
          <table:table-cell table:number-columns-repeated="4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6]*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46:.J46])" office:value-type="float" office:value="4" calcext:value-type="float">
            <text:p>4</text:p>
          </table:table-cell>
          <table:table-cell table:formula="of:=MOD([.K46];2)" office:value-type="float" office:value="0" calcext:value-type="float">
            <text:p>0</text:p>
          </table:table-cell>
          <table:table-cell table:formula="of:=CONCATENATE([.N46];[.L46])" office:value-type="string" office:string-value="10110100" calcext:value-type="string">
            <text:p>10110100</text:p>
          </table:table-cell>
          <table:table-cell table:formula="of:=BASE([.B46];2)" office:value-type="string" office:string-value="1011010" calcext:value-type="string">
            <text:p>1011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O46:.V46])" office:value-type="float" office:value="4" calcext:value-type="float">
            <text:p>4</text:p>
          </table:table-cell>
          <table:table-cell table:formula="of:=MOD([.W46];2)" office:value-type="float" office:value="0" calcext:value-type="float">
            <text:p>0</text:p>
          </table:table-cell>
          <table:table-cell table:formula="of:=CONCATENATE([.M46];[.X46])" office:value-type="string" office:string-value="101101000" calcext:value-type="string">
            <text:p>101101000</text:p>
          </table:table-cell>
          <table:table-cell table:formula="of:=DECIMAL([.Y46];2)" office:value-type="float" office:value="360" calcext:value-type="float">
            <text:p>360</text:p>
          </table:table-cell>
          <table:table-cell table:number-columns-repeated="4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7]*2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C47:.J47])" office:value-type="float" office:value="4" calcext:value-type="float">
            <text:p>4</text:p>
          </table:table-cell>
          <table:table-cell table:formula="of:=MOD([.K47];2)" office:value-type="float" office:value="0" calcext:value-type="float">
            <text:p>0</text:p>
          </table:table-cell>
          <table:table-cell table:formula="of:=CONCATENATE([.N47];[.L47])" office:value-type="string" office:string-value="10111000" calcext:value-type="string">
            <text:p>10111000</text:p>
          </table:table-cell>
          <table:table-cell table:formula="of:=BASE([.B47];2)" office:value-type="string" office:string-value="1011100" calcext:value-type="string">
            <text:p>1011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O47:.V47])" office:value-type="float" office:value="4" calcext:value-type="float">
            <text:p>4</text:p>
          </table:table-cell>
          <table:table-cell table:formula="of:=MOD([.W47];2)" office:value-type="float" office:value="0" calcext:value-type="float">
            <text:p>0</text:p>
          </table:table-cell>
          <table:table-cell table:formula="of:=CONCATENATE([.M47];[.X47])" office:value-type="string" office:string-value="101110000" calcext:value-type="string">
            <text:p>101110000</text:p>
          </table:table-cell>
          <table:table-cell table:formula="of:=DECIMAL([.Y47];2)" office:value-type="float" office:value="368" calcext:value-type="float">
            <text:p>368</text:p>
          </table:table-cell>
          <table:table-cell table:number-columns-repeated="4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8]*2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48:.J48])" office:value-type="float" office:value="5" calcext:value-type="float">
            <text:p>5</text:p>
          </table:table-cell>
          <table:table-cell table:formula="of:=MOD([.K48];2)" office:value-type="float" office:value="1" calcext:value-type="float">
            <text:p>1</text:p>
          </table:table-cell>
          <table:table-cell table:formula="of:=CONCATENATE([.N48];[.L48])" office:value-type="string" office:string-value="10111101" calcext:value-type="string">
            <text:p>10111101</text:p>
          </table:table-cell>
          <table:table-cell table:formula="of:=BASE([.B48];2)" office:value-type="string" office:string-value="1011110" calcext:value-type="string">
            <text:p>1011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48:.V48])" office:value-type="float" office:value="6" calcext:value-type="float">
            <text:p>6</text:p>
          </table:table-cell>
          <table:table-cell table:formula="of:=MOD([.W48];2)" office:value-type="float" office:value="0" calcext:value-type="float">
            <text:p>0</text:p>
          </table:table-cell>
          <table:table-cell table:formula="of:=CONCATENATE([.M48];[.X48])" office:value-type="string" office:string-value="101111010" calcext:value-type="string">
            <text:p>101111010</text:p>
          </table:table-cell>
          <table:table-cell table:formula="of:=DECIMAL([.Y48];2)" office:value-type="float" office:value="378" calcext:value-type="float">
            <text:p>378</text:p>
          </table:table-cell>
          <table:table-cell table:number-columns-repeated="4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9]*2"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C49:.J49])" office:value-type="float" office:value="2" calcext:value-type="float">
            <text:p>2</text:p>
          </table:table-cell>
          <table:table-cell table:formula="of:=MOD([.K49];2)" office:value-type="float" office:value="0" calcext:value-type="float">
            <text:p>0</text:p>
          </table:table-cell>
          <table:table-cell table:formula="of:=CONCATENATE([.N49];[.L49])" office:value-type="string" office:string-value="11000000" calcext:value-type="string">
            <text:p>11000000</text:p>
          </table:table-cell>
          <table:table-cell table:formula="of:=BASE([.B49];2)" office:value-type="string" office:string-value="1100000" calcext:value-type="string">
            <text:p>110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49:.V49])" office:value-type="float" office:value="2" calcext:value-type="float">
            <text:p>2</text:p>
          </table:table-cell>
          <table:table-cell table:formula="of:=MOD([.W49];2)" office:value-type="float" office:value="0" calcext:value-type="float">
            <text:p>0</text:p>
          </table:table-cell>
          <table:table-cell table:formula="of:=CONCATENATE([.M49];[.X49])" office:value-type="string" office:string-value="110000000" calcext:value-type="string">
            <text:p>110000000</text:p>
          </table:table-cell>
          <table:table-cell table:formula="of:=DECIMAL([.Y49];2)" office:value-type="float" office:value="384" calcext:value-type="float">
            <text:p>384</text:p>
          </table:table-cell>
          <table:table-cell table:number-columns-repeated="4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0]*2"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50:.J50])" office:value-type="float" office:value="3" calcext:value-type="float">
            <text:p>3</text:p>
          </table:table-cell>
          <table:table-cell table:formula="of:=MOD([.K50];2)" office:value-type="float" office:value="1" calcext:value-type="float">
            <text:p>1</text:p>
          </table:table-cell>
          <table:table-cell table:formula="of:=CONCATENATE([.N50];[.L50])" office:value-type="string" office:string-value="11000101" calcext:value-type="string">
            <text:p>11000101</text:p>
          </table:table-cell>
          <table:table-cell table:formula="of:=BASE([.B50];2)" office:value-type="string" office:string-value="1100010" calcext:value-type="string">
            <text:p>1100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50:.V50])" office:value-type="float" office:value="4" calcext:value-type="float">
            <text:p>4</text:p>
          </table:table-cell>
          <table:table-cell table:formula="of:=MOD([.W50];2)" office:value-type="float" office:value="0" calcext:value-type="float">
            <text:p>0</text:p>
          </table:table-cell>
          <table:table-cell table:formula="of:=CONCATENATE([.M50];[.X50])" office:value-type="string" office:string-value="110001010" calcext:value-type="string">
            <text:p>110001010</text:p>
          </table:table-cell>
          <table:table-cell table:formula="of:=DECIMAL([.Y50];2)" office:value-type="float" office:value="394" calcext:value-type="float">
            <text:p>394</text:p>
          </table:table-cell>
          <table:table-cell table:number-columns-repeated="4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1]*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C51:.J51])" office:value-type="float" office:value="3" calcext:value-type="float">
            <text:p>3</text:p>
          </table:table-cell>
          <table:table-cell table:formula="of:=MOD([.K51];2)" office:value-type="float" office:value="1" calcext:value-type="float">
            <text:p>1</text:p>
          </table:table-cell>
          <table:table-cell table:formula="of:=CONCATENATE([.N51];[.L51])" office:value-type="string" office:string-value="11001001" calcext:value-type="string">
            <text:p>11001001</text:p>
          </table:table-cell>
          <table:table-cell table:formula="of:=BASE([.B51];2)" office:value-type="string" office:string-value="1100100" calcext:value-type="string">
            <text:p>1100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51:.V51])" office:value-type="float" office:value="4" calcext:value-type="float">
            <text:p>4</text:p>
          </table:table-cell>
          <table:table-cell table:formula="of:=MOD([.W51];2)" office:value-type="float" office:value="0" calcext:value-type="float">
            <text:p>0</text:p>
          </table:table-cell>
          <table:table-cell table:formula="of:=CONCATENATE([.M51];[.X51])" office:value-type="string" office:string-value="110010010" calcext:value-type="string">
            <text:p>110010010</text:p>
          </table:table-cell>
          <table:table-cell table:formula="of:=DECIMAL([.Y51];2)" office:value-type="float" office:value="402" calcext:value-type="float">
            <text:p>402</text:p>
          </table:table-cell>
          <table:table-cell table:number-columns-repeated="4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2]*2"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52:.J52])" office:value-type="float" office:value="4" calcext:value-type="float">
            <text:p>4</text:p>
          </table:table-cell>
          <table:table-cell table:formula="of:=MOD([.K52];2)" office:value-type="float" office:value="0" calcext:value-type="float">
            <text:p>0</text:p>
          </table:table-cell>
          <table:table-cell table:formula="of:=CONCATENATE([.N52];[.L52])" office:value-type="string" office:string-value="11001100" calcext:value-type="string">
            <text:p>11001100</text:p>
          </table:table-cell>
          <table:table-cell table:formula="of:=BASE([.B52];2)" office:value-type="string" office:string-value="1100110" calcext:value-type="string">
            <text:p>1100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O52:.V52])" office:value-type="float" office:value="4" calcext:value-type="float">
            <text:p>4</text:p>
          </table:table-cell>
          <table:table-cell table:formula="of:=MOD([.W52];2)" office:value-type="float" office:value="0" calcext:value-type="float">
            <text:p>0</text:p>
          </table:table-cell>
          <table:table-cell table:formula="of:=CONCATENATE([.M52];[.X52])" office:value-type="string" office:string-value="110011000" calcext:value-type="string">
            <text:p>110011000</text:p>
          </table:table-cell>
          <table:table-cell table:formula="of:=DECIMAL([.Y52];2)" office:value-type="float" office:value="408" calcext:value-type="float">
            <text:p>408</text:p>
          </table:table-cell>
          <table:table-cell table:number-columns-repeated="4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3]*2"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C53:.J53])" office:value-type="float" office:value="3" calcext:value-type="float">
            <text:p>3</text:p>
          </table:table-cell>
          <table:table-cell table:formula="of:=MOD([.K53];2)" office:value-type="float" office:value="1" calcext:value-type="float">
            <text:p>1</text:p>
          </table:table-cell>
          <table:table-cell table:formula="of:=CONCATENATE([.N53];[.L53])" office:value-type="string" office:string-value="11010001" calcext:value-type="string">
            <text:p>11010001</text:p>
          </table:table-cell>
          <table:table-cell table:formula="of:=BASE([.B53];2)" office:value-type="string" office:string-value="1101000" calcext:value-type="string">
            <text:p>110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53:.V53])" office:value-type="float" office:value="4" calcext:value-type="float">
            <text:p>4</text:p>
          </table:table-cell>
          <table:table-cell table:formula="of:=MOD([.W53];2)" office:value-type="float" office:value="0" calcext:value-type="float">
            <text:p>0</text:p>
          </table:table-cell>
          <table:table-cell table:formula="of:=CONCATENATE([.M53];[.X53])" office:value-type="string" office:string-value="110100010" calcext:value-type="string">
            <text:p>110100010</text:p>
          </table:table-cell>
          <table:table-cell table:formula="of:=DECIMAL([.Y53];2)" office:value-type="float" office:value="418" calcext:value-type="float">
            <text:p>418</text:p>
          </table:table-cell>
          <table:table-cell table:number-columns-repeated="4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4]*2"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54:.J54])" office:value-type="float" office:value="4" calcext:value-type="float">
            <text:p>4</text:p>
          </table:table-cell>
          <table:table-cell table:formula="of:=MOD([.K54];2)" office:value-type="float" office:value="0" calcext:value-type="float">
            <text:p>0</text:p>
          </table:table-cell>
          <table:table-cell table:formula="of:=CONCATENATE([.N54];[.L54])" office:value-type="string" office:string-value="11010100" calcext:value-type="string">
            <text:p>11010100</text:p>
          </table:table-cell>
          <table:table-cell table:formula="of:=BASE([.B54];2)" office:value-type="string" office:string-value="1101010" calcext:value-type="string">
            <text:p>1101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O54:.V54])" office:value-type="float" office:value="4" calcext:value-type="float">
            <text:p>4</text:p>
          </table:table-cell>
          <table:table-cell table:formula="of:=MOD([.W54];2)" office:value-type="float" office:value="0" calcext:value-type="float">
            <text:p>0</text:p>
          </table:table-cell>
          <table:table-cell table:formula="of:=CONCATENATE([.M54];[.X54])" office:value-type="string" office:string-value="110101000" calcext:value-type="string">
            <text:p>110101000</text:p>
          </table:table-cell>
          <table:table-cell table:formula="of:=DECIMAL([.Y54];2)" office:value-type="float" office:value="424" calcext:value-type="float">
            <text:p>424</text:p>
          </table:table-cell>
          <table:table-cell table:number-columns-repeated="4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5]*2"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C55:.J55])" office:value-type="float" office:value="4" calcext:value-type="float">
            <text:p>4</text:p>
          </table:table-cell>
          <table:table-cell table:formula="of:=MOD([.K55];2)" office:value-type="float" office:value="0" calcext:value-type="float">
            <text:p>0</text:p>
          </table:table-cell>
          <table:table-cell table:formula="of:=CONCATENATE([.N55];[.L55])" office:value-type="string" office:string-value="11011000" calcext:value-type="string">
            <text:p>11011000</text:p>
          </table:table-cell>
          <table:table-cell table:formula="of:=BASE([.B55];2)" office:value-type="string" office:string-value="1101100" calcext:value-type="string">
            <text:p>1101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O55:.V55])" office:value-type="float" office:value="4" calcext:value-type="float">
            <text:p>4</text:p>
          </table:table-cell>
          <table:table-cell table:formula="of:=MOD([.W55];2)" office:value-type="float" office:value="0" calcext:value-type="float">
            <text:p>0</text:p>
          </table:table-cell>
          <table:table-cell table:formula="of:=CONCATENATE([.M55];[.X55])" office:value-type="string" office:string-value="110110000" calcext:value-type="string">
            <text:p>110110000</text:p>
          </table:table-cell>
          <table:table-cell table:formula="of:=DECIMAL([.Y55];2)" office:value-type="float" office:value="432" calcext:value-type="float">
            <text:p>432</text:p>
          </table:table-cell>
          <table:table-cell table:number-columns-repeated="4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6]*2"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56:.J56])" office:value-type="float" office:value="5" calcext:value-type="float">
            <text:p>5</text:p>
          </table:table-cell>
          <table:table-cell table:formula="of:=MOD([.K56];2)" office:value-type="float" office:value="1" calcext:value-type="float">
            <text:p>1</text:p>
          </table:table-cell>
          <table:table-cell table:formula="of:=CONCATENATE([.N56];[.L56])" office:value-type="string" office:string-value="11011101" calcext:value-type="string">
            <text:p>11011101</text:p>
          </table:table-cell>
          <table:table-cell table:formula="of:=BASE([.B56];2)" office:value-type="string" office:string-value="1101110" calcext:value-type="string">
            <text:p>1101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56:.V56])" office:value-type="float" office:value="6" calcext:value-type="float">
            <text:p>6</text:p>
          </table:table-cell>
          <table:table-cell table:formula="of:=MOD([.W56];2)" office:value-type="float" office:value="0" calcext:value-type="float">
            <text:p>0</text:p>
          </table:table-cell>
          <table:table-cell table:formula="of:=CONCATENATE([.M56];[.X56])" office:value-type="string" office:string-value="110111010" calcext:value-type="string">
            <text:p>110111010</text:p>
          </table:table-cell>
          <table:table-cell table:formula="of:=DECIMAL([.Y56];2)" office:value-type="float" office:value="442" calcext:value-type="float">
            <text:p>442</text:p>
          </table:table-cell>
          <table:table-cell table:number-columns-repeated="4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7]*2" office:value-type="float" office:value="112" calcext:value-type="float">
            <text:p>1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C57:.J57])" office:value-type="float" office:value="3" calcext:value-type="float">
            <text:p>3</text:p>
          </table:table-cell>
          <table:table-cell table:formula="of:=MOD([.K57];2)" office:value-type="float" office:value="1" calcext:value-type="float">
            <text:p>1</text:p>
          </table:table-cell>
          <table:table-cell table:formula="of:=CONCATENATE([.N57];[.L57])" office:value-type="string" office:string-value="11100001" calcext:value-type="string">
            <text:p>11100001</text:p>
          </table:table-cell>
          <table:table-cell table:formula="of:=BASE([.B57];2)" office:value-type="string" office:string-value="1110000" calcext:value-type="string">
            <text:p>11100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57:.V57])" office:value-type="float" office:value="4" calcext:value-type="float">
            <text:p>4</text:p>
          </table:table-cell>
          <table:table-cell table:formula="of:=MOD([.W57];2)" office:value-type="float" office:value="0" calcext:value-type="float">
            <text:p>0</text:p>
          </table:table-cell>
          <table:table-cell table:formula="of:=CONCATENATE([.M57];[.X57])" office:value-type="string" office:string-value="111000010" calcext:value-type="string">
            <text:p>111000010</text:p>
          </table:table-cell>
          <table:table-cell table:formula="of:=DECIMAL([.Y57];2)" office:value-type="float" office:value="450" calcext:value-type="float">
            <text:p>450</text:p>
          </table:table-cell>
          <table:table-cell table:number-columns-repeated="4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8]*2" office:value-type="float" office:value="114" calcext:value-type="float">
            <text:p>1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58:.J58])" office:value-type="float" office:value="4" calcext:value-type="float">
            <text:p>4</text:p>
          </table:table-cell>
          <table:table-cell table:formula="of:=MOD([.K58];2)" office:value-type="float" office:value="0" calcext:value-type="float">
            <text:p>0</text:p>
          </table:table-cell>
          <table:table-cell table:formula="of:=CONCATENATE([.N58];[.L58])" office:value-type="string" office:string-value="11100100" calcext:value-type="string">
            <text:p>11100100</text:p>
          </table:table-cell>
          <table:table-cell table:formula="of:=BASE([.B58];2)" office:value-type="string" office:string-value="1110010" calcext:value-type="string">
            <text:p>1110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O58:.V58])" office:value-type="float" office:value="4" calcext:value-type="float">
            <text:p>4</text:p>
          </table:table-cell>
          <table:table-cell table:formula="of:=MOD([.W58];2)" office:value-type="float" office:value="0" calcext:value-type="float">
            <text:p>0</text:p>
          </table:table-cell>
          <table:table-cell table:formula="of:=CONCATENATE([.M58];[.X58])" office:value-type="string" office:string-value="111001000" calcext:value-type="string">
            <text:p>111001000</text:p>
          </table:table-cell>
          <table:table-cell table:formula="of:=DECIMAL([.Y58];2)" office:value-type="float" office:value="456" calcext:value-type="float">
            <text:p>456</text:p>
          </table:table-cell>
          <table:table-cell table:number-columns-repeated="4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9]*2" office:value-type="float" office:value="116" calcext:value-type="float">
            <text:p>1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C59:.J59])" office:value-type="float" office:value="4" calcext:value-type="float">
            <text:p>4</text:p>
          </table:table-cell>
          <table:table-cell table:formula="of:=MOD([.K59];2)" office:value-type="float" office:value="0" calcext:value-type="float">
            <text:p>0</text:p>
          </table:table-cell>
          <table:table-cell table:formula="of:=CONCATENATE([.N59];[.L59])" office:value-type="string" office:string-value="11101000" calcext:value-type="string">
            <text:p>11101000</text:p>
          </table:table-cell>
          <table:table-cell table:formula="of:=BASE([.B59];2)" office:value-type="string" office:string-value="1110100" calcext:value-type="string">
            <text:p>1110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O59:.V59])" office:value-type="float" office:value="4" calcext:value-type="float">
            <text:p>4</text:p>
          </table:table-cell>
          <table:table-cell table:formula="of:=MOD([.W59];2)" office:value-type="float" office:value="0" calcext:value-type="float">
            <text:p>0</text:p>
          </table:table-cell>
          <table:table-cell table:formula="of:=CONCATENATE([.M59];[.X59])" office:value-type="string" office:string-value="111010000" calcext:value-type="string">
            <text:p>111010000</text:p>
          </table:table-cell>
          <table:table-cell table:formula="of:=DECIMAL([.Y59];2)" office:value-type="float" office:value="464" calcext:value-type="float">
            <text:p>464</text:p>
          </table:table-cell>
          <table:table-cell table:number-columns-repeated="4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0]*2" office:value-type="float" office:value="118" calcext:value-type="float">
            <text:p>1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60:.J60])" office:value-type="float" office:value="5" calcext:value-type="float">
            <text:p>5</text:p>
          </table:table-cell>
          <table:table-cell table:formula="of:=MOD([.K60];2)" office:value-type="float" office:value="1" calcext:value-type="float">
            <text:p>1</text:p>
          </table:table-cell>
          <table:table-cell table:formula="of:=CONCATENATE([.N60];[.L60])" office:value-type="string" office:string-value="11101101" calcext:value-type="string">
            <text:p>11101101</text:p>
          </table:table-cell>
          <table:table-cell table:formula="of:=BASE([.B60];2)" office:value-type="string" office:string-value="1110110" calcext:value-type="string">
            <text:p>11101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60:.V60])" office:value-type="float" office:value="6" calcext:value-type="float">
            <text:p>6</text:p>
          </table:table-cell>
          <table:table-cell table:formula="of:=MOD([.W60];2)" office:value-type="float" office:value="0" calcext:value-type="float">
            <text:p>0</text:p>
          </table:table-cell>
          <table:table-cell table:formula="of:=CONCATENATE([.M60];[.X60])" office:value-type="string" office:string-value="111011010" calcext:value-type="string">
            <text:p>111011010</text:p>
          </table:table-cell>
          <table:table-cell table:formula="of:=DECIMAL([.Y60];2)" office:value-type="float" office:value="474" calcext:value-type="float">
            <text:p>474</text:p>
          </table:table-cell>
          <table:table-cell table:number-columns-repeated="4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1]*2" office:value-type="float" office:value="120" calcext:value-type="float">
            <text:p>12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C61:.J61])" office:value-type="float" office:value="4" calcext:value-type="float">
            <text:p>4</text:p>
          </table:table-cell>
          <table:table-cell table:formula="of:=MOD([.K61];2)" office:value-type="float" office:value="0" calcext:value-type="float">
            <text:p>0</text:p>
          </table:table-cell>
          <table:table-cell table:formula="of:=CONCATENATE([.N61];[.L61])" office:value-type="string" office:string-value="11110000" calcext:value-type="string">
            <text:p>11110000</text:p>
          </table:table-cell>
          <table:table-cell table:formula="of:=BASE([.B61];2)" office:value-type="string" office:string-value="1111000" calcext:value-type="string">
            <text:p>11110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61:.V61])" office:value-type="float" office:value="4" calcext:value-type="float">
            <text:p>4</text:p>
          </table:table-cell>
          <table:table-cell table:formula="of:=MOD([.W61];2)" office:value-type="float" office:value="0" calcext:value-type="float">
            <text:p>0</text:p>
          </table:table-cell>
          <table:table-cell table:formula="of:=CONCATENATE([.M61];[.X61])" office:value-type="string" office:string-value="111100000" calcext:value-type="string">
            <text:p>111100000</text:p>
          </table:table-cell>
          <table:table-cell table:formula="of:=DECIMAL([.Y61];2)" office:value-type="float" office:value="480" calcext:value-type="float">
            <text:p>480</text:p>
          </table:table-cell>
          <table:table-cell table:number-columns-repeated="4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2]*2" office:value-type="float" office:value="122" calcext:value-type="float">
            <text:p>1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62:.J62])" office:value-type="float" office:value="5" calcext:value-type="float">
            <text:p>5</text:p>
          </table:table-cell>
          <table:table-cell table:formula="of:=MOD([.K62];2)" office:value-type="float" office:value="1" calcext:value-type="float">
            <text:p>1</text:p>
          </table:table-cell>
          <table:table-cell table:formula="of:=CONCATENATE([.N62];[.L62])" office:value-type="string" office:string-value="11110101" calcext:value-type="string">
            <text:p>11110101</text:p>
          </table:table-cell>
          <table:table-cell table:formula="of:=BASE([.B62];2)" office:value-type="string" office:string-value="1111010" calcext:value-type="string">
            <text:p>11110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62:.V62])" office:value-type="float" office:value="6" calcext:value-type="float">
            <text:p>6</text:p>
          </table:table-cell>
          <table:table-cell table:formula="of:=MOD([.W62];2)" office:value-type="float" office:value="0" calcext:value-type="float">
            <text:p>0</text:p>
          </table:table-cell>
          <table:table-cell table:formula="of:=CONCATENATE([.M62];[.X62])" office:value-type="string" office:string-value="111101010" calcext:value-type="string">
            <text:p>111101010</text:p>
          </table:table-cell>
          <table:table-cell table:formula="of:=DECIMAL([.Y62];2)" office:value-type="float" office:value="490" calcext:value-type="float">
            <text:p>490</text:p>
          </table:table-cell>
          <table:table-cell table:number-columns-repeated="4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3]*2" office:value-type="float" office:value="124" calcext:value-type="float">
            <text:p>12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C63:.J63])" office:value-type="float" office:value="5" calcext:value-type="float">
            <text:p>5</text:p>
          </table:table-cell>
          <table:table-cell table:formula="of:=MOD([.K63];2)" office:value-type="float" office:value="1" calcext:value-type="float">
            <text:p>1</text:p>
          </table:table-cell>
          <table:table-cell table:formula="of:=CONCATENATE([.N63];[.L63])" office:value-type="string" office:string-value="11111001" calcext:value-type="string">
            <text:p>11111001</text:p>
          </table:table-cell>
          <table:table-cell table:formula="of:=BASE([.B63];2)" office:value-type="string" office:string-value="1111100" calcext:value-type="string">
            <text:p>111110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63:.V63])" office:value-type="float" office:value="6" calcext:value-type="float">
            <text:p>6</text:p>
          </table:table-cell>
          <table:table-cell table:formula="of:=MOD([.W63];2)" office:value-type="float" office:value="0" calcext:value-type="float">
            <text:p>0</text:p>
          </table:table-cell>
          <table:table-cell table:formula="of:=CONCATENATE([.M63];[.X63])" office:value-type="string" office:string-value="111110010" calcext:value-type="string">
            <text:p>111110010</text:p>
          </table:table-cell>
          <table:table-cell table:formula="of:=DECIMAL([.Y63];2)" office:value-type="float" office:value="498" calcext:value-type="float">
            <text:p>498</text:p>
          </table:table-cell>
          <table:table-cell table:number-columns-repeated="4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4]*2" office:value-type="float" office:value="126" calcext:value-type="float">
            <text:p>12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64:.J64])" office:value-type="float" office:value="6" calcext:value-type="float">
            <text:p>6</text:p>
          </table:table-cell>
          <table:table-cell table:formula="of:=MOD([.K64];2)" office:value-type="float" office:value="0" calcext:value-type="float">
            <text:p>0</text:p>
          </table:table-cell>
          <table:table-cell table:formula="of:=CONCATENATE([.N64];[.L64])" office:value-type="string" office:string-value="11111100" calcext:value-type="string">
            <text:p>11111100</text:p>
          </table:table-cell>
          <table:table-cell table:formula="of:=BASE([.B64];2)" office:value-type="string" office:string-value="1111110" calcext:value-type="string">
            <text:p>111111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O64:.V64])" office:value-type="float" office:value="6" calcext:value-type="float">
            <text:p>6</text:p>
          </table:table-cell>
          <table:table-cell table:formula="of:=MOD([.W64];2)" office:value-type="float" office:value="0" calcext:value-type="float">
            <text:p>0</text:p>
          </table:table-cell>
          <table:table-cell table:formula="of:=CONCATENATE([.M64];[.X64])" office:value-type="string" office:string-value="111111000" calcext:value-type="string">
            <text:p>111111000</text:p>
          </table:table-cell>
          <table:table-cell table:formula="of:=DECIMAL([.Y64];2)" office:value-type="float" office:value="504" calcext:value-type="float">
            <text:p>504</text:p>
          </table:table-cell>
          <table:table-cell table:number-columns-repeated="4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5]*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65:.J65])" office:value-type="float" office:value="1" calcext:value-type="float">
            <text:p>1</text:p>
          </table:table-cell>
          <table:table-cell table:formula="of:=MOD([.K65];2)" office:value-type="float" office:value="1" calcext:value-type="float">
            <text:p>1</text:p>
          </table:table-cell>
          <table:table-cell table:formula="of:=CONCATENATE([.N65];[.L65])" office:value-type="string" office:string-value="100000001" calcext:value-type="string">
            <text:p>100000001</text:p>
          </table:table-cell>
          <table:table-cell table:formula="of:=BASE([.B65];2)" office:value-type="string" office:string-value="10000000" calcext:value-type="string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65:.V65])" office:value-type="float" office:value="2" calcext:value-type="float">
            <text:p>2</text:p>
          </table:table-cell>
          <table:table-cell table:formula="of:=MOD([.W65];2)" office:value-type="float" office:value="0" calcext:value-type="float">
            <text:p>0</text:p>
          </table:table-cell>
          <table:table-cell table:formula="of:=CONCATENATE([.M65];[.X65])" office:value-type="string" office:string-value="1000000010" calcext:value-type="string">
            <text:p>1000000010</text:p>
          </table:table-cell>
          <table:table-cell table:formula="of:=DECIMAL([.Y65];2)" office:value-type="float" office:value="514" calcext:value-type="float">
            <text:p>514</text:p>
          </table:table-cell>
          <table:table-cell table:number-columns-repeated="4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6]*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66:.J66])" office:value-type="float" office:value="2" calcext:value-type="float">
            <text:p>2</text:p>
          </table:table-cell>
          <table:table-cell table:formula="of:=MOD([.K66];2)" office:value-type="float" office:value="0" calcext:value-type="float">
            <text:p>0</text:p>
          </table:table-cell>
          <table:table-cell table:formula="of:=CONCATENATE([.N66];[.L66])" office:value-type="string" office:string-value="100000100" calcext:value-type="string">
            <text:p>100000100</text:p>
          </table:table-cell>
          <table:table-cell table:formula="of:=BASE([.B66];2)" office:value-type="string" office:string-value="10000010" calcext:value-type="string">
            <text:p>100000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O66:.V66])" office:value-type="float" office:value="2" calcext:value-type="float">
            <text:p>2</text:p>
          </table:table-cell>
          <table:table-cell table:formula="of:=MOD([.W66];2)" office:value-type="float" office:value="0" calcext:value-type="float">
            <text:p>0</text:p>
          </table:table-cell>
          <table:table-cell table:formula="of:=CONCATENATE([.M66];[.X66])" office:value-type="string" office:string-value="1000001000" calcext:value-type="string">
            <text:p>1000001000</text:p>
          </table:table-cell>
          <table:table-cell table:formula="of:=DECIMAL([.Y66];2)" office:value-type="float" office:value="520" calcext:value-type="float">
            <text:p>520</text:p>
          </table:table-cell>
          <table:table-cell table:number-columns-repeated="4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7]*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7:.J67])" office:value-type="float" office:value="2" calcext:value-type="float">
            <text:p>2</text:p>
          </table:table-cell>
          <table:table-cell table:formula="of:=MOD([.K67];2)" office:value-type="float" office:value="0" calcext:value-type="float">
            <text:p>0</text:p>
          </table:table-cell>
          <table:table-cell table:formula="of:=CONCATENATE([.N67];[.L67])" office:value-type="string" office:string-value="100001000" calcext:value-type="string">
            <text:p>100001000</text:p>
          </table:table-cell>
          <table:table-cell table:formula="of:=BASE([.B67];2)" office:value-type="string" office:string-value="10000100" calcext:value-type="string">
            <text:p>100001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O67:.V67])" office:value-type="float" office:value="2" calcext:value-type="float">
            <text:p>2</text:p>
          </table:table-cell>
          <table:table-cell table:formula="of:=MOD([.W67];2)" office:value-type="float" office:value="0" calcext:value-type="float">
            <text:p>0</text:p>
          </table:table-cell>
          <table:table-cell table:formula="of:=CONCATENATE([.M67];[.X67])" office:value-type="string" office:string-value="1000010000" calcext:value-type="string">
            <text:p>1000010000</text:p>
          </table:table-cell>
          <table:table-cell table:formula="of:=DECIMAL([.Y67];2)" office:value-type="float" office:value="528" calcext:value-type="float">
            <text:p>528</text:p>
          </table:table-cell>
          <table:table-cell table:number-columns-repeated="4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8]*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68:.J68])" office:value-type="float" office:value="3" calcext:value-type="float">
            <text:p>3</text:p>
          </table:table-cell>
          <table:table-cell table:formula="of:=MOD([.K68];2)" office:value-type="float" office:value="1" calcext:value-type="float">
            <text:p>1</text:p>
          </table:table-cell>
          <table:table-cell table:formula="of:=CONCATENATE([.N68];[.L68])" office:value-type="string" office:string-value="100001101" calcext:value-type="string">
            <text:p>100001101</text:p>
          </table:table-cell>
          <table:table-cell table:formula="of:=BASE([.B68];2)" office:value-type="string" office:string-value="10000110" calcext:value-type="string">
            <text:p>100001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O68:.V68])" office:value-type="float" office:value="4" calcext:value-type="float">
            <text:p>4</text:p>
          </table:table-cell>
          <table:table-cell table:formula="of:=MOD([.W68];2)" office:value-type="float" office:value="0" calcext:value-type="float">
            <text:p>0</text:p>
          </table:table-cell>
          <table:table-cell table:formula="of:=CONCATENATE([.M68];[.X68])" office:value-type="string" office:string-value="1000011010" calcext:value-type="string">
            <text:p>1000011010</text:p>
          </table:table-cell>
          <table:table-cell table:formula="of:=DECIMAL([.Y68];2)" office:value-type="float" office:value="538" calcext:value-type="float">
            <text:p>538</text:p>
          </table:table-cell>
          <table:table-cell table:number-columns-repeated="4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9]*2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69:.J69])" office:value-type="float" office:value="2" calcext:value-type="float">
            <text:p>2</text:p>
          </table:table-cell>
          <table:table-cell table:formula="of:=MOD([.K69];2)" office:value-type="float" office:value="0" calcext:value-type="float">
            <text:p>0</text:p>
          </table:table-cell>
          <table:table-cell table:formula="of:=CONCATENATE([.N69];[.L69])" office:value-type="string" office:string-value="100010000" calcext:value-type="string">
            <text:p>100010000</text:p>
          </table:table-cell>
          <table:table-cell table:formula="of:=BASE([.B69];2)" office:value-type="string" office:string-value="10001000" calcext:value-type="string">
            <text:p>1000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O69:.V69])" office:value-type="float" office:value="2" calcext:value-type="float">
            <text:p>2</text:p>
          </table:table-cell>
          <table:table-cell table:formula="of:=MOD([.W69];2)" office:value-type="float" office:value="0" calcext:value-type="float">
            <text:p>0</text:p>
          </table:table-cell>
          <table:table-cell table:formula="of:=CONCATENATE([.M69];[.X69])" office:value-type="string" office:string-value="1000100000" calcext:value-type="string">
            <text:p>1000100000</text:p>
          </table:table-cell>
          <table:table-cell table:formula="of:=DECIMAL([.Y69];2)" office:value-type="float" office:value="544" calcext:value-type="float">
            <text:p>544</text:p>
          </table:table-cell>
          <table:table-cell table:number-columns-repeated="4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0]*2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70:.J70])" office:value-type="float" office:value="3" calcext:value-type="float">
            <text:p>3</text:p>
          </table:table-cell>
          <table:table-cell table:formula="of:=MOD([.K70];2)" office:value-type="float" office:value="1" calcext:value-type="float">
            <text:p>1</text:p>
          </table:table-cell>
          <table:table-cell table:formula="of:=CONCATENATE([.N70];[.L70])" office:value-type="string" office:string-value="100010101" calcext:value-type="string">
            <text:p>100010101</text:p>
          </table:table-cell>
          <table:table-cell table:formula="of:=BASE([.B70];2)" office:value-type="string" office:string-value="10001010" calcext:value-type="string">
            <text:p>100010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O70:.V70])" office:value-type="float" office:value="4" calcext:value-type="float">
            <text:p>4</text:p>
          </table:table-cell>
          <table:table-cell table:formula="of:=MOD([.W70];2)" office:value-type="float" office:value="0" calcext:value-type="float">
            <text:p>0</text:p>
          </table:table-cell>
          <table:table-cell table:formula="of:=CONCATENATE([.M70];[.X70])" office:value-type="string" office:string-value="1000101010" calcext:value-type="string">
            <text:p>1000101010</text:p>
          </table:table-cell>
          <table:table-cell table:formula="of:=DECIMAL([.Y70];2)" office:value-type="float" office:value="554" calcext:value-type="float">
            <text:p>554</text:p>
          </table:table-cell>
          <table:table-cell table:number-columns-repeated="4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1]*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71:.J71])" office:value-type="float" office:value="3" calcext:value-type="float">
            <text:p>3</text:p>
          </table:table-cell>
          <table:table-cell table:formula="of:=MOD([.K71];2)" office:value-type="float" office:value="1" calcext:value-type="float">
            <text:p>1</text:p>
          </table:table-cell>
          <table:table-cell table:formula="of:=CONCATENATE([.N71];[.L71])" office:value-type="string" office:string-value="100011001" calcext:value-type="string">
            <text:p>100011001</text:p>
          </table:table-cell>
          <table:table-cell table:formula="of:=BASE([.B71];2)" office:value-type="string" office:string-value="10001100" calcext:value-type="string">
            <text:p>10001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71:.V71])" office:value-type="float" office:value="4" calcext:value-type="float">
            <text:p>4</text:p>
          </table:table-cell>
          <table:table-cell table:formula="of:=MOD([.W71];2)" office:value-type="float" office:value="0" calcext:value-type="float">
            <text:p>0</text:p>
          </table:table-cell>
          <table:table-cell table:formula="of:=CONCATENATE([.M71];[.X71])" office:value-type="string" office:string-value="1000110010" calcext:value-type="string">
            <text:p>1000110010</text:p>
          </table:table-cell>
          <table:table-cell table:formula="of:=DECIMAL([.Y71];2)" office:value-type="float" office:value="562" calcext:value-type="float">
            <text:p>562</text:p>
          </table:table-cell>
          <table:table-cell table:number-columns-repeated="4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2]*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72:.J72])" office:value-type="float" office:value="4" calcext:value-type="float">
            <text:p>4</text:p>
          </table:table-cell>
          <table:table-cell table:formula="of:=MOD([.K72];2)" office:value-type="float" office:value="0" calcext:value-type="float">
            <text:p>0</text:p>
          </table:table-cell>
          <table:table-cell table:formula="of:=CONCATENATE([.N72];[.L72])" office:value-type="string" office:string-value="100011100" calcext:value-type="string">
            <text:p>100011100</text:p>
          </table:table-cell>
          <table:table-cell table:formula="of:=BASE([.B72];2)" office:value-type="string" office:string-value="10001110" calcext:value-type="string">
            <text:p>100011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O72:.V72])" office:value-type="float" office:value="4" calcext:value-type="float">
            <text:p>4</text:p>
          </table:table-cell>
          <table:table-cell table:formula="of:=MOD([.W72];2)" office:value-type="float" office:value="0" calcext:value-type="float">
            <text:p>0</text:p>
          </table:table-cell>
          <table:table-cell table:formula="of:=CONCATENATE([.M72];[.X72])" office:value-type="string" office:string-value="1000111000" calcext:value-type="string">
            <text:p>1000111000</text:p>
          </table:table-cell>
          <table:table-cell table:formula="of:=DECIMAL([.Y72];2)" office:value-type="float" office:value="568" calcext:value-type="float">
            <text:p>568</text:p>
          </table:table-cell>
          <table:table-cell table:number-columns-repeated="4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3]*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73:.J73])" office:value-type="float" office:value="2" calcext:value-type="float">
            <text:p>2</text:p>
          </table:table-cell>
          <table:table-cell table:formula="of:=MOD([.K73];2)" office:value-type="float" office:value="0" calcext:value-type="float">
            <text:p>0</text:p>
          </table:table-cell>
          <table:table-cell table:formula="of:=CONCATENATE([.N73];[.L73])" office:value-type="string" office:string-value="100100000" calcext:value-type="string">
            <text:p>100100000</text:p>
          </table:table-cell>
          <table:table-cell table:formula="of:=BASE([.B73];2)" office:value-type="string" office:string-value="10010000" calcext:value-type="string">
            <text:p>100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73:.V73])" office:value-type="float" office:value="2" calcext:value-type="float">
            <text:p>2</text:p>
          </table:table-cell>
          <table:table-cell table:formula="of:=MOD([.W73];2)" office:value-type="float" office:value="0" calcext:value-type="float">
            <text:p>0</text:p>
          </table:table-cell>
          <table:table-cell table:formula="of:=CONCATENATE([.M73];[.X73])" office:value-type="string" office:string-value="1001000000" calcext:value-type="string">
            <text:p>1001000000</text:p>
          </table:table-cell>
          <table:table-cell table:formula="of:=DECIMAL([.Y73];2)" office:value-type="float" office:value="576" calcext:value-type="float">
            <text:p>576</text:p>
          </table:table-cell>
          <table:table-cell table:number-columns-repeated="4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4]*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74:.J74])" office:value-type="float" office:value="3" calcext:value-type="float">
            <text:p>3</text:p>
          </table:table-cell>
          <table:table-cell table:formula="of:=MOD([.K74];2)" office:value-type="float" office:value="1" calcext:value-type="float">
            <text:p>1</text:p>
          </table:table-cell>
          <table:table-cell table:formula="of:=CONCATENATE([.N74];[.L74])" office:value-type="string" office:string-value="100100101" calcext:value-type="string">
            <text:p>100100101</text:p>
          </table:table-cell>
          <table:table-cell table:formula="of:=BASE([.B74];2)" office:value-type="string" office:string-value="10010010" calcext:value-type="string">
            <text:p>10010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O74:.V74])" office:value-type="float" office:value="4" calcext:value-type="float">
            <text:p>4</text:p>
          </table:table-cell>
          <table:table-cell table:formula="of:=MOD([.W74];2)" office:value-type="float" office:value="0" calcext:value-type="float">
            <text:p>0</text:p>
          </table:table-cell>
          <table:table-cell table:formula="of:=CONCATENATE([.M74];[.X74])" office:value-type="string" office:string-value="1001001010" calcext:value-type="string">
            <text:p>1001001010</text:p>
          </table:table-cell>
          <table:table-cell table:formula="of:=DECIMAL([.Y74];2)" office:value-type="float" office:value="586" calcext:value-type="float">
            <text:p>586</text:p>
          </table:table-cell>
          <table:table-cell table:number-columns-repeated="4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5]*2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75:.J75])" office:value-type="float" office:value="3" calcext:value-type="float">
            <text:p>3</text:p>
          </table:table-cell>
          <table:table-cell table:formula="of:=MOD([.K75];2)" office:value-type="float" office:value="1" calcext:value-type="float">
            <text:p>1</text:p>
          </table:table-cell>
          <table:table-cell table:formula="of:=CONCATENATE([.N75];[.L75])" office:value-type="string" office:string-value="100101001" calcext:value-type="string">
            <text:p>100101001</text:p>
          </table:table-cell>
          <table:table-cell table:formula="of:=BASE([.B75];2)" office:value-type="string" office:string-value="10010100" calcext:value-type="string">
            <text:p>10010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75:.V75])" office:value-type="float" office:value="4" calcext:value-type="float">
            <text:p>4</text:p>
          </table:table-cell>
          <table:table-cell table:formula="of:=MOD([.W75];2)" office:value-type="float" office:value="0" calcext:value-type="float">
            <text:p>0</text:p>
          </table:table-cell>
          <table:table-cell table:formula="of:=CONCATENATE([.M75];[.X75])" office:value-type="string" office:string-value="1001010010" calcext:value-type="string">
            <text:p>1001010010</text:p>
          </table:table-cell>
          <table:table-cell table:formula="of:=DECIMAL([.Y75];2)" office:value-type="float" office:value="594" calcext:value-type="float">
            <text:p>594</text:p>
          </table:table-cell>
          <table:table-cell table:number-columns-repeated="4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6]*2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76:.J76])" office:value-type="float" office:value="4" calcext:value-type="float">
            <text:p>4</text:p>
          </table:table-cell>
          <table:table-cell table:formula="of:=MOD([.K76];2)" office:value-type="float" office:value="0" calcext:value-type="float">
            <text:p>0</text:p>
          </table:table-cell>
          <table:table-cell table:formula="of:=CONCATENATE([.N76];[.L76])" office:value-type="string" office:string-value="100101100" calcext:value-type="string">
            <text:p>100101100</text:p>
          </table:table-cell>
          <table:table-cell table:formula="of:=BASE([.B76];2)" office:value-type="string" office:string-value="10010110" calcext:value-type="string">
            <text:p>100101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O76:.V76])" office:value-type="float" office:value="4" calcext:value-type="float">
            <text:p>4</text:p>
          </table:table-cell>
          <table:table-cell table:formula="of:=MOD([.W76];2)" office:value-type="float" office:value="0" calcext:value-type="float">
            <text:p>0</text:p>
          </table:table-cell>
          <table:table-cell table:formula="of:=CONCATENATE([.M76];[.X76])" office:value-type="string" office:string-value="1001011000" calcext:value-type="string">
            <text:p>1001011000</text:p>
          </table:table-cell>
          <table:table-cell table:formula="of:=DECIMAL([.Y76];2)" office:value-type="float" office:value="600" calcext:value-type="float">
            <text:p>600</text:p>
          </table:table-cell>
          <table:table-cell table:number-columns-repeated="4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7]*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77:.J77])" office:value-type="float" office:value="3" calcext:value-type="float">
            <text:p>3</text:p>
          </table:table-cell>
          <table:table-cell table:formula="of:=MOD([.K77];2)" office:value-type="float" office:value="1" calcext:value-type="float">
            <text:p>1</text:p>
          </table:table-cell>
          <table:table-cell table:formula="of:=CONCATENATE([.N77];[.L77])" office:value-type="string" office:string-value="100110001" calcext:value-type="string">
            <text:p>100110001</text:p>
          </table:table-cell>
          <table:table-cell table:formula="of:=BASE([.B77];2)" office:value-type="string" office:string-value="10011000" calcext:value-type="string">
            <text:p>1001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77:.V77])" office:value-type="float" office:value="4" calcext:value-type="float">
            <text:p>4</text:p>
          </table:table-cell>
          <table:table-cell table:formula="of:=MOD([.W77];2)" office:value-type="float" office:value="0" calcext:value-type="float">
            <text:p>0</text:p>
          </table:table-cell>
          <table:table-cell table:formula="of:=CONCATENATE([.M77];[.X77])" office:value-type="string" office:string-value="1001100010" calcext:value-type="string">
            <text:p>1001100010</text:p>
          </table:table-cell>
          <table:table-cell table:formula="of:=DECIMAL([.Y77];2)" office:value-type="float" office:value="610" calcext:value-type="float">
            <text:p>610</text:p>
          </table:table-cell>
          <table:table-cell table:number-columns-repeated="4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8]*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78:.J78])" office:value-type="float" office:value="4" calcext:value-type="float">
            <text:p>4</text:p>
          </table:table-cell>
          <table:table-cell table:formula="of:=MOD([.K78];2)" office:value-type="float" office:value="0" calcext:value-type="float">
            <text:p>0</text:p>
          </table:table-cell>
          <table:table-cell table:formula="of:=CONCATENATE([.N78];[.L78])" office:value-type="string" office:string-value="100110100" calcext:value-type="string">
            <text:p>100110100</text:p>
          </table:table-cell>
          <table:table-cell table:formula="of:=BASE([.B78];2)" office:value-type="string" office:string-value="10011010" calcext:value-type="string">
            <text:p>10011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O78:.V78])" office:value-type="float" office:value="4" calcext:value-type="float">
            <text:p>4</text:p>
          </table:table-cell>
          <table:table-cell table:formula="of:=MOD([.W78];2)" office:value-type="float" office:value="0" calcext:value-type="float">
            <text:p>0</text:p>
          </table:table-cell>
          <table:table-cell table:formula="of:=CONCATENATE([.M78];[.X78])" office:value-type="string" office:string-value="1001101000" calcext:value-type="string">
            <text:p>1001101000</text:p>
          </table:table-cell>
          <table:table-cell table:formula="of:=DECIMAL([.Y78];2)" office:value-type="float" office:value="616" calcext:value-type="float">
            <text:p>616</text:p>
          </table:table-cell>
          <table:table-cell table:number-columns-repeated="4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79]*2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79:.J79])" office:value-type="float" office:value="4" calcext:value-type="float">
            <text:p>4</text:p>
          </table:table-cell>
          <table:table-cell table:formula="of:=MOD([.K79];2)" office:value-type="float" office:value="0" calcext:value-type="float">
            <text:p>0</text:p>
          </table:table-cell>
          <table:table-cell table:formula="of:=CONCATENATE([.N79];[.L79])" office:value-type="string" office:string-value="100111000" calcext:value-type="string">
            <text:p>100111000</text:p>
          </table:table-cell>
          <table:table-cell table:formula="of:=BASE([.B79];2)" office:value-type="string" office:string-value="10011100" calcext:value-type="string">
            <text:p>10011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O79:.V79])" office:value-type="float" office:value="4" calcext:value-type="float">
            <text:p>4</text:p>
          </table:table-cell>
          <table:table-cell table:formula="of:=MOD([.W79];2)" office:value-type="float" office:value="0" calcext:value-type="float">
            <text:p>0</text:p>
          </table:table-cell>
          <table:table-cell table:formula="of:=CONCATENATE([.M79];[.X79])" office:value-type="string" office:string-value="1001110000" calcext:value-type="string">
            <text:p>1001110000</text:p>
          </table:table-cell>
          <table:table-cell table:formula="of:=DECIMAL([.Y79];2)" office:value-type="float" office:value="624" calcext:value-type="float">
            <text:p>624</text:p>
          </table:table-cell>
          <table:table-cell table:number-columns-repeated="4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0]*2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80:.J80])" office:value-type="float" office:value="5" calcext:value-type="float">
            <text:p>5</text:p>
          </table:table-cell>
          <table:table-cell table:formula="of:=MOD([.K80];2)" office:value-type="float" office:value="1" calcext:value-type="float">
            <text:p>1</text:p>
          </table:table-cell>
          <table:table-cell table:formula="of:=CONCATENATE([.N80];[.L80])" office:value-type="string" office:string-value="100111101" calcext:value-type="string">
            <text:p>100111101</text:p>
          </table:table-cell>
          <table:table-cell table:formula="of:=BASE([.B80];2)" office:value-type="string" office:string-value="10011110" calcext:value-type="string">
            <text:p>100111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O80:.V80])" office:value-type="float" office:value="6" calcext:value-type="float">
            <text:p>6</text:p>
          </table:table-cell>
          <table:table-cell table:formula="of:=MOD([.W80];2)" office:value-type="float" office:value="0" calcext:value-type="float">
            <text:p>0</text:p>
          </table:table-cell>
          <table:table-cell table:formula="of:=CONCATENATE([.M80];[.X80])" office:value-type="string" office:string-value="1001111010" calcext:value-type="string">
            <text:p>1001111010</text:p>
          </table:table-cell>
          <table:table-cell table:formula="of:=DECIMAL([.Y80];2)" office:value-type="float" office:value="634" calcext:value-type="float">
            <text:p>634</text:p>
          </table:table-cell>
          <table:table-cell table:number-columns-repeated="4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1]*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81:.J81])" office:value-type="float" office:value="2" calcext:value-type="float">
            <text:p>2</text:p>
          </table:table-cell>
          <table:table-cell table:formula="of:=MOD([.K81];2)" office:value-type="float" office:value="0" calcext:value-type="float">
            <text:p>0</text:p>
          </table:table-cell>
          <table:table-cell table:formula="of:=CONCATENATE([.N81];[.L81])" office:value-type="string" office:string-value="101000000" calcext:value-type="string">
            <text:p>101000000</text:p>
          </table:table-cell>
          <table:table-cell table:formula="of:=BASE([.B81];2)" office:value-type="string" office:string-value="10100000" calcext:value-type="string">
            <text:p>10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O81:.V81])" office:value-type="float" office:value="2" calcext:value-type="float">
            <text:p>2</text:p>
          </table:table-cell>
          <table:table-cell table:formula="of:=MOD([.W81];2)" office:value-type="float" office:value="0" calcext:value-type="float">
            <text:p>0</text:p>
          </table:table-cell>
          <table:table-cell table:formula="of:=CONCATENATE([.M81];[.X81])" office:value-type="string" office:string-value="1010000000" calcext:value-type="string">
            <text:p>1010000000</text:p>
          </table:table-cell>
          <table:table-cell table:formula="of:=DECIMAL([.Y81];2)" office:value-type="float" office:value="640" calcext:value-type="float">
            <text:p>640</text:p>
          </table:table-cell>
          <table:table-cell table:number-columns-repeated="4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2]*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82:.J82])" office:value-type="float" office:value="3" calcext:value-type="float">
            <text:p>3</text:p>
          </table:table-cell>
          <table:table-cell table:formula="of:=MOD([.K82];2)" office:value-type="float" office:value="1" calcext:value-type="float">
            <text:p>1</text:p>
          </table:table-cell>
          <table:table-cell table:formula="of:=CONCATENATE([.N82];[.L82])" office:value-type="string" office:string-value="101000101" calcext:value-type="string">
            <text:p>101000101</text:p>
          </table:table-cell>
          <table:table-cell table:formula="of:=BASE([.B82];2)" office:value-type="string" office:string-value="10100010" calcext:value-type="string">
            <text:p>10100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O82:.V82])" office:value-type="float" office:value="4" calcext:value-type="float">
            <text:p>4</text:p>
          </table:table-cell>
          <table:table-cell table:formula="of:=MOD([.W82];2)" office:value-type="float" office:value="0" calcext:value-type="float">
            <text:p>0</text:p>
          </table:table-cell>
          <table:table-cell table:formula="of:=CONCATENATE([.M82];[.X82])" office:value-type="string" office:string-value="1010001010" calcext:value-type="string">
            <text:p>1010001010</text:p>
          </table:table-cell>
          <table:table-cell table:formula="of:=DECIMAL([.Y82];2)" office:value-type="float" office:value="650" calcext:value-type="float">
            <text:p>650</text:p>
          </table:table-cell>
          <table:table-cell table:number-columns-repeated="4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3]*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83:.J83])" office:value-type="float" office:value="3" calcext:value-type="float">
            <text:p>3</text:p>
          </table:table-cell>
          <table:table-cell table:formula="of:=MOD([.K83];2)" office:value-type="float" office:value="1" calcext:value-type="float">
            <text:p>1</text:p>
          </table:table-cell>
          <table:table-cell table:formula="of:=CONCATENATE([.N83];[.L83])" office:value-type="string" office:string-value="101001001" calcext:value-type="string">
            <text:p>101001001</text:p>
          </table:table-cell>
          <table:table-cell table:formula="of:=BASE([.B83];2)" office:value-type="string" office:string-value="10100100" calcext:value-type="string">
            <text:p>10100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83:.V83])" office:value-type="float" office:value="4" calcext:value-type="float">
            <text:p>4</text:p>
          </table:table-cell>
          <table:table-cell table:formula="of:=MOD([.W83];2)" office:value-type="float" office:value="0" calcext:value-type="float">
            <text:p>0</text:p>
          </table:table-cell>
          <table:table-cell table:formula="of:=CONCATENATE([.M83];[.X83])" office:value-type="string" office:string-value="1010010010" calcext:value-type="string">
            <text:p>1010010010</text:p>
          </table:table-cell>
          <table:table-cell table:formula="of:=DECIMAL([.Y83];2)" office:value-type="float" office:value="658" calcext:value-type="float">
            <text:p>658</text:p>
          </table:table-cell>
          <table:table-cell table:number-columns-repeated="4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4]*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84:.J84])" office:value-type="float" office:value="4" calcext:value-type="float">
            <text:p>4</text:p>
          </table:table-cell>
          <table:table-cell table:formula="of:=MOD([.K84];2)" office:value-type="float" office:value="0" calcext:value-type="float">
            <text:p>0</text:p>
          </table:table-cell>
          <table:table-cell table:formula="of:=CONCATENATE([.N84];[.L84])" office:value-type="string" office:string-value="101001100" calcext:value-type="string">
            <text:p>101001100</text:p>
          </table:table-cell>
          <table:table-cell table:formula="of:=BASE([.B84];2)" office:value-type="string" office:string-value="10100110" calcext:value-type="string">
            <text:p>10100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O84:.V84])" office:value-type="float" office:value="4" calcext:value-type="float">
            <text:p>4</text:p>
          </table:table-cell>
          <table:table-cell table:formula="of:=MOD([.W84];2)" office:value-type="float" office:value="0" calcext:value-type="float">
            <text:p>0</text:p>
          </table:table-cell>
          <table:table-cell table:formula="of:=CONCATENATE([.M84];[.X84])" office:value-type="string" office:string-value="1010011000" calcext:value-type="string">
            <text:p>1010011000</text:p>
          </table:table-cell>
          <table:table-cell table:formula="of:=DECIMAL([.Y84];2)" office:value-type="float" office:value="664" calcext:value-type="float">
            <text:p>664</text:p>
          </table:table-cell>
          <table:table-cell table:number-columns-repeated="4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5]*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85:.J85])" office:value-type="float" office:value="3" calcext:value-type="float">
            <text:p>3</text:p>
          </table:table-cell>
          <table:table-cell table:formula="of:=MOD([.K85];2)" office:value-type="float" office:value="1" calcext:value-type="float">
            <text:p>1</text:p>
          </table:table-cell>
          <table:table-cell table:formula="of:=CONCATENATE([.N85];[.L85])" office:value-type="string" office:string-value="101010001" calcext:value-type="string">
            <text:p>101010001</text:p>
          </table:table-cell>
          <table:table-cell table:formula="of:=BASE([.B85];2)" office:value-type="string" office:string-value="10101000" calcext:value-type="string">
            <text:p>1010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85:.V85])" office:value-type="float" office:value="4" calcext:value-type="float">
            <text:p>4</text:p>
          </table:table-cell>
          <table:table-cell table:formula="of:=MOD([.W85];2)" office:value-type="float" office:value="0" calcext:value-type="float">
            <text:p>0</text:p>
          </table:table-cell>
          <table:table-cell table:formula="of:=CONCATENATE([.M85];[.X85])" office:value-type="string" office:string-value="1010100010" calcext:value-type="string">
            <text:p>1010100010</text:p>
          </table:table-cell>
          <table:table-cell table:formula="of:=DECIMAL([.Y85];2)" office:value-type="float" office:value="674" calcext:value-type="float">
            <text:p>674</text:p>
          </table:table-cell>
          <table:table-cell table:number-columns-repeated="4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6]*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86:.J86])" office:value-type="float" office:value="4" calcext:value-type="float">
            <text:p>4</text:p>
          </table:table-cell>
          <table:table-cell table:formula="of:=MOD([.K86];2)" office:value-type="float" office:value="0" calcext:value-type="float">
            <text:p>0</text:p>
          </table:table-cell>
          <table:table-cell table:formula="of:=CONCATENATE([.N86];[.L86])" office:value-type="string" office:string-value="101010100" calcext:value-type="string">
            <text:p>101010100</text:p>
          </table:table-cell>
          <table:table-cell table:formula="of:=BASE([.B86];2)" office:value-type="string" office:string-value="10101010" calcext:value-type="string">
            <text:p>10101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O86:.V86])" office:value-type="float" office:value="4" calcext:value-type="float">
            <text:p>4</text:p>
          </table:table-cell>
          <table:table-cell table:formula="of:=MOD([.W86];2)" office:value-type="float" office:value="0" calcext:value-type="float">
            <text:p>0</text:p>
          </table:table-cell>
          <table:table-cell table:formula="of:=CONCATENATE([.M86];[.X86])" office:value-type="string" office:string-value="1010101000" calcext:value-type="string">
            <text:p>1010101000</text:p>
          </table:table-cell>
          <table:table-cell table:formula="of:=DECIMAL([.Y86];2)" office:value-type="float" office:value="680" calcext:value-type="float">
            <text:p>680</text:p>
          </table:table-cell>
          <table:table-cell table:number-columns-repeated="4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7]*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87:.J87])" office:value-type="float" office:value="4" calcext:value-type="float">
            <text:p>4</text:p>
          </table:table-cell>
          <table:table-cell table:formula="of:=MOD([.K87];2)" office:value-type="float" office:value="0" calcext:value-type="float">
            <text:p>0</text:p>
          </table:table-cell>
          <table:table-cell table:formula="of:=CONCATENATE([.N87];[.L87])" office:value-type="string" office:string-value="101011000" calcext:value-type="string">
            <text:p>101011000</text:p>
          </table:table-cell>
          <table:table-cell table:formula="of:=BASE([.B87];2)" office:value-type="string" office:string-value="10101100" calcext:value-type="string">
            <text:p>10101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O87:.V87])" office:value-type="float" office:value="4" calcext:value-type="float">
            <text:p>4</text:p>
          </table:table-cell>
          <table:table-cell table:formula="of:=MOD([.W87];2)" office:value-type="float" office:value="0" calcext:value-type="float">
            <text:p>0</text:p>
          </table:table-cell>
          <table:table-cell table:formula="of:=CONCATENATE([.M87];[.X87])" office:value-type="string" office:string-value="1010110000" calcext:value-type="string">
            <text:p>1010110000</text:p>
          </table:table-cell>
          <table:table-cell table:formula="of:=DECIMAL([.Y87];2)" office:value-type="float" office:value="688" calcext:value-type="float">
            <text:p>688</text:p>
          </table:table-cell>
          <table:table-cell table:number-columns-repeated="4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8]*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88:.J88])" office:value-type="float" office:value="5" calcext:value-type="float">
            <text:p>5</text:p>
          </table:table-cell>
          <table:table-cell table:formula="of:=MOD([.K88];2)" office:value-type="float" office:value="1" calcext:value-type="float">
            <text:p>1</text:p>
          </table:table-cell>
          <table:table-cell table:formula="of:=CONCATENATE([.N88];[.L88])" office:value-type="string" office:string-value="101011101" calcext:value-type="string">
            <text:p>101011101</text:p>
          </table:table-cell>
          <table:table-cell table:formula="of:=BASE([.B88];2)" office:value-type="string" office:string-value="10101110" calcext:value-type="string">
            <text:p>10101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O88:.V88])" office:value-type="float" office:value="6" calcext:value-type="float">
            <text:p>6</text:p>
          </table:table-cell>
          <table:table-cell table:formula="of:=MOD([.W88];2)" office:value-type="float" office:value="0" calcext:value-type="float">
            <text:p>0</text:p>
          </table:table-cell>
          <table:table-cell table:formula="of:=CONCATENATE([.M88];[.X88])" office:value-type="string" office:string-value="1010111010" calcext:value-type="string">
            <text:p>1010111010</text:p>
          </table:table-cell>
          <table:table-cell table:formula="of:=DECIMAL([.Y88];2)" office:value-type="float" office:value="698" calcext:value-type="float">
            <text:p>698</text:p>
          </table:table-cell>
          <table:table-cell table:number-columns-repeated="4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89]*2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89:.J89])" office:value-type="float" office:value="3" calcext:value-type="float">
            <text:p>3</text:p>
          </table:table-cell>
          <table:table-cell table:formula="of:=MOD([.K89];2)" office:value-type="float" office:value="1" calcext:value-type="float">
            <text:p>1</text:p>
          </table:table-cell>
          <table:table-cell table:formula="of:=CONCATENATE([.N89];[.L89])" office:value-type="string" office:string-value="101100001" calcext:value-type="string">
            <text:p>101100001</text:p>
          </table:table-cell>
          <table:table-cell table:formula="of:=BASE([.B89];2)" office:value-type="string" office:string-value="10110000" calcext:value-type="string">
            <text:p>101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89:.V89])" office:value-type="float" office:value="4" calcext:value-type="float">
            <text:p>4</text:p>
          </table:table-cell>
          <table:table-cell table:formula="of:=MOD([.W89];2)" office:value-type="float" office:value="0" calcext:value-type="float">
            <text:p>0</text:p>
          </table:table-cell>
          <table:table-cell table:formula="of:=CONCATENATE([.M89];[.X89])" office:value-type="string" office:string-value="1011000010" calcext:value-type="string">
            <text:p>1011000010</text:p>
          </table:table-cell>
          <table:table-cell table:formula="of:=DECIMAL([.Y89];2)" office:value-type="float" office:value="706" calcext:value-type="float">
            <text:p>706</text:p>
          </table:table-cell>
          <table:table-cell table:number-columns-repeated="4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0]*2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90:.J90])" office:value-type="float" office:value="4" calcext:value-type="float">
            <text:p>4</text:p>
          </table:table-cell>
          <table:table-cell table:formula="of:=MOD([.K90];2)" office:value-type="float" office:value="0" calcext:value-type="float">
            <text:p>0</text:p>
          </table:table-cell>
          <table:table-cell table:formula="of:=CONCATENATE([.N90];[.L90])" office:value-type="string" office:string-value="101100100" calcext:value-type="string">
            <text:p>101100100</text:p>
          </table:table-cell>
          <table:table-cell table:formula="of:=BASE([.B90];2)" office:value-type="string" office:string-value="10110010" calcext:value-type="string">
            <text:p>10110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O90:.V90])" office:value-type="float" office:value="4" calcext:value-type="float">
            <text:p>4</text:p>
          </table:table-cell>
          <table:table-cell table:formula="of:=MOD([.W90];2)" office:value-type="float" office:value="0" calcext:value-type="float">
            <text:p>0</text:p>
          </table:table-cell>
          <table:table-cell table:formula="of:=CONCATENATE([.M90];[.X90])" office:value-type="string" office:string-value="1011001000" calcext:value-type="string">
            <text:p>1011001000</text:p>
          </table:table-cell>
          <table:table-cell table:formula="of:=DECIMAL([.Y90];2)" office:value-type="float" office:value="712" calcext:value-type="float">
            <text:p>712</text:p>
          </table:table-cell>
          <table:table-cell table:number-columns-repeated="4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1]*2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1:.J91])" office:value-type="float" office:value="4" calcext:value-type="float">
            <text:p>4</text:p>
          </table:table-cell>
          <table:table-cell table:formula="of:=MOD([.K91];2)" office:value-type="float" office:value="0" calcext:value-type="float">
            <text:p>0</text:p>
          </table:table-cell>
          <table:table-cell table:formula="of:=CONCATENATE([.N91];[.L91])" office:value-type="string" office:string-value="101101000" calcext:value-type="string">
            <text:p>101101000</text:p>
          </table:table-cell>
          <table:table-cell table:formula="of:=BASE([.B91];2)" office:value-type="string" office:string-value="10110100" calcext:value-type="string">
            <text:p>10110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O91:.V91])" office:value-type="float" office:value="4" calcext:value-type="float">
            <text:p>4</text:p>
          </table:table-cell>
          <table:table-cell table:formula="of:=MOD([.W91];2)" office:value-type="float" office:value="0" calcext:value-type="float">
            <text:p>0</text:p>
          </table:table-cell>
          <table:table-cell table:formula="of:=CONCATENATE([.M91];[.X91])" office:value-type="string" office:string-value="1011010000" calcext:value-type="string">
            <text:p>1011010000</text:p>
          </table:table-cell>
          <table:table-cell table:formula="of:=DECIMAL([.Y91];2)" office:value-type="float" office:value="720" calcext:value-type="float">
            <text:p>720</text:p>
          </table:table-cell>
          <table:table-cell table:number-columns-repeated="4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2]*2"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92:.J92])" office:value-type="float" office:value="5" calcext:value-type="float">
            <text:p>5</text:p>
          </table:table-cell>
          <table:table-cell table:formula="of:=MOD([.K92];2)" office:value-type="float" office:value="1" calcext:value-type="float">
            <text:p>1</text:p>
          </table:table-cell>
          <table:table-cell table:formula="of:=CONCATENATE([.N92];[.L92])" office:value-type="string" office:string-value="101101101" calcext:value-type="string">
            <text:p>101101101</text:p>
          </table:table-cell>
          <table:table-cell table:formula="of:=BASE([.B92];2)" office:value-type="string" office:string-value="10110110" calcext:value-type="string">
            <text:p>10110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O92:.V92])" office:value-type="float" office:value="6" calcext:value-type="float">
            <text:p>6</text:p>
          </table:table-cell>
          <table:table-cell table:formula="of:=MOD([.W92];2)" office:value-type="float" office:value="0" calcext:value-type="float">
            <text:p>0</text:p>
          </table:table-cell>
          <table:table-cell table:formula="of:=CONCATENATE([.M92];[.X92])" office:value-type="string" office:string-value="1011011010" calcext:value-type="string">
            <text:p>1011011010</text:p>
          </table:table-cell>
          <table:table-cell table:formula="of:=DECIMAL([.Y92];2)" office:value-type="float" office:value="730" calcext:value-type="float">
            <text:p>730</text:p>
          </table:table-cell>
          <table:table-cell table:number-columns-repeated="4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3]*2"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93:.J93])" office:value-type="float" office:value="4" calcext:value-type="float">
            <text:p>4</text:p>
          </table:table-cell>
          <table:table-cell table:formula="of:=MOD([.K93];2)" office:value-type="float" office:value="0" calcext:value-type="float">
            <text:p>0</text:p>
          </table:table-cell>
          <table:table-cell table:formula="of:=CONCATENATE([.N93];[.L93])" office:value-type="string" office:string-value="101110000" calcext:value-type="string">
            <text:p>101110000</text:p>
          </table:table-cell>
          <table:table-cell table:formula="of:=BASE([.B93];2)" office:value-type="string" office:string-value="10111000" calcext:value-type="string">
            <text:p>1011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O93:.V93])" office:value-type="float" office:value="4" calcext:value-type="float">
            <text:p>4</text:p>
          </table:table-cell>
          <table:table-cell table:formula="of:=MOD([.W93];2)" office:value-type="float" office:value="0" calcext:value-type="float">
            <text:p>0</text:p>
          </table:table-cell>
          <table:table-cell table:formula="of:=CONCATENATE([.M93];[.X93])" office:value-type="string" office:string-value="1011100000" calcext:value-type="string">
            <text:p>1011100000</text:p>
          </table:table-cell>
          <table:table-cell table:formula="of:=DECIMAL([.Y93];2)" office:value-type="float" office:value="736" calcext:value-type="float">
            <text:p>736</text:p>
          </table:table-cell>
          <table:table-cell table:number-columns-repeated="4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4]*2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94:.J94])" office:value-type="float" office:value="5" calcext:value-type="float">
            <text:p>5</text:p>
          </table:table-cell>
          <table:table-cell table:formula="of:=MOD([.K94];2)" office:value-type="float" office:value="1" calcext:value-type="float">
            <text:p>1</text:p>
          </table:table-cell>
          <table:table-cell table:formula="of:=CONCATENATE([.N94];[.L94])" office:value-type="string" office:string-value="101110101" calcext:value-type="string">
            <text:p>101110101</text:p>
          </table:table-cell>
          <table:table-cell table:formula="of:=BASE([.B94];2)" office:value-type="string" office:string-value="10111010" calcext:value-type="string">
            <text:p>10111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O94:.V94])" office:value-type="float" office:value="6" calcext:value-type="float">
            <text:p>6</text:p>
          </table:table-cell>
          <table:table-cell table:formula="of:=MOD([.W94];2)" office:value-type="float" office:value="0" calcext:value-type="float">
            <text:p>0</text:p>
          </table:table-cell>
          <table:table-cell table:formula="of:=CONCATENATE([.M94];[.X94])" office:value-type="string" office:string-value="1011101010" calcext:value-type="string">
            <text:p>1011101010</text:p>
          </table:table-cell>
          <table:table-cell table:formula="of:=DECIMAL([.Y94];2)" office:value-type="float" office:value="746" calcext:value-type="float">
            <text:p>746</text:p>
          </table:table-cell>
          <table:table-cell table:number-columns-repeated="4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5]*2"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5:.J95])" office:value-type="float" office:value="5" calcext:value-type="float">
            <text:p>5</text:p>
          </table:table-cell>
          <table:table-cell table:formula="of:=MOD([.K95];2)" office:value-type="float" office:value="1" calcext:value-type="float">
            <text:p>1</text:p>
          </table:table-cell>
          <table:table-cell table:formula="of:=CONCATENATE([.N95];[.L95])" office:value-type="string" office:string-value="101111001" calcext:value-type="string">
            <text:p>101111001</text:p>
          </table:table-cell>
          <table:table-cell table:formula="of:=BASE([.B95];2)" office:value-type="string" office:string-value="10111100" calcext:value-type="string">
            <text:p>10111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95:.V95])" office:value-type="float" office:value="6" calcext:value-type="float">
            <text:p>6</text:p>
          </table:table-cell>
          <table:table-cell table:formula="of:=MOD([.W95];2)" office:value-type="float" office:value="0" calcext:value-type="float">
            <text:p>0</text:p>
          </table:table-cell>
          <table:table-cell table:formula="of:=CONCATENATE([.M95];[.X95])" office:value-type="string" office:string-value="1011110010" calcext:value-type="string">
            <text:p>1011110010</text:p>
          </table:table-cell>
          <table:table-cell table:formula="of:=DECIMAL([.Y95];2)" office:value-type="float" office:value="754" calcext:value-type="float">
            <text:p>754</text:p>
          </table:table-cell>
          <table:table-cell table:number-columns-repeated="4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6]*2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96:.J96])" office:value-type="float" office:value="6" calcext:value-type="float">
            <text:p>6</text:p>
          </table:table-cell>
          <table:table-cell table:formula="of:=MOD([.K96];2)" office:value-type="float" office:value="0" calcext:value-type="float">
            <text:p>0</text:p>
          </table:table-cell>
          <table:table-cell table:formula="of:=CONCATENATE([.N96];[.L96])" office:value-type="string" office:string-value="101111100" calcext:value-type="string">
            <text:p>101111100</text:p>
          </table:table-cell>
          <table:table-cell table:formula="of:=BASE([.B96];2)" office:value-type="string" office:string-value="10111110" calcext:value-type="string">
            <text:p>10111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O96:.V96])" office:value-type="float" office:value="6" calcext:value-type="float">
            <text:p>6</text:p>
          </table:table-cell>
          <table:table-cell table:formula="of:=MOD([.W96];2)" office:value-type="float" office:value="0" calcext:value-type="float">
            <text:p>0</text:p>
          </table:table-cell>
          <table:table-cell table:formula="of:=CONCATENATE([.M96];[.X96])" office:value-type="string" office:string-value="1011111000" calcext:value-type="string">
            <text:p>1011111000</text:p>
          </table:table-cell>
          <table:table-cell table:formula="of:=DECIMAL([.Y96];2)" office:value-type="float" office:value="760" calcext:value-type="float">
            <text:p>760</text:p>
          </table:table-cell>
          <table:table-cell table:number-columns-repeated="4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7]*2" office:value-type="float" office:value="192" calcext:value-type="float">
            <text:p>1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97:.J97])" office:value-type="float" office:value="2" calcext:value-type="float">
            <text:p>2</text:p>
          </table:table-cell>
          <table:table-cell table:formula="of:=MOD([.K97];2)" office:value-type="float" office:value="0" calcext:value-type="float">
            <text:p>0</text:p>
          </table:table-cell>
          <table:table-cell table:formula="of:=CONCATENATE([.N97];[.L97])" office:value-type="string" office:string-value="110000000" calcext:value-type="string">
            <text:p>110000000</text:p>
          </table:table-cell>
          <table:table-cell table:formula="of:=BASE([.B97];2)" office:value-type="string" office:string-value="11000000" calcext:value-type="string">
            <text:p>1100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97:.V97])" office:value-type="float" office:value="2" calcext:value-type="float">
            <text:p>2</text:p>
          </table:table-cell>
          <table:table-cell table:formula="of:=MOD([.W97];2)" office:value-type="float" office:value="0" calcext:value-type="float">
            <text:p>0</text:p>
          </table:table-cell>
          <table:table-cell table:formula="of:=CONCATENATE([.M97];[.X97])" office:value-type="string" office:string-value="1100000000" calcext:value-type="string">
            <text:p>1100000000</text:p>
          </table:table-cell>
          <table:table-cell table:formula="of:=DECIMAL([.Y97];2)" office:value-type="float" office:value="768" calcext:value-type="float">
            <text:p>768</text:p>
          </table:table-cell>
          <table:table-cell table:number-columns-repeated="4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8]*2" office:value-type="float" office:value="194" calcext:value-type="float">
            <text:p>1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98:.J98])" office:value-type="float" office:value="3" calcext:value-type="float">
            <text:p>3</text:p>
          </table:table-cell>
          <table:table-cell table:formula="of:=MOD([.K98];2)" office:value-type="float" office:value="1" calcext:value-type="float">
            <text:p>1</text:p>
          </table:table-cell>
          <table:table-cell table:formula="of:=CONCATENATE([.N98];[.L98])" office:value-type="string" office:string-value="110000101" calcext:value-type="string">
            <text:p>110000101</text:p>
          </table:table-cell>
          <table:table-cell table:formula="of:=BASE([.B98];2)" office:value-type="string" office:string-value="11000010" calcext:value-type="string">
            <text:p>11000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O98:.V98])" office:value-type="float" office:value="4" calcext:value-type="float">
            <text:p>4</text:p>
          </table:table-cell>
          <table:table-cell table:formula="of:=MOD([.W98];2)" office:value-type="float" office:value="0" calcext:value-type="float">
            <text:p>0</text:p>
          </table:table-cell>
          <table:table-cell table:formula="of:=CONCATENATE([.M98];[.X98])" office:value-type="string" office:string-value="1100001010" calcext:value-type="string">
            <text:p>1100001010</text:p>
          </table:table-cell>
          <table:table-cell table:formula="of:=DECIMAL([.Y98];2)" office:value-type="float" office:value="778" calcext:value-type="float">
            <text:p>778</text:p>
          </table:table-cell>
          <table:table-cell table:number-columns-repeated="4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99]*2"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9:.J99])" office:value-type="float" office:value="3" calcext:value-type="float">
            <text:p>3</text:p>
          </table:table-cell>
          <table:table-cell table:formula="of:=MOD([.K99];2)" office:value-type="float" office:value="1" calcext:value-type="float">
            <text:p>1</text:p>
          </table:table-cell>
          <table:table-cell table:formula="of:=CONCATENATE([.N99];[.L99])" office:value-type="string" office:string-value="110001001" calcext:value-type="string">
            <text:p>110001001</text:p>
          </table:table-cell>
          <table:table-cell table:formula="of:=BASE([.B99];2)" office:value-type="string" office:string-value="11000100" calcext:value-type="string">
            <text:p>11000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99:.V99])" office:value-type="float" office:value="4" calcext:value-type="float">
            <text:p>4</text:p>
          </table:table-cell>
          <table:table-cell table:formula="of:=MOD([.W99];2)" office:value-type="float" office:value="0" calcext:value-type="float">
            <text:p>0</text:p>
          </table:table-cell>
          <table:table-cell table:formula="of:=CONCATENATE([.M99];[.X99])" office:value-type="string" office:string-value="1100010010" calcext:value-type="string">
            <text:p>1100010010</text:p>
          </table:table-cell>
          <table:table-cell table:formula="of:=DECIMAL([.Y99];2)" office:value-type="float" office:value="786" calcext:value-type="float">
            <text:p>786</text:p>
          </table:table-cell>
          <table:table-cell table:number-columns-repeated="4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0]*2" office:value-type="float" office:value="198" calcext:value-type="float">
            <text:p>1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00:.J100])" office:value-type="float" office:value="4" calcext:value-type="float">
            <text:p>4</text:p>
          </table:table-cell>
          <table:table-cell table:formula="of:=MOD([.K100];2)" office:value-type="float" office:value="0" calcext:value-type="float">
            <text:p>0</text:p>
          </table:table-cell>
          <table:table-cell table:formula="of:=CONCATENATE([.N100];[.L100])" office:value-type="string" office:string-value="110001100" calcext:value-type="string">
            <text:p>110001100</text:p>
          </table:table-cell>
          <table:table-cell table:formula="of:=BASE([.B100];2)" office:value-type="string" office:string-value="11000110" calcext:value-type="string">
            <text:p>11000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O100:.V100])" office:value-type="float" office:value="4" calcext:value-type="float">
            <text:p>4</text:p>
          </table:table-cell>
          <table:table-cell table:formula="of:=MOD([.W100];2)" office:value-type="float" office:value="0" calcext:value-type="float">
            <text:p>0</text:p>
          </table:table-cell>
          <table:table-cell table:formula="of:=CONCATENATE([.M100];[.X100])" office:value-type="string" office:string-value="1100011000" calcext:value-type="string">
            <text:p>1100011000</text:p>
          </table:table-cell>
          <table:table-cell table:formula="of:=DECIMAL([.Y100];2)" office:value-type="float" office:value="792" calcext:value-type="float">
            <text:p>792</text:p>
          </table:table-cell>
          <table:table-cell table:number-columns-repeated="46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table:formula="of:=[.A101]*2" office:value-type="float" office:value="200" calcext:value-type="float">
            <text:p>2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01:.K101]);2)" office:value-type="float" office:value="1" calcext:value-type="float">
            <text:p>1</text:p>
          </table:table-cell>
          <table:table-cell table:formula="of:=CONCATENATE([.N101];[.L101])" office:value-type="string" office:string-value="110010001" calcext:value-type="string">
            <text:p>110010001</text:p>
          </table:table-cell>
          <table:table-cell table:formula="of:=BASE([.B101];2)" office:value-type="string" office:string-value="11001000" calcext:value-type="string">
            <text:p>110010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MOD(SUM([.O101:.X101]);2)" office:value-type="float" office:value="0" calcext:value-type="float">
            <text:p>0</text:p>
          </table:table-cell>
          <table:table-cell table:style-name="ce3" table:formula="of:=CONCATENATE([.M101];[.Y101])" office:value-type="string" office:string-value="1100100010" calcext:value-type="string">
            <text:p>1100100010</text:p>
          </table:table-cell>
          <table:table-cell table:style-name="ce3" table:formula="of:=DECIMAL([.Z101:.Z159];2)" office:value-type="float" office:value="802" calcext:value-type="float">
            <text:p>802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table:formula="of:=[.A102]*2" office:value-type="float" office:value="202" calcext:value-type="float">
            <text:p>20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02:.K102]);2)" office:value-type="float" office:value="0" calcext:value-type="float">
            <text:p>0</text:p>
          </table:table-cell>
          <table:table-cell table:formula="of:=CONCATENATE([.N102];[.L102])" office:value-type="string" office:string-value="110010100" calcext:value-type="string">
            <text:p>110010100</text:p>
          </table:table-cell>
          <table:table-cell table:formula="of:=BASE([.B102];2)" office:value-type="string" office:string-value="11001010" calcext:value-type="string">
            <text:p>110010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table:formula="of:=MOD(SUM([.O102:.X102]);2)" office:value-type="float" office:value="0" calcext:value-type="float">
            <text:p>0</text:p>
          </table:table-cell>
          <table:table-cell table:style-name="ce3" table:formula="of:=CONCATENATE([.M102];[.Y102])" office:value-type="string" office:string-value="1100101000" calcext:value-type="string">
            <text:p>1100101000</text:p>
          </table:table-cell>
          <table:table-cell table:style-name="ce3" table:formula="of:=DECIMAL([.Z102:.Z160];2)" office:value-type="float" office:value="808" calcext:value-type="float">
            <text:p>808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3" table:formula="of:=[.A103]*2" office:value-type="float" office:value="204" calcext:value-type="float">
            <text:p>20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03:.K103]);2)" office:value-type="float" office:value="0" calcext:value-type="float">
            <text:p>0</text:p>
          </table:table-cell>
          <table:table-cell table:formula="of:=CONCATENATE([.N103];[.L103])" office:value-type="string" office:string-value="110011000" calcext:value-type="string">
            <text:p>110011000</text:p>
          </table:table-cell>
          <table:table-cell table:formula="of:=BASE([.B103];2)" office:value-type="string" office:string-value="11001100" calcext:value-type="string">
            <text:p>110011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style-name="ce3" table:formula="of:=MOD(SUM([.O103:.X103]);2)" office:value-type="float" office:value="0" calcext:value-type="float">
            <text:p>0</text:p>
          </table:table-cell>
          <table:table-cell table:style-name="ce3" table:formula="of:=CONCATENATE([.M103];[.Y103])" office:value-type="string" office:string-value="1100110000" calcext:value-type="string">
            <text:p>1100110000</text:p>
          </table:table-cell>
          <table:table-cell table:style-name="ce3" table:formula="of:=DECIMAL([.Z103:.Z161];2)" office:value-type="float" office:value="816" calcext:value-type="float">
            <text:p>816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3" table:formula="of:=[.A104]*2" office:value-type="float" office:value="206" calcext:value-type="float">
            <text:p>20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04:.K104]);2)" office:value-type="float" office:value="1" calcext:value-type="float">
            <text:p>1</text:p>
          </table:table-cell>
          <table:table-cell table:formula="of:=CONCATENATE([.N104];[.L104])" office:value-type="string" office:string-value="110011101" calcext:value-type="string">
            <text:p>110011101</text:p>
          </table:table-cell>
          <table:table-cell table:formula="of:=BASE([.B104];2)" office:value-type="string" office:string-value="11001110" calcext:value-type="string">
            <text:p>110011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MOD(SUM([.O104:.X104]);2)" office:value-type="float" office:value="0" calcext:value-type="float">
            <text:p>0</text:p>
          </table:table-cell>
          <table:table-cell table:style-name="ce3" table:formula="of:=CONCATENATE([.M104];[.Y104])" office:value-type="string" office:string-value="1100111010" calcext:value-type="string">
            <text:p>1100111010</text:p>
          </table:table-cell>
          <table:table-cell table:style-name="ce3" table:formula="of:=DECIMAL([.Z104:.Z162];2)" office:value-type="float" office:value="826" calcext:value-type="float">
            <text:p>826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3" table:formula="of:=[.A105]*2" office:value-type="float" office:value="208" calcext:value-type="float">
            <text:p>20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05:.K105]);2)" office:value-type="float" office:value="1" calcext:value-type="float">
            <text:p>1</text:p>
          </table:table-cell>
          <table:table-cell table:formula="of:=CONCATENATE([.N105];[.L105])" office:value-type="string" office:string-value="110100001" calcext:value-type="string">
            <text:p>110100001</text:p>
          </table:table-cell>
          <table:table-cell table:formula="of:=BASE([.B105];2)" office:value-type="string" office:string-value="11010000" calcext:value-type="string">
            <text:p>110100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MOD(SUM([.O105:.X105]);2)" office:value-type="float" office:value="0" calcext:value-type="float">
            <text:p>0</text:p>
          </table:table-cell>
          <table:table-cell table:style-name="ce3" table:formula="of:=CONCATENATE([.M105];[.Y105])" office:value-type="string" office:string-value="1101000010" calcext:value-type="string">
            <text:p>1101000010</text:p>
          </table:table-cell>
          <table:table-cell table:style-name="ce3" table:formula="of:=DECIMAL([.Z105:.Z163];2)" office:value-type="float" office:value="834" calcext:value-type="float">
            <text:p>834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" table:formula="of:=[.A106]*2" office:value-type="float" office:value="210" calcext:value-type="float">
            <text:p>21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06:.K106]);2)" office:value-type="float" office:value="0" calcext:value-type="float">
            <text:p>0</text:p>
          </table:table-cell>
          <table:table-cell table:formula="of:=CONCATENATE([.N106];[.L106])" office:value-type="string" office:string-value="110100100" calcext:value-type="string">
            <text:p>110100100</text:p>
          </table:table-cell>
          <table:table-cell table:formula="of:=BASE([.B106];2)" office:value-type="string" office:string-value="11010010" calcext:value-type="string">
            <text:p>110100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table:formula="of:=MOD(SUM([.O106:.X106]);2)" office:value-type="float" office:value="0" calcext:value-type="float">
            <text:p>0</text:p>
          </table:table-cell>
          <table:table-cell table:style-name="ce3" table:formula="of:=CONCATENATE([.M106];[.Y106])" office:value-type="string" office:string-value="1101001000" calcext:value-type="string">
            <text:p>1101001000</text:p>
          </table:table-cell>
          <table:table-cell table:style-name="ce3" table:formula="of:=DECIMAL([.Z106:.Z164];2)" office:value-type="float" office:value="840" calcext:value-type="float">
            <text:p>840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3" table:formula="of:=[.A107]*2" office:value-type="float" office:value="212" calcext:value-type="float">
            <text:p>21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07:.K107]);2)" office:value-type="float" office:value="0" calcext:value-type="float">
            <text:p>0</text:p>
          </table:table-cell>
          <table:table-cell table:formula="of:=CONCATENATE([.N107];[.L107])" office:value-type="string" office:string-value="110101000" calcext:value-type="string">
            <text:p>110101000</text:p>
          </table:table-cell>
          <table:table-cell table:formula="of:=BASE([.B107];2)" office:value-type="string" office:string-value="11010100" calcext:value-type="string">
            <text:p>110101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style-name="ce3" table:formula="of:=MOD(SUM([.O107:.X107]);2)" office:value-type="float" office:value="0" calcext:value-type="float">
            <text:p>0</text:p>
          </table:table-cell>
          <table:table-cell table:style-name="ce3" table:formula="of:=CONCATENATE([.M107];[.Y107])" office:value-type="string" office:string-value="1101010000" calcext:value-type="string">
            <text:p>1101010000</text:p>
          </table:table-cell>
          <table:table-cell table:style-name="ce3" table:formula="of:=DECIMAL([.Z107:.Z165];2)" office:value-type="float" office:value="848" calcext:value-type="float">
            <text:p>848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3" table:formula="of:=[.A108]*2" office:value-type="float" office:value="214" calcext:value-type="float">
            <text:p>21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08:.K108]);2)" office:value-type="float" office:value="1" calcext:value-type="float">
            <text:p>1</text:p>
          </table:table-cell>
          <table:table-cell table:formula="of:=CONCATENATE([.N108];[.L108])" office:value-type="string" office:string-value="110101101" calcext:value-type="string">
            <text:p>110101101</text:p>
          </table:table-cell>
          <table:table-cell table:formula="of:=BASE([.B108];2)" office:value-type="string" office:string-value="11010110" calcext:value-type="string">
            <text:p>110101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MOD(SUM([.O108:.X108]);2)" office:value-type="float" office:value="0" calcext:value-type="float">
            <text:p>0</text:p>
          </table:table-cell>
          <table:table-cell table:style-name="ce3" table:formula="of:=CONCATENATE([.M108];[.Y108])" office:value-type="string" office:string-value="1101011010" calcext:value-type="string">
            <text:p>1101011010</text:p>
          </table:table-cell>
          <table:table-cell table:style-name="ce3" table:formula="of:=DECIMAL([.Z108:.Z166];2)" office:value-type="float" office:value="858" calcext:value-type="float">
            <text:p>858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3" table:formula="of:=[.A109]*2" office:value-type="float" office:value="216" calcext:value-type="float">
            <text:p>2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09:.K109]);2)" office:value-type="float" office:value="0" calcext:value-type="float">
            <text:p>0</text:p>
          </table:table-cell>
          <table:table-cell table:formula="of:=CONCATENATE([.N109];[.L109])" office:value-type="string" office:string-value="110110000" calcext:value-type="string">
            <text:p>110110000</text:p>
          </table:table-cell>
          <table:table-cell table:formula="of:=BASE([.B109];2)" office:value-type="string" office:string-value="11011000" calcext:value-type="string">
            <text:p>110110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/>
          <table:table-cell table:style-name="ce3" table:formula="of:=MOD(SUM([.O109:.X109]);2)" office:value-type="float" office:value="0" calcext:value-type="float">
            <text:p>0</text:p>
          </table:table-cell>
          <table:table-cell table:style-name="ce3" table:formula="of:=CONCATENATE([.M109];[.Y109])" office:value-type="string" office:string-value="1101100000" calcext:value-type="string">
            <text:p>1101100000</text:p>
          </table:table-cell>
          <table:table-cell table:style-name="ce3" table:formula="of:=DECIMAL([.Z109:.Z167];2)" office:value-type="float" office:value="864" calcext:value-type="float">
            <text:p>864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3" table:formula="of:=[.A110]*2" office:value-type="float" office:value="218" calcext:value-type="float">
            <text:p>21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10:.K110]);2)" office:value-type="float" office:value="1" calcext:value-type="float">
            <text:p>1</text:p>
          </table:table-cell>
          <table:table-cell table:formula="of:=CONCATENATE([.N110];[.L110])" office:value-type="string" office:string-value="110110101" calcext:value-type="string">
            <text:p>110110101</text:p>
          </table:table-cell>
          <table:table-cell table:formula="of:=BASE([.B110];2)" office:value-type="string" office:string-value="11011010" calcext:value-type="string">
            <text:p>110110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MOD(SUM([.O110:.X110]);2)" office:value-type="float" office:value="0" calcext:value-type="float">
            <text:p>0</text:p>
          </table:table-cell>
          <table:table-cell table:style-name="ce3" table:formula="of:=CONCATENATE([.M110];[.Y110])" office:value-type="string" office:string-value="1101101010" calcext:value-type="string">
            <text:p>1101101010</text:p>
          </table:table-cell>
          <table:table-cell table:style-name="ce3" table:formula="of:=DECIMAL([.Z110:.Z168];2)" office:value-type="float" office:value="874" calcext:value-type="float">
            <text:p>874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3" table:formula="of:=[.A111]*2" office:value-type="float" office:value="220" calcext:value-type="float">
            <text:p>22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11:.K111]);2)" office:value-type="float" office:value="1" calcext:value-type="float">
            <text:p>1</text:p>
          </table:table-cell>
          <table:table-cell table:formula="of:=CONCATENATE([.N111];[.L111])" office:value-type="string" office:string-value="110111001" calcext:value-type="string">
            <text:p>110111001</text:p>
          </table:table-cell>
          <table:table-cell table:formula="of:=BASE([.B111];2)" office:value-type="string" office:string-value="11011100" calcext:value-type="string">
            <text:p>110111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MOD(SUM([.O111:.X111]);2)" office:value-type="float" office:value="0" calcext:value-type="float">
            <text:p>0</text:p>
          </table:table-cell>
          <table:table-cell table:style-name="ce3" table:formula="of:=CONCATENATE([.M111];[.Y111])" office:value-type="string" office:string-value="1101110010" calcext:value-type="string">
            <text:p>1101110010</text:p>
          </table:table-cell>
          <table:table-cell table:style-name="ce3" table:formula="of:=DECIMAL([.Z111:.Z169];2)" office:value-type="float" office:value="882" calcext:value-type="float">
            <text:p>882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3" table:formula="of:=[.A112]*2" office:value-type="float" office:value="222" calcext:value-type="float">
            <text:p>22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12:.K112]);2)" office:value-type="float" office:value="0" calcext:value-type="float">
            <text:p>0</text:p>
          </table:table-cell>
          <table:table-cell table:formula="of:=CONCATENATE([.N112];[.L112])" office:value-type="string" office:string-value="110111100" calcext:value-type="string">
            <text:p>110111100</text:p>
          </table:table-cell>
          <table:table-cell table:formula="of:=BASE([.B112];2)" office:value-type="string" office:string-value="11011110" calcext:value-type="string">
            <text:p>110111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table:formula="of:=MOD(SUM([.O112:.X112]);2)" office:value-type="float" office:value="0" calcext:value-type="float">
            <text:p>0</text:p>
          </table:table-cell>
          <table:table-cell table:style-name="ce3" table:formula="of:=CONCATENATE([.M112];[.Y112])" office:value-type="string" office:string-value="1101111000" calcext:value-type="string">
            <text:p>1101111000</text:p>
          </table:table-cell>
          <table:table-cell table:style-name="ce3" table:formula="of:=DECIMAL([.Z112:.Z170];2)" office:value-type="float" office:value="888" calcext:value-type="float">
            <text:p>888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3" table:formula="of:=[.A113]*2" office:value-type="float" office:value="224" calcext:value-type="float">
            <text:p>224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13:.K113]);2)" office:value-type="float" office:value="1" calcext:value-type="float">
            <text:p>1</text:p>
          </table:table-cell>
          <table:table-cell table:formula="of:=CONCATENATE([.N113];[.L113])" office:value-type="string" office:string-value="111000001" calcext:value-type="string">
            <text:p>111000001</text:p>
          </table:table-cell>
          <table:table-cell table:formula="of:=BASE([.B113];2)" office:value-type="string" office:string-value="11100000" calcext:value-type="string">
            <text:p>1110000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MOD(SUM([.O113:.X113]);2)" office:value-type="float" office:value="0" calcext:value-type="float">
            <text:p>0</text:p>
          </table:table-cell>
          <table:table-cell table:style-name="ce3" table:formula="of:=CONCATENATE([.M113];[.Y113])" office:value-type="string" office:string-value="1110000010" calcext:value-type="string">
            <text:p>1110000010</text:p>
          </table:table-cell>
          <table:table-cell table:style-name="ce3" table:formula="of:=DECIMAL([.Z113:.Z171];2)" office:value-type="float" office:value="898" calcext:value-type="float">
            <text:p>898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3" table:formula="of:=[.A114]*2" office:value-type="float" office:value="226" calcext:value-type="float">
            <text:p>226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14:.K114]);2)" office:value-type="float" office:value="0" calcext:value-type="float">
            <text:p>0</text:p>
          </table:table-cell>
          <table:table-cell table:formula="of:=CONCATENATE([.N114];[.L114])" office:value-type="string" office:string-value="111000100" calcext:value-type="string">
            <text:p>111000100</text:p>
          </table:table-cell>
          <table:table-cell table:formula="of:=BASE([.B114];2)" office:value-type="string" office:string-value="11100010" calcext:value-type="string">
            <text:p>1110001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table:formula="of:=MOD(SUM([.O114:.X114]);2)" office:value-type="float" office:value="0" calcext:value-type="float">
            <text:p>0</text:p>
          </table:table-cell>
          <table:table-cell table:style-name="ce3" table:formula="of:=CONCATENATE([.M114];[.Y114])" office:value-type="string" office:string-value="1110001000" calcext:value-type="string">
            <text:p>1110001000</text:p>
          </table:table-cell>
          <table:table-cell table:style-name="ce3" table:formula="of:=DECIMAL([.Z114:.Z172];2)" office:value-type="float" office:value="904" calcext:value-type="float">
            <text:p>904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3" table:formula="of:=[.A115]*2" office:value-type="float" office:value="228" calcext:value-type="float">
            <text:p>228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15:.K115]);2)" office:value-type="float" office:value="0" calcext:value-type="float">
            <text:p>0</text:p>
          </table:table-cell>
          <table:table-cell table:formula="of:=CONCATENATE([.N115];[.L115])" office:value-type="string" office:string-value="111001000" calcext:value-type="string">
            <text:p>111001000</text:p>
          </table:table-cell>
          <table:table-cell table:formula="of:=BASE([.B115];2)" office:value-type="string" office:string-value="11100100" calcext:value-type="string">
            <text:p>1110010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style-name="ce3" table:formula="of:=MOD(SUM([.O115:.X115]);2)" office:value-type="float" office:value="0" calcext:value-type="float">
            <text:p>0</text:p>
          </table:table-cell>
          <table:table-cell table:style-name="ce3" table:formula="of:=CONCATENATE([.M115];[.Y115])" office:value-type="string" office:string-value="1110010000" calcext:value-type="string">
            <text:p>1110010000</text:p>
          </table:table-cell>
          <table:table-cell table:style-name="ce3" table:formula="of:=DECIMAL([.Z115:.Z173];2)" office:value-type="float" office:value="912" calcext:value-type="float">
            <text:p>912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3" table:formula="of:=[.A116]*2" office:value-type="float" office:value="230" calcext:value-type="float">
            <text:p>23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16:.K116]);2)" office:value-type="float" office:value="1" calcext:value-type="float">
            <text:p>1</text:p>
          </table:table-cell>
          <table:table-cell table:formula="of:=CONCATENATE([.N116];[.L116])" office:value-type="string" office:string-value="111001101" calcext:value-type="string">
            <text:p>111001101</text:p>
          </table:table-cell>
          <table:table-cell table:formula="of:=BASE([.B116];2)" office:value-type="string" office:string-value="11100110" calcext:value-type="string">
            <text:p>1110011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MOD(SUM([.O116:.X116]);2)" office:value-type="float" office:value="0" calcext:value-type="float">
            <text:p>0</text:p>
          </table:table-cell>
          <table:table-cell table:style-name="ce3" table:formula="of:=CONCATENATE([.M116];[.Y116])" office:value-type="string" office:string-value="1110011010" calcext:value-type="string">
            <text:p>1110011010</text:p>
          </table:table-cell>
          <table:table-cell table:style-name="ce3" table:formula="of:=DECIMAL([.Z116:.Z174];2)" office:value-type="float" office:value="922" calcext:value-type="float">
            <text:p>922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table:formula="of:=[.A117]*2" office:value-type="float" office:value="232" calcext:value-type="float">
            <text:p>23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17:.K117]);2)" office:value-type="float" office:value="0" calcext:value-type="float">
            <text:p>0</text:p>
          </table:table-cell>
          <table:table-cell table:formula="of:=CONCATENATE([.N117];[.L117])" office:value-type="string" office:string-value="111010000" calcext:value-type="string">
            <text:p>111010000</text:p>
          </table:table-cell>
          <table:table-cell table:formula="of:=BASE([.B117];2)" office:value-type="string" office:string-value="11101000" calcext:value-type="string">
            <text:p>1110100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/>
          <table:table-cell table:style-name="ce3" table:formula="of:=MOD(SUM([.O117:.X117]);2)" office:value-type="float" office:value="0" calcext:value-type="float">
            <text:p>0</text:p>
          </table:table-cell>
          <table:table-cell table:style-name="ce3" table:formula="of:=CONCATENATE([.M117];[.Y117])" office:value-type="string" office:string-value="1110100000" calcext:value-type="string">
            <text:p>1110100000</text:p>
          </table:table-cell>
          <table:table-cell table:style-name="ce3" table:formula="of:=DECIMAL([.Z117:.Z175];2)" office:value-type="float" office:value="928" calcext:value-type="float">
            <text:p>928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3" table:formula="of:=[.A118]*2" office:value-type="float" office:value="234" calcext:value-type="float">
            <text:p>234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18:.K118]);2)" office:value-type="float" office:value="1" calcext:value-type="float">
            <text:p>1</text:p>
          </table:table-cell>
          <table:table-cell table:formula="of:=CONCATENATE([.N118];[.L118])" office:value-type="string" office:string-value="111010101" calcext:value-type="string">
            <text:p>111010101</text:p>
          </table:table-cell>
          <table:table-cell table:formula="of:=BASE([.B118];2)" office:value-type="string" office:string-value="11101010" calcext:value-type="string">
            <text:p>1110101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MOD(SUM([.O118:.X118]);2)" office:value-type="float" office:value="0" calcext:value-type="float">
            <text:p>0</text:p>
          </table:table-cell>
          <table:table-cell table:style-name="ce3" table:formula="of:=CONCATENATE([.M118];[.Y118])" office:value-type="string" office:string-value="1110101010" calcext:value-type="string">
            <text:p>1110101010</text:p>
          </table:table-cell>
          <table:table-cell table:style-name="ce3" table:formula="of:=DECIMAL([.Z118:.Z176];2)" office:value-type="float" office:value="938" calcext:value-type="float">
            <text:p>938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3" table:formula="of:=[.A119]*2" office:value-type="float" office:value="236" calcext:value-type="float">
            <text:p>236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19:.K119]);2)" office:value-type="float" office:value="1" calcext:value-type="float">
            <text:p>1</text:p>
          </table:table-cell>
          <table:table-cell table:formula="of:=CONCATENATE([.N119];[.L119])" office:value-type="string" office:string-value="111011001" calcext:value-type="string">
            <text:p>111011001</text:p>
          </table:table-cell>
          <table:table-cell table:formula="of:=BASE([.B119];2)" office:value-type="string" office:string-value="11101100" calcext:value-type="string">
            <text:p>1110110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MOD(SUM([.O119:.X119]);2)" office:value-type="float" office:value="0" calcext:value-type="float">
            <text:p>0</text:p>
          </table:table-cell>
          <table:table-cell table:style-name="ce3" table:formula="of:=CONCATENATE([.M119];[.Y119])" office:value-type="string" office:string-value="1110110010" calcext:value-type="string">
            <text:p>1110110010</text:p>
          </table:table-cell>
          <table:table-cell table:style-name="ce3" table:formula="of:=DECIMAL([.Z119:.Z177];2)" office:value-type="float" office:value="946" calcext:value-type="float">
            <text:p>946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3" table:formula="of:=[.A120]*2" office:value-type="float" office:value="238" calcext:value-type="float">
            <text:p>238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20:.K120]);2)" office:value-type="float" office:value="0" calcext:value-type="float">
            <text:p>0</text:p>
          </table:table-cell>
          <table:table-cell table:formula="of:=CONCATENATE([.N120];[.L120])" office:value-type="string" office:string-value="111011100" calcext:value-type="string">
            <text:p>111011100</text:p>
          </table:table-cell>
          <table:table-cell table:formula="of:=BASE([.B120];2)" office:value-type="string" office:string-value="11101110" calcext:value-type="string">
            <text:p>1110111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table:formula="of:=MOD(SUM([.O120:.X120]);2)" office:value-type="float" office:value="0" calcext:value-type="float">
            <text:p>0</text:p>
          </table:table-cell>
          <table:table-cell table:style-name="ce3" table:formula="of:=CONCATENATE([.M120];[.Y120])" office:value-type="string" office:string-value="1110111000" calcext:value-type="string">
            <text:p>1110111000</text:p>
          </table:table-cell>
          <table:table-cell table:style-name="ce3" table:formula="of:=DECIMAL([.Z120:.Z178];2)" office:value-type="float" office:value="952" calcext:value-type="float">
            <text:p>952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table:formula="of:=[.A121]*2" office:value-type="float" office:value="240" calcext:value-type="float">
            <text:p>24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21:.K121]);2)" office:value-type="float" office:value="0" calcext:value-type="float">
            <text:p>0</text:p>
          </table:table-cell>
          <table:table-cell table:formula="of:=CONCATENATE([.N121];[.L121])" office:value-type="string" office:string-value="111100000" calcext:value-type="string">
            <text:p>111100000</text:p>
          </table:table-cell>
          <table:table-cell table:formula="of:=BASE([.B121];2)" office:value-type="string" office:string-value="11110000" calcext:value-type="string">
            <text:p>1111000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/>
          <table:table-cell table:style-name="ce3" table:formula="of:=MOD(SUM([.O121:.X121]);2)" office:value-type="float" office:value="0" calcext:value-type="float">
            <text:p>0</text:p>
          </table:table-cell>
          <table:table-cell table:style-name="ce3" table:formula="of:=CONCATENATE([.M121];[.Y121])" office:value-type="string" office:string-value="1111000000" calcext:value-type="string">
            <text:p>1111000000</text:p>
          </table:table-cell>
          <table:table-cell table:style-name="ce3" table:formula="of:=DECIMAL([.Z121:.Z179];2)" office:value-type="float" office:value="960" calcext:value-type="float">
            <text:p>960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3" table:formula="of:=[.A122]*2" office:value-type="float" office:value="242" calcext:value-type="float">
            <text:p>24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22:.K122]);2)" office:value-type="float" office:value="1" calcext:value-type="float">
            <text:p>1</text:p>
          </table:table-cell>
          <table:table-cell table:formula="of:=CONCATENATE([.N122];[.L122])" office:value-type="string" office:string-value="111100101" calcext:value-type="string">
            <text:p>111100101</text:p>
          </table:table-cell>
          <table:table-cell table:formula="of:=BASE([.B122];2)" office:value-type="string" office:string-value="11110010" calcext:value-type="string">
            <text:p>1111001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MOD(SUM([.O122:.X122]);2)" office:value-type="float" office:value="0" calcext:value-type="float">
            <text:p>0</text:p>
          </table:table-cell>
          <table:table-cell table:style-name="ce3" table:formula="of:=CONCATENATE([.M122];[.Y122])" office:value-type="string" office:string-value="1111001010" calcext:value-type="string">
            <text:p>1111001010</text:p>
          </table:table-cell>
          <table:table-cell table:style-name="ce3" table:formula="of:=DECIMAL([.Z122:.Z180];2)" office:value-type="float" office:value="970" calcext:value-type="float">
            <text:p>970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3" table:formula="of:=[.A123]*2" office:value-type="float" office:value="244" calcext:value-type="float">
            <text:p>244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23:.K123]);2)" office:value-type="float" office:value="1" calcext:value-type="float">
            <text:p>1</text:p>
          </table:table-cell>
          <table:table-cell table:formula="of:=CONCATENATE([.N123];[.L123])" office:value-type="string" office:string-value="111101001" calcext:value-type="string">
            <text:p>111101001</text:p>
          </table:table-cell>
          <table:table-cell table:formula="of:=BASE([.B123];2)" office:value-type="string" office:string-value="11110100" calcext:value-type="string">
            <text:p>1111010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MOD(SUM([.O123:.X123]);2)" office:value-type="float" office:value="0" calcext:value-type="float">
            <text:p>0</text:p>
          </table:table-cell>
          <table:table-cell table:style-name="ce3" table:formula="of:=CONCATENATE([.M123];[.Y123])" office:value-type="string" office:string-value="1111010010" calcext:value-type="string">
            <text:p>1111010010</text:p>
          </table:table-cell>
          <table:table-cell table:style-name="ce3" table:formula="of:=DECIMAL([.Z123:.Z181];2)" office:value-type="float" office:value="978" calcext:value-type="float">
            <text:p>978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3" table:formula="of:=[.A124]*2" office:value-type="float" office:value="246" calcext:value-type="float">
            <text:p>246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24:.K124]);2)" office:value-type="float" office:value="0" calcext:value-type="float">
            <text:p>0</text:p>
          </table:table-cell>
          <table:table-cell table:formula="of:=CONCATENATE([.N124];[.L124])" office:value-type="string" office:string-value="111101100" calcext:value-type="string">
            <text:p>111101100</text:p>
          </table:table-cell>
          <table:table-cell table:formula="of:=BASE([.B124];2)" office:value-type="string" office:string-value="11110110" calcext:value-type="string">
            <text:p>1111011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table:formula="of:=MOD(SUM([.O124:.X124]);2)" office:value-type="float" office:value="0" calcext:value-type="float">
            <text:p>0</text:p>
          </table:table-cell>
          <table:table-cell table:style-name="ce3" table:formula="of:=CONCATENATE([.M124];[.Y124])" office:value-type="string" office:string-value="1111011000" calcext:value-type="string">
            <text:p>1111011000</text:p>
          </table:table-cell>
          <table:table-cell table:style-name="ce3" table:formula="of:=DECIMAL([.Z124:.Z182];2)" office:value-type="float" office:value="984" calcext:value-type="float">
            <text:p>984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3" table:formula="of:=[.A125]*2" office:value-type="float" office:value="248" calcext:value-type="float">
            <text:p>248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25:.K125]);2)" office:value-type="float" office:value="1" calcext:value-type="float">
            <text:p>1</text:p>
          </table:table-cell>
          <table:table-cell table:formula="of:=CONCATENATE([.N125];[.L125])" office:value-type="string" office:string-value="111110001" calcext:value-type="string">
            <text:p>111110001</text:p>
          </table:table-cell>
          <table:table-cell table:formula="of:=BASE([.B125];2)" office:value-type="string" office:string-value="11111000" calcext:value-type="string">
            <text:p>1111100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MOD(SUM([.O125:.X125]);2)" office:value-type="float" office:value="0" calcext:value-type="float">
            <text:p>0</text:p>
          </table:table-cell>
          <table:table-cell table:style-name="ce3" table:formula="of:=CONCATENATE([.M125];[.Y125])" office:value-type="string" office:string-value="1111100010" calcext:value-type="string">
            <text:p>1111100010</text:p>
          </table:table-cell>
          <table:table-cell table:style-name="ce3" table:formula="of:=DECIMAL([.Z125:.Z183];2)" office:value-type="float" office:value="994" calcext:value-type="float">
            <text:p>994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3" table:formula="of:=[.A126]*2" office:value-type="float" office:value="250" calcext:value-type="float">
            <text:p>25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26:.K126]);2)" office:value-type="float" office:value="0" calcext:value-type="float">
            <text:p>0</text:p>
          </table:table-cell>
          <table:table-cell table:formula="of:=CONCATENATE([.N126];[.L126])" office:value-type="string" office:string-value="111110100" calcext:value-type="string">
            <text:p>111110100</text:p>
          </table:table-cell>
          <table:table-cell table:formula="of:=BASE([.B126];2)" office:value-type="string" office:string-value="11111010" calcext:value-type="string">
            <text:p>1111101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table:formula="of:=MOD(SUM([.O126:.X126]);2)" office:value-type="float" office:value="0" calcext:value-type="float">
            <text:p>0</text:p>
          </table:table-cell>
          <table:table-cell table:style-name="ce3" table:formula="of:=CONCATENATE([.M126];[.Y126])" office:value-type="string" office:string-value="1111101000" calcext:value-type="string">
            <text:p>1111101000</text:p>
          </table:table-cell>
          <table:table-cell table:style-name="ce3" table:formula="of:=DECIMAL([.Z126:.Z184];2)" office:value-type="float" office:value="1000" calcext:value-type="float">
            <text:p>1000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3" table:formula="of:=[.A127]*2" office:value-type="float" office:value="252" calcext:value-type="float">
            <text:p>252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27:.K127]);2)" office:value-type="float" office:value="0" calcext:value-type="float">
            <text:p>0</text:p>
          </table:table-cell>
          <table:table-cell table:formula="of:=CONCATENATE([.N127];[.L127])" office:value-type="string" office:string-value="111111000" calcext:value-type="string">
            <text:p>111111000</text:p>
          </table:table-cell>
          <table:table-cell table:formula="of:=BASE([.B127];2)" office:value-type="string" office:string-value="11111100" calcext:value-type="string">
            <text:p>1111110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style-name="ce3" table:formula="of:=MOD(SUM([.O127:.X127]);2)" office:value-type="float" office:value="0" calcext:value-type="float">
            <text:p>0</text:p>
          </table:table-cell>
          <table:table-cell table:style-name="ce3" table:formula="of:=CONCATENATE([.M127];[.Y127])" office:value-type="string" office:string-value="1111110000" calcext:value-type="string">
            <text:p>1111110000</text:p>
          </table:table-cell>
          <table:table-cell table:style-name="ce3" table:formula="of:=DECIMAL([.Z127:.Z185];2)" office:value-type="float" office:value="1008" calcext:value-type="float">
            <text:p>1008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3" table:formula="of:=[.A128]*2" office:value-type="float" office:value="254" calcext:value-type="float">
            <text:p>254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3" table:formula="of:=MOD(SUM([.C128:.K128]);2)" office:value-type="float" office:value="1" calcext:value-type="float">
            <text:p>1</text:p>
          </table:table-cell>
          <table:table-cell table:formula="of:=CONCATENATE([.N128];[.L128])" office:value-type="string" office:string-value="111111101" calcext:value-type="string">
            <text:p>111111101</text:p>
          </table:table-cell>
          <table:table-cell table:formula="of:=BASE([.B128];2)" office:value-type="string" office:string-value="11111110" calcext:value-type="string">
            <text:p>1111111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MOD(SUM([.O128:.X128]);2)" office:value-type="float" office:value="0" calcext:value-type="float">
            <text:p>0</text:p>
          </table:table-cell>
          <table:table-cell table:style-name="ce3" table:formula="of:=CONCATENATE([.M128];[.Y128])" office:value-type="string" office:string-value="1111111010" calcext:value-type="string">
            <text:p>1111111010</text:p>
          </table:table-cell>
          <table:table-cell table:style-name="ce3" table:formula="of:=DECIMAL([.Z128:.Z186];2)" office:value-type="float" office:value="1018" calcext:value-type="float">
            <text:p>1018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table:formula="of:=[.A129]*2" office:value-type="float" office:value="256" calcext:value-type="float">
            <text:p>25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3" table:formula="of:=MOD(SUM([.C129:.K129]);2)" office:value-type="float" office:value="1" calcext:value-type="float">
            <text:p>1</text:p>
          </table:table-cell>
          <table:table-cell table:formula="of:=CONCATENATE([.N129];[.L129])" office:value-type="string" office:string-value="1000000001" calcext:value-type="string">
            <text:p>1000000001</text:p>
          </table:table-cell>
          <table:table-cell table:formula="of:=BASE([.B129];2)" office:value-type="string" office:string-value="100000000" calcext:value-type="string">
            <text:p>1000000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MOD(SUM([.O129:.X129]);2)" office:value-type="float" office:value="0" calcext:value-type="float">
            <text:p>0</text:p>
          </table:table-cell>
          <table:table-cell table:style-name="ce3" table:formula="of:=CONCATENATE([.M129];[.Y129])" office:value-type="string" office:string-value="10000000010" calcext:value-type="string">
            <text:p>10000000010</text:p>
          </table:table-cell>
          <table:table-cell table:style-name="ce3" table:formula="of:=DECIMAL([.Z129:.Z187];2)" office:value-type="float" office:value="1026" calcext:value-type="float">
            <text:p>1026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3" table:formula="of:=[.A130]*2" office:value-type="float" office:value="258" calcext:value-type="float">
            <text:p>25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MOD(SUM([.C130:.K130]);2)" office:value-type="float" office:value="0" calcext:value-type="float">
            <text:p>0</text:p>
          </table:table-cell>
          <table:table-cell table:formula="of:=CONCATENATE([.N130];[.L130])" office:value-type="string" office:string-value="1000000100" calcext:value-type="string">
            <text:p>1000000100</text:p>
          </table:table-cell>
          <table:table-cell table:formula="of:=BASE([.B130];2)" office:value-type="string" office:string-value="100000010" calcext:value-type="string">
            <text:p>1000000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MOD(SUM([.O130:.X130]);2)" office:value-type="float" office:value="0" calcext:value-type="float">
            <text:p>0</text:p>
          </table:table-cell>
          <table:table-cell table:style-name="ce3" table:formula="of:=CONCATENATE([.M130];[.Y130])" office:value-type="string" office:string-value="10000001000" calcext:value-type="string">
            <text:p>10000001000</text:p>
          </table:table-cell>
          <table:table-cell table:style-name="ce3" table:formula="of:=DECIMAL([.Z130:.Z188];2)" office:value-type="float" office:value="1032" calcext:value-type="float">
            <text:p>1032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table:formula="of:=[.A131]*2" office:value-type="float" office:value="260" calcext:value-type="float">
            <text:p>26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table:formula="of:=MOD(SUM([.C131:.K131]);2)" office:value-type="float" office:value="0" calcext:value-type="float">
            <text:p>0</text:p>
          </table:table-cell>
          <table:table-cell table:formula="of:=CONCATENATE([.N131];[.L131])" office:value-type="string" office:string-value="1000001000" calcext:value-type="string">
            <text:p>1000001000</text:p>
          </table:table-cell>
          <table:table-cell table:formula="of:=BASE([.B131];2)" office:value-type="string" office:string-value="100000100" calcext:value-type="string">
            <text:p>1000001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MOD(SUM([.O131:.X131]);2)" office:value-type="float" office:value="0" calcext:value-type="float">
            <text:p>0</text:p>
          </table:table-cell>
          <table:table-cell table:style-name="ce3" table:formula="of:=CONCATENATE([.M131];[.Y131])" office:value-type="string" office:string-value="10000010000" calcext:value-type="string">
            <text:p>10000010000</text:p>
          </table:table-cell>
          <table:table-cell table:style-name="ce3" table:formula="of:=DECIMAL([.Z131:.Z189];2)" office:value-type="float" office:value="1040" calcext:value-type="float">
            <text:p>1040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3" table:formula="of:=[.A132]*2" office:value-type="float" office:value="262" calcext:value-type="float">
            <text:p>26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MOD(SUM([.C132:.K132]);2)" office:value-type="float" office:value="1" calcext:value-type="float">
            <text:p>1</text:p>
          </table:table-cell>
          <table:table-cell table:formula="of:=CONCATENATE([.N132];[.L132])" office:value-type="string" office:string-value="1000001101" calcext:value-type="string">
            <text:p>1000001101</text:p>
          </table:table-cell>
          <table:table-cell table:formula="of:=BASE([.B132];2)" office:value-type="string" office:string-value="100000110" calcext:value-type="string">
            <text:p>1000001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MOD(SUM([.O132:.X132]);2)" office:value-type="float" office:value="0" calcext:value-type="float">
            <text:p>0</text:p>
          </table:table-cell>
          <table:table-cell table:style-name="ce3" table:formula="of:=CONCATENATE([.M132];[.Y132])" office:value-type="string" office:string-value="10000011010" calcext:value-type="string">
            <text:p>10000011010</text:p>
          </table:table-cell>
          <table:table-cell table:style-name="ce3" table:formula="of:=DECIMAL([.Z132:.Z190];2)" office:value-type="float" office:value="1050" calcext:value-type="float">
            <text:p>1050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3" table:formula="of:=[.A133]*2" office:value-type="float" office:value="264" calcext:value-type="float">
            <text:p>26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3" table:formula="of:=MOD(SUM([.C133:.K133]);2)" office:value-type="float" office:value="0" calcext:value-type="float">
            <text:p>0</text:p>
          </table:table-cell>
          <table:table-cell table:formula="of:=CONCATENATE([.N133];[.L133])" office:value-type="string" office:string-value="1000010000" calcext:value-type="string">
            <text:p>1000010000</text:p>
          </table:table-cell>
          <table:table-cell table:formula="of:=BASE([.B133];2)" office:value-type="string" office:string-value="100001000" calcext:value-type="string">
            <text:p>1000010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table:formula="of:=MOD(SUM([.O133:.X133]);2)" office:value-type="float" office:value="0" calcext:value-type="float">
            <text:p>0</text:p>
          </table:table-cell>
          <table:table-cell table:style-name="ce3" table:formula="of:=CONCATENATE([.M133];[.Y133])" office:value-type="string" office:string-value="10000100000" calcext:value-type="string">
            <text:p>10000100000</text:p>
          </table:table-cell>
          <table:table-cell table:style-name="ce3" table:formula="of:=DECIMAL([.Z133:.Z191];2)" office:value-type="float" office:value="1056" calcext:value-type="float">
            <text:p>1056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3" table:formula="of:=[.A134]*2" office:value-type="float" office:value="266" calcext:value-type="float">
            <text:p>26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MOD(SUM([.C134:.K134]);2)" office:value-type="float" office:value="1" calcext:value-type="float">
            <text:p>1</text:p>
          </table:table-cell>
          <table:table-cell table:formula="of:=CONCATENATE([.N134];[.L134])" office:value-type="string" office:string-value="1000010101" calcext:value-type="string">
            <text:p>1000010101</text:p>
          </table:table-cell>
          <table:table-cell table:formula="of:=BASE([.B134];2)" office:value-type="string" office:string-value="100001010" calcext:value-type="string">
            <text:p>1000010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MOD(SUM([.O134:.X134]);2)" office:value-type="float" office:value="0" calcext:value-type="float">
            <text:p>0</text:p>
          </table:table-cell>
          <table:table-cell table:style-name="ce3" table:formula="of:=CONCATENATE([.M134];[.Y134])" office:value-type="string" office:string-value="10000101010" calcext:value-type="string">
            <text:p>10000101010</text:p>
          </table:table-cell>
          <table:table-cell table:style-name="ce3" table:formula="of:=DECIMAL([.Z134:.Z192];2)" office:value-type="float" office:value="1066" calcext:value-type="float">
            <text:p>1066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3" table:formula="of:=[.A135]*2" office:value-type="float" office:value="268" calcext:value-type="float">
            <text:p>26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table:formula="of:=MOD(SUM([.C135:.K135]);2)" office:value-type="float" office:value="1" calcext:value-type="float">
            <text:p>1</text:p>
          </table:table-cell>
          <table:table-cell table:formula="of:=CONCATENATE([.N135];[.L135])" office:value-type="string" office:string-value="1000011001" calcext:value-type="string">
            <text:p>1000011001</text:p>
          </table:table-cell>
          <table:table-cell table:formula="of:=BASE([.B135];2)" office:value-type="string" office:string-value="100001100" calcext:value-type="string">
            <text:p>1000011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MOD(SUM([.O135:.X135]);2)" office:value-type="float" office:value="0" calcext:value-type="float">
            <text:p>0</text:p>
          </table:table-cell>
          <table:table-cell table:style-name="ce3" table:formula="of:=CONCATENATE([.M135];[.Y135])" office:value-type="string" office:string-value="10000110010" calcext:value-type="string">
            <text:p>10000110010</text:p>
          </table:table-cell>
          <table:table-cell table:style-name="ce3" table:formula="of:=DECIMAL([.Z135:.Z193];2)" office:value-type="float" office:value="1074" calcext:value-type="float">
            <text:p>1074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3" table:formula="of:=[.A136]*2" office:value-type="float" office:value="270" calcext:value-type="float">
            <text:p>27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MOD(SUM([.C136:.K136]);2)" office:value-type="float" office:value="0" calcext:value-type="float">
            <text:p>0</text:p>
          </table:table-cell>
          <table:table-cell table:formula="of:=CONCATENATE([.N136];[.L136])" office:value-type="string" office:string-value="1000011100" calcext:value-type="string">
            <text:p>1000011100</text:p>
          </table:table-cell>
          <table:table-cell table:formula="of:=BASE([.B136];2)" office:value-type="string" office:string-value="100001110" calcext:value-type="string">
            <text:p>1000011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MOD(SUM([.O136:.X136]);2)" office:value-type="float" office:value="0" calcext:value-type="float">
            <text:p>0</text:p>
          </table:table-cell>
          <table:table-cell table:style-name="ce3" table:formula="of:=CONCATENATE([.M136];[.Y136])" office:value-type="string" office:string-value="10000111000" calcext:value-type="string">
            <text:p>10000111000</text:p>
          </table:table-cell>
          <table:table-cell table:style-name="ce3" table:formula="of:=DECIMAL([.Z136:.Z194];2)" office:value-type="float" office:value="1080" calcext:value-type="float">
            <text:p>1080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3" table:formula="of:=[.A137]*2" office:value-type="float" office:value="272" calcext:value-type="float">
            <text:p>27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3" table:formula="of:=MOD(SUM([.C137:.K137]);2)" office:value-type="float" office:value="0" calcext:value-type="float">
            <text:p>0</text:p>
          </table:table-cell>
          <table:table-cell table:formula="of:=CONCATENATE([.N137];[.L137])" office:value-type="string" office:string-value="1000100000" calcext:value-type="string">
            <text:p>1000100000</text:p>
          </table:table-cell>
          <table:table-cell table:formula="of:=BASE([.B137];2)" office:value-type="string" office:string-value="100010000" calcext:value-type="string">
            <text:p>1000100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table:formula="of:=MOD(SUM([.O137:.X137]);2)" office:value-type="float" office:value="0" calcext:value-type="float">
            <text:p>0</text:p>
          </table:table-cell>
          <table:table-cell table:style-name="ce3" table:formula="of:=CONCATENATE([.M137];[.Y137])" office:value-type="string" office:string-value="10001000000" calcext:value-type="string">
            <text:p>10001000000</text:p>
          </table:table-cell>
          <table:table-cell table:style-name="ce3" table:formula="of:=DECIMAL([.Z137:.Z195];2)" office:value-type="float" office:value="1088" calcext:value-type="float">
            <text:p>1088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3" table:formula="of:=[.A138]*2" office:value-type="float" office:value="274" calcext:value-type="float">
            <text:p>27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MOD(SUM([.C138:.K138]);2)" office:value-type="float" office:value="1" calcext:value-type="float">
            <text:p>1</text:p>
          </table:table-cell>
          <table:table-cell table:formula="of:=CONCATENATE([.N138];[.L138])" office:value-type="string" office:string-value="1000100101" calcext:value-type="string">
            <text:p>1000100101</text:p>
          </table:table-cell>
          <table:table-cell table:formula="of:=BASE([.B138];2)" office:value-type="string" office:string-value="100010010" calcext:value-type="string">
            <text:p>1000100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MOD(SUM([.O138:.X138]);2)" office:value-type="float" office:value="0" calcext:value-type="float">
            <text:p>0</text:p>
          </table:table-cell>
          <table:table-cell table:style-name="ce3" table:formula="of:=CONCATENATE([.M138];[.Y138])" office:value-type="string" office:string-value="10001001010" calcext:value-type="string">
            <text:p>10001001010</text:p>
          </table:table-cell>
          <table:table-cell table:style-name="ce3" table:formula="of:=DECIMAL([.Z138:.Z196];2)" office:value-type="float" office:value="1098" calcext:value-type="float">
            <text:p>1098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3" table:formula="of:=[.A139]*2" office:value-type="float" office:value="276" calcext:value-type="float">
            <text:p>27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table:formula="of:=MOD(SUM([.C139:.K139]);2)" office:value-type="float" office:value="1" calcext:value-type="float">
            <text:p>1</text:p>
          </table:table-cell>
          <table:table-cell table:formula="of:=CONCATENATE([.N139];[.L139])" office:value-type="string" office:string-value="1000101001" calcext:value-type="string">
            <text:p>1000101001</text:p>
          </table:table-cell>
          <table:table-cell table:formula="of:=BASE([.B139];2)" office:value-type="string" office:string-value="100010100" calcext:value-type="string">
            <text:p>1000101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MOD(SUM([.O139:.X139]);2)" office:value-type="float" office:value="0" calcext:value-type="float">
            <text:p>0</text:p>
          </table:table-cell>
          <table:table-cell table:style-name="ce3" table:formula="of:=CONCATENATE([.M139];[.Y139])" office:value-type="string" office:string-value="10001010010" calcext:value-type="string">
            <text:p>10001010010</text:p>
          </table:table-cell>
          <table:table-cell table:style-name="ce3" table:formula="of:=DECIMAL([.Z139:.Z197];2)" office:value-type="float" office:value="1106" calcext:value-type="float">
            <text:p>1106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3" table:formula="of:=[.A140]*2" office:value-type="float" office:value="278" calcext:value-type="float">
            <text:p>27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MOD(SUM([.C140:.K140]);2)" office:value-type="float" office:value="0" calcext:value-type="float">
            <text:p>0</text:p>
          </table:table-cell>
          <table:table-cell table:formula="of:=CONCATENATE([.N140];[.L140])" office:value-type="string" office:string-value="1000101100" calcext:value-type="string">
            <text:p>1000101100</text:p>
          </table:table-cell>
          <table:table-cell table:formula="of:=BASE([.B140];2)" office:value-type="string" office:string-value="100010110" calcext:value-type="string">
            <text:p>1000101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MOD(SUM([.O140:.X140]);2)" office:value-type="float" office:value="0" calcext:value-type="float">
            <text:p>0</text:p>
          </table:table-cell>
          <table:table-cell table:style-name="ce3" table:formula="of:=CONCATENATE([.M140];[.Y140])" office:value-type="string" office:string-value="10001011000" calcext:value-type="string">
            <text:p>10001011000</text:p>
          </table:table-cell>
          <table:table-cell table:style-name="ce3" table:formula="of:=DECIMAL([.Z140:.Z198];2)" office:value-type="float" office:value="1112" calcext:value-type="float">
            <text:p>1112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3" table:formula="of:=[.A141]*2" office:value-type="float" office:value="280" calcext:value-type="float">
            <text:p>28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3" table:formula="of:=MOD(SUM([.C141:.K141]);2)" office:value-type="float" office:value="1" calcext:value-type="float">
            <text:p>1</text:p>
          </table:table-cell>
          <table:table-cell table:formula="of:=CONCATENATE([.N141];[.L141])" office:value-type="string" office:string-value="1000110001" calcext:value-type="string">
            <text:p>1000110001</text:p>
          </table:table-cell>
          <table:table-cell table:formula="of:=BASE([.B141];2)" office:value-type="string" office:string-value="100011000" calcext:value-type="string">
            <text:p>1000110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MOD(SUM([.O141:.X141]);2)" office:value-type="float" office:value="0" calcext:value-type="float">
            <text:p>0</text:p>
          </table:table-cell>
          <table:table-cell table:style-name="ce3" table:formula="of:=CONCATENATE([.M141];[.Y141])" office:value-type="string" office:string-value="10001100010" calcext:value-type="string">
            <text:p>10001100010</text:p>
          </table:table-cell>
          <table:table-cell table:style-name="ce3" table:formula="of:=DECIMAL([.Z141:.Z199];2)" office:value-type="float" office:value="1122" calcext:value-type="float">
            <text:p>1122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3" table:formula="of:=[.A142]*2" office:value-type="float" office:value="282" calcext:value-type="float">
            <text:p>28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MOD(SUM([.C142:.K142]);2)" office:value-type="float" office:value="0" calcext:value-type="float">
            <text:p>0</text:p>
          </table:table-cell>
          <table:table-cell table:formula="of:=CONCATENATE([.N142];[.L142])" office:value-type="string" office:string-value="1000110100" calcext:value-type="string">
            <text:p>1000110100</text:p>
          </table:table-cell>
          <table:table-cell table:formula="of:=BASE([.B142];2)" office:value-type="string" office:string-value="100011010" calcext:value-type="string">
            <text:p>1000110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MOD(SUM([.O142:.X142]);2)" office:value-type="float" office:value="0" calcext:value-type="float">
            <text:p>0</text:p>
          </table:table-cell>
          <table:table-cell table:style-name="ce3" table:formula="of:=CONCATENATE([.M142];[.Y142])" office:value-type="string" office:string-value="10001101000" calcext:value-type="string">
            <text:p>10001101000</text:p>
          </table:table-cell>
          <table:table-cell table:style-name="ce3" table:formula="of:=DECIMAL([.Z142:.Z200];2)" office:value-type="float" office:value="1128" calcext:value-type="float">
            <text:p>1128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3" table:formula="of:=[.A143]*2" office:value-type="float" office:value="284" calcext:value-type="float">
            <text:p>28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table:formula="of:=MOD(SUM([.C143:.K143]);2)" office:value-type="float" office:value="0" calcext:value-type="float">
            <text:p>0</text:p>
          </table:table-cell>
          <table:table-cell table:formula="of:=CONCATENATE([.N143];[.L143])" office:value-type="string" office:string-value="1000111000" calcext:value-type="string">
            <text:p>1000111000</text:p>
          </table:table-cell>
          <table:table-cell table:formula="of:=BASE([.B143];2)" office:value-type="string" office:string-value="100011100" calcext:value-type="string">
            <text:p>1000111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MOD(SUM([.O143:.X143]);2)" office:value-type="float" office:value="0" calcext:value-type="float">
            <text:p>0</text:p>
          </table:table-cell>
          <table:table-cell table:style-name="ce3" table:formula="of:=CONCATENATE([.M143];[.Y143])" office:value-type="string" office:string-value="10001110000" calcext:value-type="string">
            <text:p>10001110000</text:p>
          </table:table-cell>
          <table:table-cell table:style-name="ce3" table:formula="of:=DECIMAL([.Z143:.Z201];2)" office:value-type="float" office:value="1136" calcext:value-type="float">
            <text:p>1136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3" table:formula="of:=[.A144]*2" office:value-type="float" office:value="286" calcext:value-type="float">
            <text:p>28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MOD(SUM([.C144:.K144]);2)" office:value-type="float" office:value="1" calcext:value-type="float">
            <text:p>1</text:p>
          </table:table-cell>
          <table:table-cell table:formula="of:=CONCATENATE([.N144];[.L144])" office:value-type="string" office:string-value="1000111101" calcext:value-type="string">
            <text:p>1000111101</text:p>
          </table:table-cell>
          <table:table-cell table:formula="of:=BASE([.B144];2)" office:value-type="string" office:string-value="100011110" calcext:value-type="string">
            <text:p>1000111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MOD(SUM([.O144:.X144]);2)" office:value-type="float" office:value="0" calcext:value-type="float">
            <text:p>0</text:p>
          </table:table-cell>
          <table:table-cell table:style-name="ce3" table:formula="of:=CONCATENATE([.M144];[.Y144])" office:value-type="string" office:string-value="10001111010" calcext:value-type="string">
            <text:p>10001111010</text:p>
          </table:table-cell>
          <table:table-cell table:style-name="ce3" table:formula="of:=DECIMAL([.Z144:.Z202];2)" office:value-type="float" office:value="1146" calcext:value-type="float">
            <text:p>1146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3" table:formula="of:=[.A145]*2" office:value-type="float" office:value="288" calcext:value-type="float">
            <text:p>28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3" table:formula="of:=MOD(SUM([.C145:.K145]);2)" office:value-type="float" office:value="0" calcext:value-type="float">
            <text:p>0</text:p>
          </table:table-cell>
          <table:table-cell table:formula="of:=CONCATENATE([.N145];[.L145])" office:value-type="string" office:string-value="1001000000" calcext:value-type="string">
            <text:p>1001000000</text:p>
          </table:table-cell>
          <table:table-cell table:formula="of:=BASE([.B145];2)" office:value-type="string" office:string-value="100100000" calcext:value-type="string">
            <text:p>1001000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table:formula="of:=MOD(SUM([.O145:.X145]);2)" office:value-type="float" office:value="0" calcext:value-type="float">
            <text:p>0</text:p>
          </table:table-cell>
          <table:table-cell table:style-name="ce3" table:formula="of:=CONCATENATE([.M145];[.Y145])" office:value-type="string" office:string-value="10010000000" calcext:value-type="string">
            <text:p>10010000000</text:p>
          </table:table-cell>
          <table:table-cell table:style-name="ce3" table:formula="of:=DECIMAL([.Z145:.Z203];2)" office:value-type="float" office:value="1152" calcext:value-type="float">
            <text:p>1152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3" table:formula="of:=[.A146]*2" office:value-type="float" office:value="290" calcext:value-type="float">
            <text:p>29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MOD(SUM([.C146:.K146]);2)" office:value-type="float" office:value="1" calcext:value-type="float">
            <text:p>1</text:p>
          </table:table-cell>
          <table:table-cell table:formula="of:=CONCATENATE([.N146];[.L146])" office:value-type="string" office:string-value="1001000101" calcext:value-type="string">
            <text:p>1001000101</text:p>
          </table:table-cell>
          <table:table-cell table:formula="of:=BASE([.B146];2)" office:value-type="string" office:string-value="100100010" calcext:value-type="string">
            <text:p>1001000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MOD(SUM([.O146:.X146]);2)" office:value-type="float" office:value="0" calcext:value-type="float">
            <text:p>0</text:p>
          </table:table-cell>
          <table:table-cell table:style-name="ce3" table:formula="of:=CONCATENATE([.M146];[.Y146])" office:value-type="string" office:string-value="10010001010" calcext:value-type="string">
            <text:p>10010001010</text:p>
          </table:table-cell>
          <table:table-cell table:style-name="ce3" table:formula="of:=DECIMAL([.Z146:.Z204];2)" office:value-type="float" office:value="1162" calcext:value-type="float">
            <text:p>1162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3" table:formula="of:=[.A147]*2" office:value-type="float" office:value="292" calcext:value-type="float">
            <text:p>29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table:formula="of:=MOD(SUM([.C147:.K147]);2)" office:value-type="float" office:value="1" calcext:value-type="float">
            <text:p>1</text:p>
          </table:table-cell>
          <table:table-cell table:formula="of:=CONCATENATE([.N147];[.L147])" office:value-type="string" office:string-value="1001001001" calcext:value-type="string">
            <text:p>1001001001</text:p>
          </table:table-cell>
          <table:table-cell table:formula="of:=BASE([.B147];2)" office:value-type="string" office:string-value="100100100" calcext:value-type="string">
            <text:p>1001001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MOD(SUM([.O147:.X147]);2)" office:value-type="float" office:value="0" calcext:value-type="float">
            <text:p>0</text:p>
          </table:table-cell>
          <table:table-cell table:style-name="ce3" table:formula="of:=CONCATENATE([.M147];[.Y147])" office:value-type="string" office:string-value="10010010010" calcext:value-type="string">
            <text:p>10010010010</text:p>
          </table:table-cell>
          <table:table-cell table:style-name="ce3" table:formula="of:=DECIMAL([.Z147:.Z205];2)" office:value-type="float" office:value="1170" calcext:value-type="float">
            <text:p>1170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3" table:formula="of:=[.A148]*2" office:value-type="float" office:value="294" calcext:value-type="float">
            <text:p>29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MOD(SUM([.C148:.K148]);2)" office:value-type="float" office:value="0" calcext:value-type="float">
            <text:p>0</text:p>
          </table:table-cell>
          <table:table-cell table:formula="of:=CONCATENATE([.N148];[.L148])" office:value-type="string" office:string-value="1001001100" calcext:value-type="string">
            <text:p>1001001100</text:p>
          </table:table-cell>
          <table:table-cell table:formula="of:=BASE([.B148];2)" office:value-type="string" office:string-value="100100110" calcext:value-type="string">
            <text:p>1001001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MOD(SUM([.O148:.X148]);2)" office:value-type="float" office:value="0" calcext:value-type="float">
            <text:p>0</text:p>
          </table:table-cell>
          <table:table-cell table:style-name="ce3" table:formula="of:=CONCATENATE([.M148];[.Y148])" office:value-type="string" office:string-value="10010011000" calcext:value-type="string">
            <text:p>10010011000</text:p>
          </table:table-cell>
          <table:table-cell table:style-name="ce3" table:formula="of:=DECIMAL([.Z148:.Z206];2)" office:value-type="float" office:value="1176" calcext:value-type="float">
            <text:p>1176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3" table:formula="of:=[.A149]*2" office:value-type="float" office:value="296" calcext:value-type="float">
            <text:p>29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3" table:formula="of:=MOD(SUM([.C149:.K149]);2)" office:value-type="float" office:value="1" calcext:value-type="float">
            <text:p>1</text:p>
          </table:table-cell>
          <table:table-cell table:formula="of:=CONCATENATE([.N149];[.L149])" office:value-type="string" office:string-value="1001010001" calcext:value-type="string">
            <text:p>1001010001</text:p>
          </table:table-cell>
          <table:table-cell table:formula="of:=BASE([.B149];2)" office:value-type="string" office:string-value="100101000" calcext:value-type="string">
            <text:p>1001010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MOD(SUM([.O149:.X149]);2)" office:value-type="float" office:value="0" calcext:value-type="float">
            <text:p>0</text:p>
          </table:table-cell>
          <table:table-cell table:style-name="ce3" table:formula="of:=CONCATENATE([.M149];[.Y149])" office:value-type="string" office:string-value="10010100010" calcext:value-type="string">
            <text:p>10010100010</text:p>
          </table:table-cell>
          <table:table-cell table:style-name="ce3" table:formula="of:=DECIMAL([.Z149:.Z207];2)" office:value-type="float" office:value="1186" calcext:value-type="float">
            <text:p>1186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3" table:formula="of:=[.A150]*2" office:value-type="float" office:value="298" calcext:value-type="float">
            <text:p>29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MOD(SUM([.C150:.K150]);2)" office:value-type="float" office:value="0" calcext:value-type="float">
            <text:p>0</text:p>
          </table:table-cell>
          <table:table-cell table:formula="of:=CONCATENATE([.N150];[.L150])" office:value-type="string" office:string-value="1001010100" calcext:value-type="string">
            <text:p>1001010100</text:p>
          </table:table-cell>
          <table:table-cell table:formula="of:=BASE([.B150];2)" office:value-type="string" office:string-value="100101010" calcext:value-type="string">
            <text:p>1001010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MOD(SUM([.O150:.X150]);2)" office:value-type="float" office:value="0" calcext:value-type="float">
            <text:p>0</text:p>
          </table:table-cell>
          <table:table-cell table:style-name="ce3" table:formula="of:=CONCATENATE([.M150];[.Y150])" office:value-type="string" office:string-value="10010101000" calcext:value-type="string">
            <text:p>10010101000</text:p>
          </table:table-cell>
          <table:table-cell table:style-name="ce3" table:formula="of:=DECIMAL([.Z150:.Z208];2)" office:value-type="float" office:value="1192" calcext:value-type="float">
            <text:p>1192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table:formula="of:=[.A151]*2" office:value-type="float" office:value="300" calcext:value-type="float">
            <text:p>30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table:formula="of:=MOD(SUM([.C151:.K151]);2)" office:value-type="float" office:value="0" calcext:value-type="float">
            <text:p>0</text:p>
          </table:table-cell>
          <table:table-cell table:formula="of:=CONCATENATE([.N151];[.L151])" office:value-type="string" office:string-value="1001011000" calcext:value-type="string">
            <text:p>1001011000</text:p>
          </table:table-cell>
          <table:table-cell table:formula="of:=BASE([.B151];2)" office:value-type="string" office:string-value="100101100" calcext:value-type="string">
            <text:p>1001011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MOD(SUM([.O151:.X151]);2)" office:value-type="float" office:value="0" calcext:value-type="float">
            <text:p>0</text:p>
          </table:table-cell>
          <table:table-cell table:style-name="ce3" table:formula="of:=CONCATENATE([.M151];[.Y151])" office:value-type="string" office:string-value="10010110000" calcext:value-type="string">
            <text:p>10010110000</text:p>
          </table:table-cell>
          <table:table-cell table:style-name="ce3" table:formula="of:=DECIMAL([.Z151:.Z209];2)" office:value-type="float" office:value="1200" calcext:value-type="float">
            <text:p>1200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3" table:formula="of:=[.A152]*2" office:value-type="float" office:value="302" calcext:value-type="float">
            <text:p>30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MOD(SUM([.C152:.K152]);2)" office:value-type="float" office:value="1" calcext:value-type="float">
            <text:p>1</text:p>
          </table:table-cell>
          <table:table-cell table:formula="of:=CONCATENATE([.N152];[.L152])" office:value-type="string" office:string-value="1001011101" calcext:value-type="string">
            <text:p>1001011101</text:p>
          </table:table-cell>
          <table:table-cell table:formula="of:=BASE([.B152];2)" office:value-type="string" office:string-value="100101110" calcext:value-type="string">
            <text:p>1001011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MOD(SUM([.O152:.X152]);2)" office:value-type="float" office:value="0" calcext:value-type="float">
            <text:p>0</text:p>
          </table:table-cell>
          <table:table-cell table:style-name="ce3" table:formula="of:=CONCATENATE([.M152];[.Y152])" office:value-type="string" office:string-value="10010111010" calcext:value-type="string">
            <text:p>10010111010</text:p>
          </table:table-cell>
          <table:table-cell table:style-name="ce3" table:formula="of:=DECIMAL([.Z152:.Z210];2)" office:value-type="float" office:value="1210" calcext:value-type="float">
            <text:p>1210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3" table:formula="of:=[.A153]*2" office:value-type="float" office:value="304" calcext:value-type="float">
            <text:p>30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3" table:formula="of:=MOD(SUM([.C153:.K153]);2)" office:value-type="float" office:value="1" calcext:value-type="float">
            <text:p>1</text:p>
          </table:table-cell>
          <table:table-cell table:formula="of:=CONCATENATE([.N153];[.L153])" office:value-type="string" office:string-value="1001100001" calcext:value-type="string">
            <text:p>1001100001</text:p>
          </table:table-cell>
          <table:table-cell table:formula="of:=BASE([.B153];2)" office:value-type="string" office:string-value="100110000" calcext:value-type="string">
            <text:p>1001100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MOD(SUM([.O153:.X153]);2)" office:value-type="float" office:value="0" calcext:value-type="float">
            <text:p>0</text:p>
          </table:table-cell>
          <table:table-cell table:style-name="ce3" table:formula="of:=CONCATENATE([.M153];[.Y153])" office:value-type="string" office:string-value="10011000010" calcext:value-type="string">
            <text:p>10011000010</text:p>
          </table:table-cell>
          <table:table-cell table:style-name="ce3" table:formula="of:=DECIMAL([.Z153:.Z211];2)" office:value-type="float" office:value="1218" calcext:value-type="float">
            <text:p>1218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3" table:formula="of:=[.A154]*2" office:value-type="float" office:value="306" calcext:value-type="float">
            <text:p>30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MOD(SUM([.C154:.K154]);2)" office:value-type="float" office:value="0" calcext:value-type="float">
            <text:p>0</text:p>
          </table:table-cell>
          <table:table-cell table:formula="of:=CONCATENATE([.N154];[.L154])" office:value-type="string" office:string-value="1001100100" calcext:value-type="string">
            <text:p>1001100100</text:p>
          </table:table-cell>
          <table:table-cell table:formula="of:=BASE([.B154];2)" office:value-type="string" office:string-value="100110010" calcext:value-type="string">
            <text:p>1001100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MOD(SUM([.O154:.X154]);2)" office:value-type="float" office:value="0" calcext:value-type="float">
            <text:p>0</text:p>
          </table:table-cell>
          <table:table-cell table:style-name="ce3" table:formula="of:=CONCATENATE([.M154];[.Y154])" office:value-type="string" office:string-value="10011001000" calcext:value-type="string">
            <text:p>10011001000</text:p>
          </table:table-cell>
          <table:table-cell table:style-name="ce3" table:formula="of:=DECIMAL([.Z154:.Z212];2)" office:value-type="float" office:value="1224" calcext:value-type="float">
            <text:p>1224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3" table:formula="of:=[.A155]*2" office:value-type="float" office:value="308" calcext:value-type="float">
            <text:p>30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table:formula="of:=MOD(SUM([.C155:.K155]);2)" office:value-type="float" office:value="0" calcext:value-type="float">
            <text:p>0</text:p>
          </table:table-cell>
          <table:table-cell table:formula="of:=CONCATENATE([.N155];[.L155])" office:value-type="string" office:string-value="1001101000" calcext:value-type="string">
            <text:p>1001101000</text:p>
          </table:table-cell>
          <table:table-cell table:formula="of:=BASE([.B155];2)" office:value-type="string" office:string-value="100110100" calcext:value-type="string">
            <text:p>1001101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MOD(SUM([.O155:.X155]);2)" office:value-type="float" office:value="0" calcext:value-type="float">
            <text:p>0</text:p>
          </table:table-cell>
          <table:table-cell table:style-name="ce3" table:formula="of:=CONCATENATE([.M155];[.Y155])" office:value-type="string" office:string-value="10011010000" calcext:value-type="string">
            <text:p>10011010000</text:p>
          </table:table-cell>
          <table:table-cell table:style-name="ce3" table:formula="of:=DECIMAL([.Z155:.Z213];2)" office:value-type="float" office:value="1232" calcext:value-type="float">
            <text:p>1232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3" table:formula="of:=[.A156]*2" office:value-type="float" office:value="310" calcext:value-type="float">
            <text:p>3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MOD(SUM([.C156:.K156]);2)" office:value-type="float" office:value="1" calcext:value-type="float">
            <text:p>1</text:p>
          </table:table-cell>
          <table:table-cell table:formula="of:=CONCATENATE([.N156];[.L156])" office:value-type="string" office:string-value="1001101101" calcext:value-type="string">
            <text:p>1001101101</text:p>
          </table:table-cell>
          <table:table-cell table:formula="of:=BASE([.B156];2)" office:value-type="string" office:string-value="100110110" calcext:value-type="string">
            <text:p>1001101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MOD(SUM([.O156:.X156]);2)" office:value-type="float" office:value="0" calcext:value-type="float">
            <text:p>0</text:p>
          </table:table-cell>
          <table:table-cell table:style-name="ce3" table:formula="of:=CONCATENATE([.M156];[.Y156])" office:value-type="string" office:string-value="10011011010" calcext:value-type="string">
            <text:p>10011011010</text:p>
          </table:table-cell>
          <table:table-cell table:style-name="ce3" table:formula="of:=DECIMAL([.Z156:.Z214];2)" office:value-type="float" office:value="1242" calcext:value-type="float">
            <text:p>1242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3" table:formula="of:=[.A157]*2" office:value-type="float" office:value="312" calcext:value-type="float">
            <text:p>3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3" table:formula="of:=MOD(SUM([.C157:.K157]);2)" office:value-type="float" office:value="0" calcext:value-type="float">
            <text:p>0</text:p>
          </table:table-cell>
          <table:table-cell table:formula="of:=CONCATENATE([.N157];[.L157])" office:value-type="string" office:string-value="1001110000" calcext:value-type="string">
            <text:p>1001110000</text:p>
          </table:table-cell>
          <table:table-cell table:formula="of:=BASE([.B157];2)" office:value-type="string" office:string-value="100111000" calcext:value-type="string">
            <text:p>1001110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table:formula="of:=MOD(SUM([.O157:.X157]);2)" office:value-type="float" office:value="0" calcext:value-type="float">
            <text:p>0</text:p>
          </table:table-cell>
          <table:table-cell table:style-name="ce3" table:formula="of:=CONCATENATE([.M157];[.Y157])" office:value-type="string" office:string-value="10011100000" calcext:value-type="string">
            <text:p>10011100000</text:p>
          </table:table-cell>
          <table:table-cell table:style-name="ce3" table:formula="of:=DECIMAL([.Z157:.Z215];2)" office:value-type="float" office:value="1248" calcext:value-type="float">
            <text:p>1248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3" table:formula="of:=[.A158]*2" office:value-type="float" office:value="314" calcext:value-type="float">
            <text:p>31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MOD(SUM([.C158:.K158]);2)" office:value-type="float" office:value="1" calcext:value-type="float">
            <text:p>1</text:p>
          </table:table-cell>
          <table:table-cell table:formula="of:=CONCATENATE([.N158];[.L158])" office:value-type="string" office:string-value="1001110101" calcext:value-type="string">
            <text:p>1001110101</text:p>
          </table:table-cell>
          <table:table-cell table:formula="of:=BASE([.B158];2)" office:value-type="string" office:string-value="100111010" calcext:value-type="string">
            <text:p>1001110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MOD(SUM([.O158:.X158]);2)" office:value-type="float" office:value="0" calcext:value-type="float">
            <text:p>0</text:p>
          </table:table-cell>
          <table:table-cell table:style-name="ce3" table:formula="of:=CONCATENATE([.M158];[.Y158])" office:value-type="string" office:string-value="10011101010" calcext:value-type="string">
            <text:p>10011101010</text:p>
          </table:table-cell>
          <table:table-cell table:style-name="ce3" table:formula="of:=DECIMAL([.Z158:.Z216];2)" office:value-type="float" office:value="1258" calcext:value-type="float">
            <text:p>1258</text:p>
          </table:table-cell>
          <table:table-cell table:style-name="ce3" table:number-columns-repeated="45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3" table:formula="of:=[.A159]*2" office:value-type="float" office:value="316" calcext:value-type="float">
            <text:p>31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table:formula="of:=MOD(SUM([.C159:.K159]);2)" office:value-type="float" office:value="1" calcext:value-type="float">
            <text:p>1</text:p>
          </table:table-cell>
          <table:table-cell table:formula="of:=CONCATENATE([.N159];[.L159])" office:value-type="string" office:string-value="1001111001" calcext:value-type="string">
            <text:p>1001111001</text:p>
          </table:table-cell>
          <table:table-cell table:formula="of:=BASE([.B159];2)" office:value-type="string" office:string-value="100111100" calcext:value-type="string">
            <text:p>1001111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MOD(SUM([.O159:.X159]);2)" office:value-type="float" office:value="0" calcext:value-type="float">
            <text:p>0</text:p>
          </table:table-cell>
          <table:table-cell table:style-name="ce3" table:formula="of:=CONCATENATE([.M159];[.Y159])" office:value-type="string" office:string-value="10011110010" calcext:value-type="string">
            <text:p>10011110010</text:p>
          </table:table-cell>
          <table:table-cell table:style-name="ce3" table:formula="of:=DECIMAL([.Z159:.Z217];2)" office:value-type="float" office:value="1266" calcext:value-type="float">
            <text:p>1266</text:p>
          </table:table-cell>
          <table:table-cell table:style-name="ce3" table:number-columns-repeated="45"/>
        </table:table-row>
        <table:table-row table:style-name="ro1" table:number-rows-repeated="5">
          <table:table-cell table:number-columns-repeated="2"/>
          <table:table-cell table:style-name="Default" table:number-columns-repeated="8"/>
          <table:table-cell table:number-columns-repeated="2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/>
          <table:table-cell table:number-columns-repeated="47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2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  <table:table-cell table:style-name="ce10" office:value-type="float" office:value="127" calcext:value-type="float">
            <text:p>127</text:p>
          </table:table-cell>
          <table:table-cell office:value-type="string" calcext:value-type="string">
            <text:p>Помни делать -1 так как названия колонн портят</text:p>
          </table:table-cell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.00.0000</text:date>, <text:time style:data-style-name="N2" text:time-value="22:31:51.37973862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22:38:03.265800341</meta:creation-date>
    <dc:date>2025-11-06T22:33:25.208354043</dc:date>
    <meta:editing-duration>PT10M22S</meta:editing-duration>
    <meta:editing-cycles>3</meta:editing-cycles>
    <meta:generator>LibreOffice/25.8.1.1$Linux_X86_64 LibreOffice_project/6493efb0486b5ef4a09f10f25df428a1c89b13aa</meta:generator>
    <meta:document-statistic meta:table-count="1" meta:cell-count="3948" meta:object-count="0"/>
  </office:meta>
</office:document-meta>
</file>